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38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38%" style:writing-mode="lr-tb"/>
    </style:style>
    <style:style style:name="T2_1" style:family="text"/>
    <style:style style:name="T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_3" style:family="text"/>
    <style:style style:name="T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_5" style:family="text"/>
    <style:style style:name="T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_7" style:family="text"/>
    <style:style style:name="T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_9" style:family="text"/>
    <style:style style:name="T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_11" style:family="text"/>
    <style:style style:name="T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_13" style:family="text"/>
    <style:style style:name="T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_15" style:family="text"/>
    <style:style style:name="T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_17" style:family="text"/>
    <style:style style:name="T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_19" style:family="text"/>
    <style:style style:name="T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_21" style:family="text"/>
    <style:style style:name="T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_23" style:family="text"/>
    <style:style style:name="T2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_25" style:family="text"/>
    <style:style style:name="T2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_27" style:family="text"/>
    <style:style style:name="T2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_29" style:family="text"/>
    <style:style style:name="T2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_31" style:family="text"/>
    <style:style style:name="T2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_33" style:family="text"/>
    <style:style style:name="T2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_3" style:family="text"/>
    <style:style style:name="T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_5" style:family="text"/>
    <style:style style:name="T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_7" style:family="text"/>
    <style:style style:name="T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_9" style:family="text"/>
    <style:style style:name="T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_11" style:family="text"/>
    <style:style style:name="T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_13" style:family="text"/>
    <style:style style:name="T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_15" style:family="text"/>
    <style:style style:name="T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_17" style:family="text"/>
    <style:style style:name="T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_19" style:family="text"/>
    <style:style style:name="T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_21" style:family="text"/>
    <style:style style:name="T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_23" style:family="text"/>
    <style:style style:name="T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_25" style:family="text"/>
    <style:style style:name="T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_27" style:family="text"/>
    <style:style style:name="T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_29" style:family="text"/>
    <style:style style:name="T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_31" style:family="text"/>
    <style:style style:name="T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_33" style:family="text"/>
    <style:style style:name="T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4_3" style:family="text"/>
    <style:style style:name="T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4_5" style:family="text"/>
    <style:style style:name="T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4_7" style:family="text"/>
    <style:style style:name="T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4_9" style:family="text"/>
    <style:style style:name="T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4_11" style:family="text"/>
    <style:style style:name="T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4_13" style:family="text"/>
    <style:style style:name="T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4_15" style:family="text"/>
    <style:style style:name="T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4_17" style:family="text"/>
    <style:style style:name="T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4_19" style:family="text"/>
    <style:style style:name="T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4_21" style:family="text"/>
    <style:style style:name="T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T7_12" style:family="text">
      <style:text-properties fo:font-size="12pt" style:font-size-asian="12pt" style:font-size-complex="12pt"/>
    </style:style>
    <style:style style:name="T7_13" style:family="text">
      <style:text-properties fo:font-size="12pt" style:font-size-asian="12pt" style:font-size-complex="12pt"/>
    </style:style>
    <style:style style:name="T7_14" style:family="text">
      <style:text-properties fo:font-size="12pt" style:font-size-asian="12pt" style:font-size-complex="12pt"/>
    </style:style>
    <style:style style:name="T7_15" style:family="text">
      <style:text-properties fo:font-size="12pt" style:font-size-asian="12pt" style:font-size-complex="12pt"/>
    </style:style>
    <style:style style:name="T7_16" style:family="text">
      <style:text-properties fo:font-size="12pt" style:font-size-asian="12pt" style:font-size-complex="12pt"/>
    </style:style>
    <style:style style:name="T7_17" style:family="text">
      <style:text-properties fo:font-size="12pt" style:font-size-asian="12pt" style:font-size-complex="12pt"/>
    </style:style>
    <style:style style:name="T7_18" style:family="text">
      <style:text-properties fo:font-size="12pt" style:font-size-asian="12pt" style:font-size-complex="12pt"/>
    </style:style>
    <style:style style:name="T7_19" style:family="text">
      <style:text-properties fo:font-size="12pt" style:font-size-asian="12pt" style:font-size-complex="12pt"/>
    </style:style>
    <style:style style:name="T7_20" style:family="text">
      <style:text-properties fo:font-size="12pt" style:font-size-asian="12pt" style:font-size-complex="12pt"/>
    </style:style>
    <style:style style:name="T7_21" style:family="text">
      <style:text-properties fo:font-size="12pt" style:font-size-asian="12pt" style:font-size-complex="12pt"/>
    </style:style>
    <style:style style:name="T7_22" style:family="text">
      <style:text-properties fo:font-size="12pt" style:font-size-asian="12pt" style:font-size-complex="12pt"/>
    </style:style>
    <style:style style:name="T7_23" style:family="text">
      <style:text-properties fo:font-size="12pt" style:font-size-asian="12pt" style:font-size-complex="12pt"/>
    </style:style>
    <style:style style:name="T7_24" style:family="text">
      <style:text-properties fo:font-size="12pt" style:font-size-asian="12pt" style:font-size-complex="12pt"/>
    </style:style>
    <style:style style:name="T7_25" style:family="text">
      <style:text-properties fo:font-size="12pt" style:font-size-asian="12pt" style:font-size-complex="12pt"/>
    </style:style>
    <style:style style:name="T7_26" style:family="text">
      <style:text-properties fo:font-size="12pt" style:font-size-asian="12pt" style:font-size-complex="12pt"/>
    </style:style>
    <style:style style:name="T7_27" style:family="text">
      <style:text-properties fo:font-size="12pt" style:font-size-asian="12pt" style:font-size-complex="12pt"/>
    </style:style>
    <style:style style:name="T7_28" style:family="text">
      <style:text-properties fo:font-size="12pt" style:font-size-asian="12pt" style:font-size-complex="12pt"/>
    </style:style>
    <style:style style:name="T7_29" style:family="text">
      <style:text-properties fo:font-size="12pt" style:font-size-asian="12pt" style:font-size-complex="12pt"/>
    </style:style>
    <style:style style:name="T7_30" style:family="text">
      <style:text-properties fo:font-size="12pt" style:font-size-asian="12pt" style:font-size-complex="12pt"/>
    </style:style>
    <style:style style:name="T7_31" style:family="text">
      <style:text-properties fo:font-size="12pt" style:font-size-asian="12pt" style:font-size-complex="12pt"/>
    </style:style>
    <style:style style:name="T7_32" style:family="text">
      <style:text-properties fo:font-size="12pt" style:font-size-asian="12pt" style:font-size-complex="12pt"/>
    </style:style>
    <style:style style:name="T7_33" style:family="text">
      <style:text-properties fo:font-size="12pt" style:font-size-asian="12pt" style:font-size-complex="12pt"/>
    </style:style>
    <style:style style:name="T7_34" style:family="text">
      <style:text-properties fo:font-size="12pt" style:font-size-asian="12pt" style:font-size-complex="12pt"/>
    </style:style>
    <style:style style:name="T7_35" style:family="text">
      <style:text-properties fo:font-size="12pt" style:font-size-asian="12pt" style:font-size-complex="12pt"/>
    </style:style>
    <style:style style:name="T7_36" style:family="text">
      <style:text-properties fo:font-size="12pt" style:font-size-asian="12pt" style:font-size-complex="12pt"/>
    </style:style>
    <style:style style:name="T7_37" style:family="text">
      <style:text-properties fo:font-size="12pt" style:font-size-asian="12pt" style:font-size-complex="12pt"/>
    </style:style>
    <style:style style:name="T7_38" style:family="text">
      <style:text-properties fo:font-size="12pt" style:font-size-asian="12pt" style:font-size-complex="12pt"/>
    </style:style>
    <style:style style:name="T7_39" style:family="text">
      <style:text-properties fo:font-size="12pt" style:font-size-asian="12pt" style:font-size-complex="12pt"/>
    </style:style>
    <style:style style:name="T7_40" style:family="text">
      <style:text-properties fo:font-size="12pt" style:font-size-asian="12pt" style:font-size-complex="12pt"/>
    </style:style>
    <style:style style:name="T7_41" style:family="text">
      <style:text-properties fo:font-size="12pt" style:font-size-asian="12pt" style:font-size-complex="12pt"/>
    </style:style>
    <style:style style:name="T7_42" style:family="text">
      <style:text-properties fo:font-size="12pt" style:font-size-asian="12pt" style:font-size-complex="12pt"/>
    </style:style>
    <style:style style:name="T7_43" style:family="text">
      <style:text-properties fo:font-size="12pt" style:font-size-asian="12pt" style:font-size-complex="12pt"/>
    </style:style>
    <style:style style:name="T7_44" style:family="text">
      <style:text-properties fo:font-size="12pt" style:font-size-asian="12pt" style:font-size-complex="12pt"/>
    </style:style>
    <style:style style:name="T7_45" style:family="text">
      <style:text-properties fo:font-size="12pt" style:font-size-asian="12pt" style:font-size-complex="12pt"/>
    </style:style>
    <style:style style:name="T7_46" style:family="text">
      <style:text-properties fo:font-size="12pt" style:font-size-asian="12pt" style:font-size-complex="12pt"/>
    </style:style>
    <style:style style:name="T7_47" style:family="text">
      <style:text-properties fo:font-size="12pt" style:font-size-asian="12pt" style:font-size-complex="12pt"/>
    </style:style>
    <style:style style:name="T7_48" style:family="text">
      <style:text-properties fo:font-size="12pt" style:font-size-asian="12pt" style:font-size-complex="12pt"/>
    </style:style>
    <style:style style:name="T7_49" style:family="text">
      <style:text-properties fo:font-size="12pt" style:font-size-asian="12pt" style:font-size-complex="12pt"/>
    </style:style>
    <style:style style:name="T7_50" style:family="text">
      <style:text-properties fo:font-size="12pt" style:font-size-asian="12pt" style:font-size-complex="12pt"/>
    </style:style>
    <style:style style:name="T7_51" style:family="text">
      <style:text-properties fo:font-size="12pt" style:font-size-asian="12pt" style:font-size-complex="12pt"/>
    </style:style>
    <style:style style:name="T7_52" style:family="text">
      <style:text-properties fo:font-size="12pt" style:font-size-asian="12pt" style:font-size-complex="12pt"/>
    </style:style>
    <style:style style:name="T7_53" style:family="text">
      <style:text-properties fo:font-size="12pt" style:font-size-asian="12pt" style:font-size-complex="12pt"/>
    </style:style>
    <style:style style:name="T7_54" style:family="text">
      <style:text-properties fo:font-size="12pt" style:font-size-asian="12pt" style:font-size-complex="12pt"/>
    </style:style>
    <style:style style:name="T7_55" style:family="text">
      <style:text-properties fo:font-size="12pt" style:font-size-asian="12pt" style:font-size-complex="12pt"/>
    </style:style>
    <style:style style:name="T7_56" style:family="text">
      <style:text-properties fo:font-size="12pt" style:font-size-asian="12pt" style:font-size-complex="12pt"/>
    </style:style>
    <style:style style:name="T7_57" style:family="text">
      <style:text-properties fo:font-size="12pt" style:font-size-asian="12pt" style:font-size-complex="12pt"/>
    </style:style>
    <style:style style:name="T7_58" style:family="text">
      <style:text-properties fo:font-size="12pt" style:font-size-asian="12pt" style:font-size-complex="12pt"/>
    </style:style>
    <style:style style:name="T7_59" style:family="text">
      <style:text-properties fo:font-size="12pt" style:font-size-asian="12pt" style:font-size-complex="12pt"/>
    </style:style>
    <style:style style:name="T7_60" style:family="text">
      <style:text-properties fo:font-size="12pt" style:font-size-asian="12pt" style:font-size-complex="12pt"/>
    </style:style>
    <style:style style:name="T7_61" style:family="text">
      <style:text-properties fo:font-size="12pt" style:font-size-asian="12pt" style:font-size-complex="12pt"/>
    </style:style>
    <style:style style:name="T7_62" style:family="text">
      <style:text-properties fo:font-size="12pt" style:font-size-asian="12pt" style:font-size-complex="12pt"/>
    </style:style>
    <style:style style:name="T7_63" style:family="text">
      <style:text-properties fo:font-size="12pt" style:font-size-asian="12pt" style:font-size-complex="12pt"/>
    </style:style>
    <style:style style:name="T7_64" style:family="text">
      <style:text-properties fo:font-size="12pt" style:font-size-asian="12pt" style:font-size-complex="12pt"/>
    </style:style>
    <style:style style:name="T7_65" style:family="text">
      <style:text-properties fo:font-size="12pt" style:font-size-asian="12pt" style:font-size-complex="12pt"/>
    </style:style>
    <style:style style:name="T7_66" style:family="text">
      <style:text-properties fo:font-size="12pt" style:font-size-asian="12pt" style:font-size-complex="12pt"/>
    </style:style>
    <style:style style:name="T7_67" style:family="text">
      <style:text-properties fo:font-size="12pt" style:font-size-asian="12pt" style:font-size-complex="12pt"/>
    </style:style>
    <style:style style:name="T7_68" style:family="text">
      <style:text-properties fo:font-size="12pt" style:font-size-asian="12pt" style:font-size-complex="12pt"/>
    </style:style>
    <style:style style:name="T7_69" style:family="text">
      <style:text-properties fo:font-size="12pt" style:font-size-asian="12pt" style:font-size-complex="12pt"/>
    </style:style>
    <style:style style:name="T7_70" style:family="text">
      <style:text-properties fo:font-size="12pt" style:font-size-asian="12pt" style:font-size-complex="12pt"/>
    </style:style>
    <style:style style:name="T7_71" style:family="text">
      <style:text-properties fo:font-size="12pt" style:font-size-asian="12pt" style:font-size-complex="12pt"/>
    </style:style>
    <style:style style:name="T7_72" style:family="text">
      <style:text-properties fo:font-size="12pt" style:font-size-asian="12pt" style:font-size-complex="12pt"/>
    </style:style>
    <style:style style:name="T7_73" style:family="text">
      <style:text-properties fo:font-size="12pt" style:font-size-asian="12pt" style:font-size-complex="12pt"/>
    </style:style>
    <style:style style:name="T7_74" style:family="text">
      <style:text-properties fo:font-size="12pt" style:font-size-asian="12pt" style:font-size-complex="12pt"/>
    </style:style>
    <style:style style:name="T7_75" style:family="text">
      <style:text-properties fo:font-size="12pt" style:font-size-asian="12pt" style:font-size-complex="12pt"/>
    </style:style>
    <style:style style:name="T7_76" style:family="text">
      <style:text-properties fo:font-size="12pt" style:font-size-asian="12pt" style:font-size-complex="12pt"/>
    </style:style>
    <style:style style:name="T7_77" style:family="text">
      <style:text-properties fo:font-size="12pt" style:font-size-asian="12pt" style:font-size-complex="12pt"/>
    </style:style>
    <style:style style:name="T7_78" style:family="text">
      <style:text-properties fo:font-size="12pt" style:font-size-asian="12pt" style:font-size-complex="12pt"/>
    </style:style>
    <style:style style:name="T7_79" style:family="text">
      <style:text-properties fo:font-size="12pt" style:font-size-asian="12pt" style:font-size-complex="12pt"/>
    </style:style>
    <style:style style:name="T7_80" style:family="text">
      <style:text-properties fo:font-size="12pt" style:font-size-asian="12pt" style:font-size-complex="12pt"/>
    </style:style>
    <style:style style:name="T7_81" style:family="text">
      <style:text-properties fo:font-size="12pt" style:font-size-asian="12pt" style:font-size-complex="12pt"/>
    </style:style>
    <style:style style:name="T7_82" style:family="text">
      <style:text-properties fo:font-size="12pt" style:font-size-asian="12pt" style:font-size-complex="12pt"/>
    </style:style>
    <style:style style:name="T7_83" style:family="text">
      <style:text-properties fo:font-size="12pt" style:font-size-asian="12pt" style:font-size-complex="12pt"/>
    </style:style>
    <style:style style:name="T7_84" style:family="text">
      <style:text-properties fo:font-size="12pt" style:font-size-asian="12pt" style:font-size-complex="12pt"/>
    </style:style>
    <style:style style:name="T7_85" style:family="text">
      <style:text-properties fo:font-size="12pt" style:font-size-asian="12pt" style:font-size-complex="12pt"/>
    </style:style>
    <style:style style:name="T7_86" style:family="text">
      <style:text-properties fo:font-size="12pt" style:font-size-asian="12pt" style:font-size-complex="12pt"/>
    </style:style>
    <style:style style:name="T7_87" style:family="text">
      <style:text-properties fo:font-size="12pt" style:font-size-asian="12pt" style:font-size-complex="12pt"/>
    </style:style>
    <style:style style:name="T7_88" style:family="text">
      <style:text-properties fo:font-size="12pt" style:font-size-asian="12pt" style:font-size-complex="12pt"/>
    </style:style>
    <style:style style:name="T7_89" style:family="text">
      <style:text-properties fo:font-size="12pt" style:font-size-asian="12pt" style:font-size-complex="12pt"/>
    </style:style>
    <style:style style:name="T7_90" style:family="text">
      <style:text-properties fo:font-size="12pt" style:font-size-asian="12pt" style:font-size-complex="12pt"/>
    </style:style>
    <style:style style:name="T7_91" style:family="text">
      <style:text-properties fo:font-size="12pt" style:font-size-asian="12pt" style:font-size-complex="12pt"/>
    </style:style>
    <style:style style:name="T7_92" style:family="text">
      <style:text-properties fo:font-size="12pt" style:font-size-asian="12pt" style:font-size-complex="12pt"/>
    </style:style>
    <style:style style:name="T7_93" style:family="text">
      <style:text-properties fo:font-size="12pt" style:font-size-asian="12pt" style:font-size-complex="12pt"/>
    </style:style>
    <style:style style:name="T7_94" style:family="text">
      <style:text-properties fo:font-size="12pt" style:font-size-asian="12pt" style:font-size-complex="12pt"/>
    </style:style>
    <style:style style:name="T7_95" style:family="text">
      <style:text-properties fo:font-size="12pt" style:font-size-asian="12pt" style:font-size-complex="12pt"/>
    </style:style>
    <style:style style:name="T7_96" style:family="text">
      <style:text-properties fo:font-size="12pt" style:font-size-asian="12pt" style:font-size-complex="12pt"/>
    </style:style>
    <style:style style:name="T7_97" style:family="text">
      <style:text-properties fo:font-size="12pt" style:font-size-asian="12pt" style:font-size-complex="12pt"/>
    </style:style>
    <style:style style:name="T7_98" style:family="text">
      <style:text-properties fo:font-size="12pt" style:font-size-asian="12pt" style:font-size-complex="12pt"/>
    </style:style>
    <style:style style:name="T7_99" style:family="text">
      <style:text-properties fo:font-size="12pt" style:font-size-asian="12pt" style:font-size-complex="12pt"/>
    </style:style>
    <style:style style:name="T7_100" style:family="text">
      <style:text-properties fo:font-size="12pt" style:font-size-asian="12pt" style:font-size-complex="12pt"/>
    </style:style>
    <style:style style:name="T7_101" style:family="text">
      <style:text-properties fo:font-size="12pt" style:font-size-asian="12pt" style:font-size-complex="12pt"/>
    </style:style>
    <style:style style:name="T7_102" style:family="text">
      <style:text-properties fo:font-size="12pt" style:font-size-asian="12pt" style:font-size-complex="12pt"/>
    </style:style>
    <style:style style:name="T7_103" style:family="text">
      <style:text-properties fo:font-size="12pt" style:font-size-asian="12pt" style:font-size-complex="12pt"/>
    </style:style>
    <style:style style:name="T7_104" style:family="text">
      <style:text-properties fo:font-size="12pt" style:font-size-asian="12pt" style:font-size-complex="12pt"/>
    </style:style>
    <style:style style:name="T7_105" style:family="text">
      <style:text-properties fo:font-size="12pt" style:font-size-asian="12pt" style:font-size-complex="12pt"/>
    </style:style>
    <style:style style:name="T7_106" style:family="text">
      <style:text-properties fo:font-size="12pt" style:font-size-asian="12pt" style:font-size-complex="12pt"/>
    </style:style>
    <style:style style:name="T7_107" style:family="text">
      <style:text-properties fo:font-size="12pt" style:font-size-asian="12pt" style:font-size-complex="12pt"/>
    </style:style>
    <style:style style:name="T7_108" style:family="text">
      <style:text-properties fo:font-size="12pt" style:font-size-asian="12pt" style:font-size-complex="12pt"/>
    </style:style>
    <style:style style:name="T7_109" style:family="text">
      <style:text-properties fo:font-size="12pt" style:font-size-asian="12pt" style:font-size-complex="12pt"/>
    </style:style>
    <style:style style:name="T7_110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T8_20" style:family="text">
      <style:text-properties fo:font-size="12pt" style:font-size-asian="12pt" style:font-size-complex="12pt"/>
    </style:style>
    <style:style style:name="T8_21" style:family="text">
      <style:text-properties fo:font-size="12pt" style:font-size-asian="12pt" style:font-size-complex="12pt"/>
    </style:style>
    <style:style style:name="T8_22" style:family="text">
      <style:text-properties fo:font-size="12pt" style:font-size-asian="12pt" style:font-size-complex="12pt"/>
    </style:style>
    <style:style style:name="T8_23" style:family="text">
      <style:text-properties fo:font-size="12pt" style:font-size-asian="12pt" style:font-size-complex="12pt"/>
    </style:style>
    <style:style style:name="T8_24" style:family="text">
      <style:text-properties fo:font-size="12pt" style:font-size-asian="12pt" style:font-size-complex="12pt"/>
    </style:style>
    <style:style style:name="T8_25" style:family="text">
      <style:text-properties fo:font-size="12pt" style:font-size-asian="12pt" style:font-size-complex="12pt"/>
    </style:style>
    <style:style style:name="T8_26" style:family="text">
      <style:text-properties fo:font-size="12pt" style:font-size-asian="12pt" style:font-size-complex="12pt"/>
    </style:style>
    <style:style style:name="T8_27" style:family="text">
      <style:text-properties fo:font-size="12pt" style:font-size-asian="12pt" style:font-size-complex="12pt"/>
    </style:style>
    <style:style style:name="T8_28" style:family="text">
      <style:text-properties fo:font-size="12pt" style:font-size-asian="12pt" style:font-size-complex="12pt"/>
    </style:style>
    <style:style style:name="T8_29" style:family="text">
      <style:text-properties fo:font-size="12pt" style:font-size-asian="12pt" style:font-size-complex="12pt"/>
    </style:style>
    <style:style style:name="T8_30" style:family="text">
      <style:text-properties fo:font-size="12pt" style:font-size-asian="12pt" style:font-size-complex="12pt"/>
    </style:style>
    <style:style style:name="T8_31" style:family="text">
      <style:text-properties fo:font-size="12pt" style:font-size-asian="12pt" style:font-size-complex="12pt"/>
    </style:style>
    <style:style style:name="T8_32" style:family="text">
      <style:text-properties fo:font-size="12pt" style:font-size-asian="12pt" style:font-size-complex="12pt"/>
    </style:style>
    <style:style style:name="T8_33" style:family="text">
      <style:text-properties fo:font-size="12pt" style:font-size-asian="12pt" style:font-size-complex="12pt"/>
    </style:style>
    <style:style style:name="T8_34" style:family="text">
      <style:text-properties fo:font-size="12pt" style:font-size-asian="12pt" style:font-size-complex="12pt"/>
    </style:style>
    <style:style style:name="T8_35" style:family="text">
      <style:text-properties fo:font-size="12pt" style:font-size-asian="12pt" style:font-size-complex="12pt"/>
    </style:style>
    <style:style style:name="T8_36" style:family="text">
      <style:text-properties fo:font-size="12pt" style:font-size-asian="12pt" style:font-size-complex="12pt"/>
    </style:style>
    <style:style style:name="T8_37" style:family="text">
      <style:text-properties fo:font-size="12pt" style:font-size-asian="12pt" style:font-size-complex="12pt"/>
    </style:style>
    <style:style style:name="T8_38" style:family="text">
      <style:text-properties fo:font-size="12pt" style:font-size-asian="12pt" style:font-size-complex="12pt"/>
    </style:style>
    <style:style style:name="T8_39" style:family="text">
      <style:text-properties fo:font-size="12pt" style:font-size-asian="12pt" style:font-size-complex="12pt"/>
    </style:style>
    <style:style style:name="T8_40" style:family="text">
      <style:text-properties fo:font-size="12pt" style:font-size-asian="12pt" style:font-size-complex="12pt"/>
    </style:style>
    <style:style style:name="T8_41" style:family="text">
      <style:text-properties fo:font-size="12pt" style:font-size-asian="12pt" style:font-size-complex="12pt"/>
    </style:style>
    <style:style style:name="T8_42" style:family="text">
      <style:text-properties fo:font-size="12pt" style:font-size-asian="12pt" style:font-size-complex="12pt"/>
    </style:style>
    <style:style style:name="T8_43" style:family="text">
      <style:text-properties fo:font-size="12pt" style:font-size-asian="12pt" style:font-size-complex="12pt"/>
    </style:style>
    <style:style style:name="T8_44" style:family="text">
      <style:text-properties fo:font-size="12pt" style:font-size-asian="12pt" style:font-size-complex="12pt"/>
    </style:style>
    <style:style style:name="T8_45" style:family="text">
      <style:text-properties fo:font-size="12pt" style:font-size-asian="12pt" style:font-size-complex="12pt"/>
    </style:style>
    <style:style style:name="T8_46" style:family="text">
      <style:text-properties fo:font-size="12pt" style:font-size-asian="12pt" style:font-size-complex="12pt"/>
    </style:style>
    <style:style style:name="T8_47" style:family="text">
      <style:text-properties fo:font-size="12pt" style:font-size-asian="12pt" style:font-size-complex="12pt"/>
    </style:style>
    <style:style style:name="T8_48" style:family="text">
      <style:text-properties fo:font-size="12pt" style:font-size-asian="12pt" style:font-size-complex="12pt"/>
    </style:style>
    <style:style style:name="T8_49" style:family="text">
      <style:text-properties fo:font-size="12pt" style:font-size-asian="12pt" style:font-size-complex="12pt"/>
    </style:style>
    <style:style style:name="T8_50" style:family="text">
      <style:text-properties fo:font-size="12pt" style:font-size-asian="12pt" style:font-size-complex="12pt"/>
    </style:style>
    <style:style style:name="T8_51" style:family="text">
      <style:text-properties fo:font-size="12pt" style:font-size-asian="12pt" style:font-size-complex="12pt"/>
    </style:style>
    <style:style style:name="T8_52" style:family="text">
      <style:text-properties fo:font-size="12pt" style:font-size-asian="12pt" style:font-size-complex="12pt"/>
    </style:style>
    <style:style style:name="T8_53" style:family="text">
      <style:text-properties fo:font-size="12pt" style:font-size-asian="12pt" style:font-size-complex="12pt"/>
    </style:style>
    <style:style style:name="T8_54" style:family="text">
      <style:text-properties fo:font-size="12pt" style:font-size-asian="12pt" style:font-size-complex="12pt"/>
    </style:style>
    <style:style style:name="T8_55" style:family="text">
      <style:text-properties fo:font-size="12pt" style:font-size-asian="12pt" style:font-size-complex="12pt"/>
    </style:style>
    <style:style style:name="T8_56" style:family="text">
      <style:text-properties fo:font-size="12pt" style:font-size-asian="12pt" style:font-size-complex="12pt"/>
    </style:style>
    <style:style style:name="T8_57" style:family="text">
      <style:text-properties fo:font-size="12pt" style:font-size-asian="12pt" style:font-size-complex="12pt"/>
    </style:style>
    <style:style style:name="T8_58" style:family="text">
      <style:text-properties fo:font-size="12pt" style:font-size-asian="12pt" style:font-size-complex="12pt"/>
    </style:style>
    <style:style style:name="T8_59" style:family="text">
      <style:text-properties fo:font-size="12pt" style:font-size-asian="12pt" style:font-size-complex="12pt"/>
    </style:style>
    <style:style style:name="T8_60" style:family="text">
      <style:text-properties fo:font-size="12pt" style:font-size-asian="12pt" style:font-size-complex="12pt"/>
    </style:style>
    <style:style style:name="T8_61" style:family="text">
      <style:text-properties fo:font-size="12pt" style:font-size-asian="12pt" style:font-size-complex="12pt"/>
    </style:style>
    <style:style style:name="T8_62" style:family="text">
      <style:text-properties fo:font-size="12pt" style:font-size-asian="12pt" style:font-size-complex="12pt"/>
    </style:style>
    <style:style style:name="T8_63" style:family="text">
      <style:text-properties fo:font-size="12pt" style:font-size-asian="12pt" style:font-size-complex="12pt"/>
    </style:style>
    <style:style style:name="T8_64" style:family="text">
      <style:text-properties fo:font-size="12pt" style:font-size-asian="12pt" style:font-size-complex="12pt"/>
    </style:style>
    <style:style style:name="T8_65" style:family="text">
      <style:text-properties fo:font-size="12pt" style:font-size-asian="12pt" style:font-size-complex="12pt"/>
    </style:style>
    <style:style style:name="T8_66" style:family="text">
      <style:text-properties fo:font-size="12pt" style:font-size-asian="12pt" style:font-size-complex="12pt"/>
    </style:style>
    <style:style style:name="T8_67" style:family="text">
      <style:text-properties fo:font-size="12pt" style:font-size-asian="12pt" style:font-size-complex="12pt"/>
    </style:style>
    <style:style style:name="T8_68" style:family="text">
      <style:text-properties fo:font-size="12pt" style:font-size-asian="12pt" style:font-size-complex="12pt"/>
    </style:style>
    <style:style style:name="T8_69" style:family="text">
      <style:text-properties fo:font-size="12pt" style:font-size-asian="12pt" style:font-size-complex="12pt"/>
    </style:style>
    <style:style style:name="T8_70" style:family="text">
      <style:text-properties fo:font-size="12pt" style:font-size-asian="12pt" style:font-size-complex="12pt"/>
    </style:style>
    <style:style style:name="T8_71" style:family="text">
      <style:text-properties fo:font-size="12pt" style:font-size-asian="12pt" style:font-size-complex="12pt"/>
    </style:style>
    <style:style style:name="T8_72" style:family="text">
      <style:text-properties fo:font-size="12pt" style:font-size-asian="12pt" style:font-size-complex="12pt"/>
    </style:style>
    <style:style style:name="T8_73" style:family="text">
      <style:text-properties fo:font-size="12pt" style:font-size-asian="12pt" style:font-size-complex="12pt"/>
    </style:style>
    <style:style style:name="T8_74" style:family="text">
      <style:text-properties fo:font-size="12pt" style:font-size-asian="12pt" style:font-size-complex="12pt"/>
    </style:style>
    <style:style style:name="T8_75" style:family="text">
      <style:text-properties fo:font-size="12pt" style:font-size-asian="12pt" style:font-size-complex="12pt"/>
    </style:style>
    <style:style style:name="T8_76" style:family="text">
      <style:text-properties fo:font-size="12pt" style:font-size-asian="12pt" style:font-size-complex="12pt"/>
    </style:style>
    <style:style style:name="T8_77" style:family="text">
      <style:text-properties fo:font-size="12pt" style:font-size-asian="12pt" style:font-size-complex="12pt"/>
    </style:style>
    <style:style style:name="T8_78" style:family="text">
      <style:text-properties fo:font-size="12pt" style:font-size-asian="12pt" style:font-size-complex="12pt"/>
    </style:style>
    <style:style style:name="T8_79" style:family="text">
      <style:text-properties fo:font-size="12pt" style:font-size-asian="12pt" style:font-size-complex="12pt"/>
    </style:style>
    <style:style style:name="T8_80" style:family="text">
      <style:text-properties fo:font-size="12pt" style:font-size-asian="12pt" style:font-size-complex="12pt"/>
    </style:style>
    <style:style style:name="T8_81" style:family="text">
      <style:text-properties fo:font-size="12pt" style:font-size-asian="12pt" style:font-size-complex="12pt"/>
    </style:style>
    <style:style style:name="T8_82" style:family="text">
      <style:text-properties fo:font-size="12pt" style:font-size-asian="12pt" style:font-size-complex="12pt"/>
    </style:style>
    <style:style style:name="T8_83" style:family="text">
      <style:text-properties fo:font-size="12pt" style:font-size-asian="12pt" style:font-size-complex="12pt"/>
    </style:style>
    <style:style style:name="T8_84" style:family="text">
      <style:text-properties fo:font-size="12pt" style:font-size-asian="12pt" style:font-size-complex="12pt"/>
    </style:style>
    <style:style style:name="T8_85" style:family="text">
      <style:text-properties fo:font-size="12pt" style:font-size-asian="12pt" style:font-size-complex="12pt"/>
    </style:style>
    <style:style style:name="T8_86" style:family="text">
      <style:text-properties fo:font-size="12pt" style:font-size-asian="12pt" style:font-size-complex="12pt"/>
    </style:style>
    <style:style style:name="T8_87" style:family="text">
      <style:text-properties fo:font-size="12pt" style:font-size-asian="12pt" style:font-size-complex="12pt"/>
    </style:style>
    <style:style style:name="T8_88" style:family="text">
      <style:text-properties fo:font-size="12pt" style:font-size-asian="12pt" style:font-size-complex="12pt"/>
    </style:style>
    <style:style style:name="T8_89" style:family="text">
      <style:text-properties fo:font-size="12pt" style:font-size-asian="12pt" style:font-size-complex="12pt"/>
    </style:style>
    <style:style style:name="T8_90" style:family="text">
      <style:text-properties fo:font-size="12pt" style:font-size-asian="12pt" style:font-size-complex="12pt"/>
    </style:style>
    <style:style style:name="T8_91" style:family="text">
      <style:text-properties fo:font-size="12pt" style:font-size-asian="12pt" style:font-size-complex="12pt"/>
    </style:style>
    <style:style style:name="T8_92" style:family="text">
      <style:text-properties fo:font-size="12pt" style:font-size-asian="12pt" style:font-size-complex="12pt"/>
    </style:style>
    <style:style style:name="T8_93" style:family="text">
      <style:text-properties fo:font-size="12pt" style:font-size-asian="12pt" style:font-size-complex="12pt"/>
    </style:style>
    <style:style style:name="T8_94" style:family="text">
      <style:text-properties fo:font-size="12pt" style:font-size-asian="12pt" style:font-size-complex="12pt"/>
    </style:style>
    <style:style style:name="T8_95" style:family="text">
      <style:text-properties fo:font-size="12pt" style:font-size-asian="12pt" style:font-size-complex="12pt"/>
    </style:style>
    <style:style style:name="T8_96" style:family="text">
      <style:text-properties fo:font-size="12pt" style:font-size-asian="12pt" style:font-size-complex="12pt"/>
    </style:style>
    <style:style style:name="T8_97" style:family="text">
      <style:text-properties fo:font-size="12pt" style:font-size-asian="12pt" style:font-size-complex="12pt"/>
    </style:style>
    <style:style style:name="T8_98" style:family="text">
      <style:text-properties fo:font-size="12pt" style:font-size-asian="12pt" style:font-size-complex="12pt"/>
    </style:style>
    <style:style style:name="T8_99" style:family="text">
      <style:text-properties fo:font-size="12pt" style:font-size-asian="12pt" style:font-size-complex="12pt"/>
    </style:style>
    <style:style style:name="T8_100" style:family="text">
      <style:text-properties fo:font-size="12pt" style:font-size-asian="12pt" style:font-size-complex="12pt"/>
    </style:style>
    <style:style style:name="T8_101" style:family="text">
      <style:text-properties fo:font-size="12pt" style:font-size-asian="12pt" style:font-size-complex="12pt"/>
    </style:style>
    <style:style style:name="T8_102" style:family="text">
      <style:text-properties fo:font-size="12pt" style:font-size-asian="12pt" style:font-size-complex="12pt"/>
    </style:style>
    <style:style style:name="T8_103" style:family="text">
      <style:text-properties fo:font-size="12pt" style:font-size-asian="12pt" style:font-size-complex="12pt"/>
    </style:style>
    <style:style style:name="T8_104" style:family="text">
      <style:text-properties fo:font-size="12pt" style:font-size-asian="12pt" style:font-size-complex="12pt"/>
    </style:style>
    <style:style style:name="T8_105" style:family="text">
      <style:text-properties fo:font-size="12pt" style:font-size-asian="12pt" style:font-size-complex="12pt"/>
    </style:style>
    <style:style style:name="T8_106" style:family="text">
      <style:text-properties fo:font-size="12pt" style:font-size-asian="12pt" style:font-size-complex="12pt"/>
    </style:style>
    <style:style style:name="T8_107" style:family="text">
      <style:text-properties fo:font-size="12pt" style:font-size-asian="12pt" style:font-size-complex="12pt"/>
    </style:style>
    <style:style style:name="T8_108" style:family="text">
      <style:text-properties fo:font-size="12pt" style:font-size-asian="12pt" style:font-size-complex="12pt"/>
    </style:style>
    <style:style style:name="T8_109" style:family="text">
      <style:text-properties fo:font-size="12pt" style:font-size-asian="12pt" style:font-size-complex="12pt"/>
    </style:style>
    <style:style style:name="T8_110" style:family="text">
      <style:text-properties fo:font-size="12pt" style:font-size-asian="12pt" style:font-size-complex="12pt"/>
    </style:style>
    <style:style style:name="T8_111" style:family="text">
      <style:text-properties fo:font-size="12pt" style:font-size-asian="12pt" style:font-size-complex="12pt"/>
    </style:style>
    <style:style style:name="T8_112" style:family="text">
      <style:text-properties fo:font-size="12pt" style:font-size-asian="12pt" style:font-size-complex="12pt"/>
    </style:style>
    <style:style style:name="T8_113" style:family="text">
      <style:text-properties fo:font-size="12pt" style:font-size-asian="12pt" style:font-size-complex="12pt"/>
    </style:style>
    <style:style style:name="T8_114" style:family="text">
      <style:text-properties fo:font-size="12pt" style:font-size-asian="12pt" style:font-size-complex="12pt"/>
    </style:style>
    <style:style style:name="T8_115" style:family="text">
      <style:text-properties fo:font-size="12pt" style:font-size-asian="12pt" style:font-size-complex="12pt"/>
    </style:style>
    <style:style style:name="T8_116" style:family="text">
      <style:text-properties fo:font-size="12pt" style:font-size-asian="12pt" style:font-size-complex="12pt"/>
    </style:style>
    <style:style style:name="T8_117" style:family="text">
      <style:text-properties fo:font-size="12pt" style:font-size-asian="12pt" style:font-size-complex="12pt"/>
    </style:style>
    <style:style style:name="T8_118" style:family="text">
      <style:text-properties fo:font-size="12pt" style:font-size-asian="12pt" style:font-size-complex="12pt"/>
    </style:style>
    <style:style style:name="T8_119" style:family="text">
      <style:text-properties fo:font-size="12pt" style:font-size-asian="12pt" style:font-size-complex="12pt"/>
    </style:style>
    <style:style style:name="T8_120" style:family="text">
      <style:text-properties fo:font-size="12pt" style:font-size-asian="12pt" style:font-size-complex="12pt"/>
    </style:style>
    <style:style style:name="T8_121" style:family="text">
      <style:text-properties fo:font-size="12pt" style:font-size-asian="12pt" style:font-size-complex="12pt"/>
    </style:style>
    <style:style style:name="T8_122" style:family="text">
      <style:text-properties fo:font-size="12pt" style:font-size-asian="12pt" style:font-size-complex="12pt"/>
    </style:style>
    <style:style style:name="T8_123" style:family="text">
      <style:text-properties fo:font-size="12pt" style:font-size-asian="12pt" style:font-size-complex="12pt"/>
    </style:style>
    <style:style style:name="T8_124" style:family="text">
      <style:text-properties fo:font-size="12pt" style:font-size-asian="12pt" style:font-size-complex="12pt"/>
    </style:style>
    <style:style style:name="T8_125" style:family="text">
      <style:text-properties fo:font-size="12pt" style:font-size-asian="12pt" style:font-size-complex="12pt"/>
    </style:style>
    <style:style style:name="T8_126" style:family="text">
      <style:text-properties fo:font-size="12pt" style:font-size-asian="12pt" style:font-size-complex="12pt"/>
    </style:style>
    <style:style style:name="T8_127" style:family="text">
      <style:text-properties fo:font-size="12pt" style:font-size-asian="12pt" style:font-size-complex="12pt"/>
    </style:style>
    <style:style style:name="T8_128" style:family="text">
      <style:text-properties fo:font-size="12pt" style:font-size-asian="12pt" style:font-size-complex="12pt"/>
    </style:style>
    <style:style style:name="T8_129" style:family="text">
      <style:text-properties fo:font-size="12pt" style:font-size-asian="12pt" style:font-size-complex="12pt"/>
    </style:style>
    <style:style style:name="T8_130" style:family="text">
      <style:text-properties fo:font-size="12pt" style:font-size-asian="12pt" style:font-size-complex="12pt"/>
    </style:style>
    <style:style style:name="T8_131" style:family="text">
      <style:text-properties fo:font-size="12pt" style:font-size-asian="12pt" style:font-size-complex="12pt"/>
    </style:style>
    <style:style style:name="T8_132" style:family="text">
      <style:text-properties fo:font-size="12pt" style:font-size-asian="12pt" style:font-size-complex="12pt"/>
    </style:style>
    <style:style style:name="T8_133" style:family="text">
      <style:text-properties fo:font-size="12pt" style:font-size-asian="12pt" style:font-size-complex="12pt"/>
    </style:style>
    <style:style style:name="T8_134" style:family="text">
      <style:text-properties fo:font-size="12pt" style:font-size-asian="12pt" style:font-size-complex="12pt"/>
    </style:style>
    <style:style style:name="T8_135" style:family="text">
      <style:text-properties fo:font-size="12pt" style:font-size-asian="12pt" style:font-size-complex="12pt"/>
    </style:style>
    <style:style style:name="T8_136" style:family="text">
      <style:text-properties fo:font-size="12pt" style:font-size-asian="12pt" style:font-size-complex="12pt"/>
    </style:style>
    <style:style style:name="T8_137" style:family="text">
      <style:text-properties fo:font-size="12pt" style:font-size-asian="12pt" style:font-size-complex="12pt"/>
    </style:style>
    <style:style style:name="T8_138" style:family="text">
      <style:text-properties fo:font-size="12pt" style:font-size-asian="12pt" style:font-size-complex="12pt"/>
    </style:style>
    <style:style style:name="T8_139" style:family="text">
      <style:text-properties fo:font-size="12pt" style:font-size-asian="12pt" style:font-size-complex="12pt"/>
    </style:style>
    <style:style style:name="T8_140" style:family="text">
      <style:text-properties fo:font-size="12pt" style:font-size-asian="12pt" style:font-size-complex="12pt"/>
    </style:style>
    <style:style style:name="T8_141" style:family="text">
      <style:text-properties fo:font-size="12pt" style:font-size-asian="12pt" style:font-size-complex="12pt"/>
    </style:style>
    <style:style style:name="T8_142" style:family="text">
      <style:text-properties fo:font-size="12pt" style:font-size-asian="12pt" style:font-size-complex="12pt"/>
    </style:style>
    <style:style style:name="T8_143" style:family="text">
      <style:text-properties fo:font-size="12pt" style:font-size-asian="12pt" style:font-size-complex="12pt"/>
    </style:style>
    <style:style style:name="T8_144" style:family="text">
      <style:text-properties fo:font-size="12pt" style:font-size-asian="12pt" style:font-size-complex="12pt"/>
    </style:style>
    <style:style style:name="T8_145" style:family="text">
      <style:text-properties fo:font-size="12pt" style:font-size-asian="12pt" style:font-size-complex="12pt"/>
    </style:style>
    <style:style style:name="T8_146" style:family="text">
      <style:text-properties fo:font-size="12pt" style:font-size-asian="12pt" style:font-size-complex="12pt"/>
    </style:style>
    <style:style style:name="T8_147" style:family="text">
      <style:text-properties fo:font-size="12pt" style:font-size-asian="12pt" style:font-size-complex="12pt"/>
    </style:style>
    <style:style style:name="T8_148" style:family="text">
      <style:text-properties fo:font-size="12pt" style:font-size-asian="12pt" style:font-size-complex="12pt"/>
    </style:style>
    <style:style style:name="T8_149" style:family="text">
      <style:text-properties fo:font-size="12pt" style:font-size-asian="12pt" style:font-size-complex="12pt"/>
    </style:style>
    <style:style style:name="T8_150" style:family="text">
      <style:text-properties fo:font-size="12pt" style:font-size-asian="12pt" style:font-size-complex="12pt"/>
    </style:style>
    <style:style style:name="T8_151" style:family="text">
      <style:text-properties fo:font-size="12pt" style:font-size-asian="12pt" style:font-size-complex="12pt"/>
    </style:style>
    <style:style style:name="T8_152" style:family="text">
      <style:text-properties fo:font-size="12pt" style:font-size-asian="12pt" style:font-size-complex="12pt"/>
    </style:style>
    <style:style style:name="T8_153" style:family="text">
      <style:text-properties fo:font-size="12pt" style:font-size-asian="12pt" style:font-size-complex="12pt"/>
    </style:style>
    <style:style style:name="T8_154" style:family="text">
      <style:text-properties fo:font-size="12pt" style:font-size-asian="12pt" style:font-size-complex="12pt"/>
    </style:style>
    <style:style style:name="T8_155" style:family="text">
      <style:text-properties fo:font-size="12pt" style:font-size-asian="12pt" style:font-size-complex="12pt"/>
    </style:style>
    <style:style style:name="T8_156" style:family="text">
      <style:text-properties fo:font-size="12pt" style:font-size-asian="12pt" style:font-size-complex="12pt"/>
    </style:style>
    <style:style style:name="T8_157" style:family="text">
      <style:text-properties fo:font-size="12pt" style:font-size-asian="12pt" style:font-size-complex="12pt"/>
    </style:style>
    <style:style style:name="T8_158" style:family="text">
      <style:text-properties fo:font-size="12pt" style:font-size-asian="12pt" style:font-size-complex="12pt"/>
    </style:style>
    <style:style style:name="T8_159" style:family="text">
      <style:text-properties fo:font-size="12pt" style:font-size-asian="12pt" style:font-size-complex="12pt"/>
    </style:style>
    <style:style style:name="T8_160" style:family="text">
      <style:text-properties fo:font-size="12pt" style:font-size-asian="12pt" style:font-size-complex="12pt"/>
    </style:style>
    <style:style style:name="T8_161" style:family="text">
      <style:text-properties fo:font-size="12pt" style:font-size-asian="12pt" style:font-size-complex="12pt"/>
    </style:style>
    <style:style style:name="T8_162" style:family="text">
      <style:text-properties fo:font-size="12pt" style:font-size-asian="12pt" style:font-size-complex="12pt"/>
    </style:style>
    <style:style style:name="T8_163" style:family="text">
      <style:text-properties fo:font-size="12pt" style:font-size-asian="12pt" style:font-size-complex="12pt"/>
    </style:style>
    <style:style style:name="T8_164" style:family="text">
      <style:text-properties fo:font-size="12pt" style:font-size-asian="12pt" style:font-size-complex="12pt"/>
    </style:style>
    <style:style style:name="T8_165" style:family="text">
      <style:text-properties fo:font-size="12pt" style:font-size-asian="12pt" style:font-size-complex="12pt"/>
    </style:style>
    <style:style style:name="T8_166" style:family="text">
      <style:text-properties fo:font-size="12pt" style:font-size-asian="12pt" style:font-size-complex="12pt"/>
    </style:style>
    <style:style style:name="T8_167" style:family="text">
      <style:text-properties fo:font-size="12pt" style:font-size-asian="12pt" style:font-size-complex="12pt"/>
    </style:style>
    <style:style style:name="T8_168" style:family="text">
      <style:text-properties fo:font-size="12pt" style:font-size-asian="12pt" style:font-size-complex="12pt"/>
    </style:style>
    <style:style style:name="T8_169" style:family="text">
      <style:text-properties fo:font-size="12pt" style:font-size-asian="12pt" style:font-size-complex="12pt"/>
    </style:style>
    <style:style style:name="T8_170" style:family="text">
      <style:text-properties fo:font-size="12pt" style:font-size-asian="12pt" style:font-size-complex="12pt"/>
    </style:style>
    <style:style style:name="T8_171" style:family="text">
      <style:text-properties fo:font-size="12pt" style:font-size-asian="12pt" style:font-size-complex="12pt"/>
    </style:style>
    <style:style style:name="T8_172" style:family="text">
      <style:text-properties fo:font-size="12pt" style:font-size-asian="12pt" style:font-size-complex="12pt"/>
    </style:style>
    <style:style style:name="T8_17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T9_4" style:family="text">
      <style:text-properties fo:font-size="12pt" style:font-size-asian="12pt" style:font-size-complex="12pt"/>
    </style:style>
    <style:style style:name="T9_5" style:family="text">
      <style:text-properties fo:font-size="12pt" style:font-size-asian="12pt" style:font-size-complex="12pt"/>
    </style:style>
    <style:style style:name="T9_6" style:family="text">
      <style:text-properties fo:font-size="12pt" style:font-size-asian="12pt" style:font-size-complex="12pt"/>
    </style:style>
    <style:style style:name="T9_7" style:family="text">
      <style:text-properties fo:font-size="12pt" style:font-size-asian="12pt" style:font-size-complex="12pt"/>
    </style:style>
    <style:style style:name="T9_8" style:family="text">
      <style:text-properties fo:font-size="12pt" style:font-size-asian="12pt" style:font-size-complex="12pt"/>
    </style:style>
    <style:style style:name="T9_9" style:family="text">
      <style:text-properties fo:font-size="12pt" style:font-size-asian="12pt" style:font-size-complex="12pt"/>
    </style:style>
    <style:style style:name="T9_10" style:family="text">
      <style:text-properties fo:font-size="12pt" style:font-size-asian="12pt" style:font-size-complex="12pt"/>
    </style:style>
    <style:style style:name="T9_11" style:family="text">
      <style:text-properties fo:font-size="12pt" style:font-size-asian="12pt" style:font-size-complex="12pt"/>
    </style:style>
    <style:style style:name="T9_12" style:family="text">
      <style:text-properties fo:font-size="12pt" style:font-size-asian="12pt" style:font-size-complex="12pt"/>
    </style:style>
    <style:style style:name="T9_13" style:family="text">
      <style:text-properties fo:font-size="12pt" style:font-size-asian="12pt" style:font-size-complex="12pt"/>
    </style:style>
    <style:style style:name="T9_14" style:family="text">
      <style:text-properties fo:font-size="12pt" style:font-size-asian="12pt" style:font-size-complex="12pt"/>
    </style:style>
    <style:style style:name="T9_15" style:family="text">
      <style:text-properties fo:font-size="12pt" style:font-size-asian="12pt" style:font-size-complex="12pt"/>
    </style:style>
    <style:style style:name="T9_16" style:family="text">
      <style:text-properties fo:font-size="12pt" style:font-size-asian="12pt" style:font-size-complex="12pt"/>
    </style:style>
    <style:style style:name="T9_17" style:family="text">
      <style:text-properties fo:font-size="12pt" style:font-size-asian="12pt" style:font-size-complex="12pt"/>
    </style:style>
    <style:style style:name="T9_18" style:family="text">
      <style:text-properties fo:font-size="12pt" style:font-size-asian="12pt" style:font-size-complex="12pt"/>
    </style:style>
    <style:style style:name="T9_19" style:family="text">
      <style:text-properties fo:font-size="12pt" style:font-size-asian="12pt" style:font-size-complex="12pt"/>
    </style:style>
    <style:style style:name="T9_20" style:family="text">
      <style:text-properties fo:font-size="12pt" style:font-size-asian="12pt" style:font-size-complex="12pt"/>
    </style:style>
    <style:style style:name="T9_21" style:family="text">
      <style:text-properties fo:font-size="12pt" style:font-size-asian="12pt" style:font-size-complex="12pt"/>
    </style:style>
    <style:style style:name="T9_22" style:family="text">
      <style:text-properties fo:font-size="12pt" style:font-size-asian="12pt" style:font-size-complex="12pt"/>
    </style:style>
    <style:style style:name="T9_23" style:family="text">
      <style:text-properties fo:font-size="12pt" style:font-size-asian="12pt" style:font-size-complex="12pt"/>
    </style:style>
    <style:style style:name="T9_24" style:family="text">
      <style:text-properties fo:font-size="12pt" style:font-size-asian="12pt" style:font-size-complex="12pt"/>
    </style:style>
    <style:style style:name="T9_25" style:family="text">
      <style:text-properties fo:font-size="12pt" style:font-size-asian="12pt" style:font-size-complex="12pt"/>
    </style:style>
    <style:style style:name="T9_26" style:family="text">
      <style:text-properties fo:font-size="12pt" style:font-size-asian="12pt" style:font-size-complex="12pt"/>
    </style:style>
    <style:style style:name="T9_27" style:family="text">
      <style:text-properties fo:font-size="12pt" style:font-size-asian="12pt" style:font-size-complex="12pt"/>
    </style:style>
    <style:style style:name="T9_28" style:family="text">
      <style:text-properties fo:font-size="12pt" style:font-size-asian="12pt" style:font-size-complex="12pt"/>
    </style:style>
    <style:style style:name="T9_29" style:family="text">
      <style:text-properties fo:font-size="12pt" style:font-size-asian="12pt" style:font-size-complex="12pt"/>
    </style:style>
    <style:style style:name="T9_30" style:family="text">
      <style:text-properties fo:font-size="12pt" style:font-size-asian="12pt" style:font-size-complex="12pt"/>
    </style:style>
    <style:style style:name="T9_31" style:family="text">
      <style:text-properties fo:font-size="12pt" style:font-size-asian="12pt" style:font-size-complex="12pt"/>
    </style:style>
    <style:style style:name="T9_32" style:family="text">
      <style:text-properties fo:font-size="12pt" style:font-size-asian="12pt" style:font-size-complex="12pt"/>
    </style:style>
    <style:style style:name="T9_33" style:family="text">
      <style:text-properties fo:font-size="12pt" style:font-size-asian="12pt" style:font-size-complex="12pt"/>
    </style:style>
    <style:style style:name="T9_34" style:family="text">
      <style:text-properties fo:font-size="12pt" style:font-size-asian="12pt" style:font-size-complex="12pt"/>
    </style:style>
    <style:style style:name="T9_35" style:family="text">
      <style:text-properties fo:font-size="12pt" style:font-size-asian="12pt" style:font-size-complex="12pt"/>
    </style:style>
    <style:style style:name="T9_36" style:family="text">
      <style:text-properties fo:font-size="12pt" style:font-size-asian="12pt" style:font-size-complex="12pt"/>
    </style:style>
    <style:style style:name="T9_37" style:family="text">
      <style:text-properties fo:font-size="12pt" style:font-size-asian="12pt" style:font-size-complex="12pt"/>
    </style:style>
    <style:style style:name="T9_38" style:family="text">
      <style:text-properties fo:font-size="12pt" style:font-size-asian="12pt" style:font-size-complex="12pt"/>
    </style:style>
    <style:style style:name="T9_39" style:family="text">
      <style:text-properties fo:font-size="12pt" style:font-size-asian="12pt" style:font-size-complex="12pt"/>
    </style:style>
    <style:style style:name="T9_40" style:family="text">
      <style:text-properties fo:font-size="12pt" style:font-size-asian="12pt" style:font-size-complex="12pt"/>
    </style:style>
    <style:style style:name="T9_41" style:family="text">
      <style:text-properties fo:font-size="12pt" style:font-size-asian="12pt" style:font-size-complex="12pt"/>
    </style:style>
    <style:style style:name="T9_42" style:family="text">
      <style:text-properties fo:font-size="12pt" style:font-size-asian="12pt" style:font-size-complex="12pt"/>
    </style:style>
    <style:style style:name="T9_43" style:family="text">
      <style:text-properties fo:font-size="12pt" style:font-size-asian="12pt" style:font-size-complex="12pt"/>
    </style:style>
    <style:style style:name="T9_44" style:family="text">
      <style:text-properties fo:font-size="12pt" style:font-size-asian="12pt" style:font-size-complex="12pt"/>
    </style:style>
    <style:style style:name="T9_45" style:family="text">
      <style:text-properties fo:font-size="12pt" style:font-size-asian="12pt" style:font-size-complex="12pt"/>
    </style:style>
    <style:style style:name="T9_46" style:family="text">
      <style:text-properties fo:font-size="12pt" style:font-size-asian="12pt" style:font-size-complex="12pt"/>
    </style:style>
    <style:style style:name="T9_47" style:family="text">
      <style:text-properties fo:font-size="12pt" style:font-size-asian="12pt" style:font-size-complex="12pt"/>
    </style:style>
    <style:style style:name="T9_48" style:family="text">
      <style:text-properties fo:font-size="12pt" style:font-size-asian="12pt" style:font-size-complex="12pt"/>
    </style:style>
    <style:style style:name="T9_49" style:family="text">
      <style:text-properties fo:font-size="12pt" style:font-size-asian="12pt" style:font-size-complex="12pt"/>
    </style:style>
    <style:style style:name="T9_50" style:family="text">
      <style:text-properties fo:font-size="12pt" style:font-size-asian="12pt" style:font-size-complex="12pt"/>
    </style:style>
    <style:style style:name="T9_51" style:family="text">
      <style:text-properties fo:font-size="12pt" style:font-size-asian="12pt" style:font-size-complex="12pt"/>
    </style:style>
    <style:style style:name="T9_52" style:family="text">
      <style:text-properties fo:font-size="12pt" style:font-size-asian="12pt" style:font-size-complex="12pt"/>
    </style:style>
    <style:style style:name="T9_53" style:family="text">
      <style:text-properties fo:font-size="12pt" style:font-size-asian="12pt" style:font-size-complex="12pt"/>
    </style:style>
    <style:style style:name="T9_54" style:family="text">
      <style:text-properties fo:font-size="12pt" style:font-size-asian="12pt" style:font-size-complex="12pt"/>
    </style:style>
    <style:style style:name="T9_55" style:family="text">
      <style:text-properties fo:font-size="12pt" style:font-size-asian="12pt" style:font-size-complex="12pt"/>
    </style:style>
    <style:style style:name="T9_56" style:family="text">
      <style:text-properties fo:font-size="12pt" style:font-size-asian="12pt" style:font-size-complex="12pt"/>
    </style:style>
    <style:style style:name="T9_57" style:family="text">
      <style:text-properties fo:font-size="12pt" style:font-size-asian="12pt" style:font-size-complex="12pt"/>
    </style:style>
    <style:style style:name="T9_58" style:family="text">
      <style:text-properties fo:font-size="12pt" style:font-size-asian="12pt" style:font-size-complex="12pt"/>
    </style:style>
    <style:style style:name="T9_59" style:family="text">
      <style:text-properties fo:font-size="12pt" style:font-size-asian="12pt" style:font-size-complex="12pt"/>
    </style:style>
    <style:style style:name="T9_60" style:family="text">
      <style:text-properties fo:font-size="12pt" style:font-size-asian="12pt" style:font-size-complex="12pt"/>
    </style:style>
    <style:style style:name="T9_61" style:family="text">
      <style:text-properties fo:font-size="12pt" style:font-size-asian="12pt" style:font-size-complex="12pt"/>
    </style:style>
    <style:style style:name="T9_62" style:family="text">
      <style:text-properties fo:font-size="12pt" style:font-size-asian="12pt" style:font-size-complex="12pt"/>
    </style:style>
    <style:style style:name="T9_63" style:family="text">
      <style:text-properties fo:font-size="12pt" style:font-size-asian="12pt" style:font-size-complex="12pt"/>
    </style:style>
    <style:style style:name="T9_64" style:family="text">
      <style:text-properties fo:font-size="12pt" style:font-size-asian="12pt" style:font-size-complex="12pt"/>
    </style:style>
    <style:style style:name="T9_65" style:family="text">
      <style:text-properties fo:font-size="12pt" style:font-size-asian="12pt" style:font-size-complex="12pt"/>
    </style:style>
    <style:style style:name="T9_66" style:family="text">
      <style:text-properties fo:font-size="12pt" style:font-size-asian="12pt" style:font-size-complex="12pt"/>
    </style:style>
    <style:style style:name="T9_67" style:family="text">
      <style:text-properties fo:font-size="12pt" style:font-size-asian="12pt" style:font-size-complex="12pt"/>
    </style:style>
    <style:style style:name="T9_68" style:family="text">
      <style:text-properties fo:font-size="12pt" style:font-size-asian="12pt" style:font-size-complex="12pt"/>
    </style:style>
    <style:style style:name="T9_69" style:family="text">
      <style:text-properties fo:font-size="12pt" style:font-size-asian="12pt" style:font-size-complex="12pt"/>
    </style:style>
    <style:style style:name="T9_70" style:family="text">
      <style:text-properties fo:font-size="12pt" style:font-size-asian="12pt" style:font-size-complex="12pt"/>
    </style:style>
    <style:style style:name="T9_71" style:family="text">
      <style:text-properties fo:font-size="12pt" style:font-size-asian="12pt" style:font-size-complex="12pt"/>
    </style:style>
    <style:style style:name="T9_72" style:family="text">
      <style:text-properties fo:font-size="12pt" style:font-size-asian="12pt" style:font-size-complex="12pt"/>
    </style:style>
    <style:style style:name="T9_73" style:family="text">
      <style:text-properties fo:font-size="12pt" style:font-size-asian="12pt" style:font-size-complex="12pt"/>
    </style:style>
    <style:style style:name="T9_74" style:family="text">
      <style:text-properties fo:font-size="12pt" style:font-size-asian="12pt" style:font-size-complex="12pt"/>
    </style:style>
    <style:style style:name="T9_75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T10_5" style:family="text">
      <style:text-properties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T10_13" style:family="text">
      <style:text-properties fo:font-size="12pt" style:font-size-asian="12pt" style:font-size-complex="12pt"/>
    </style:style>
    <style:style style:name="T10_14" style:family="text">
      <style:text-properties fo:font-size="12pt" style:font-size-asian="12pt" style:font-size-complex="12pt"/>
    </style:style>
    <style:style style:name="T10_15" style:family="text">
      <style:text-properties fo:font-size="12pt" style:font-size-asian="12pt" style:font-size-complex="12pt"/>
    </style:style>
    <style:style style:name="T10_16" style:family="text">
      <style:text-properties fo:font-size="12pt" style:font-size-asian="12pt" style:font-size-complex="12pt"/>
    </style:style>
    <style:style style:name="T10_17" style:family="text">
      <style:text-properties fo:font-size="12pt" style:font-size-asian="12pt" style:font-size-complex="12pt"/>
    </style:style>
    <style:style style:name="T10_18" style:family="text">
      <style:text-properties fo:font-size="12pt" style:font-size-asian="12pt" style:font-size-complex="12pt"/>
    </style:style>
    <style:style style:name="T10_19" style:family="text">
      <style:text-properties fo:font-size="12pt" style:font-size-asian="12pt" style:font-size-complex="12pt"/>
    </style:style>
    <style:style style:name="T10_20" style:family="text">
      <style:text-properties fo:font-size="12pt" style:font-size-asian="12pt" style:font-size-complex="12pt"/>
    </style:style>
    <style:style style:name="T10_21" style:family="text">
      <style:text-properties fo:font-size="12pt" style:font-size-asian="12pt" style:font-size-complex="12pt"/>
    </style:style>
    <style:style style:name="T10_22" style:family="text">
      <style:text-properties fo:font-size="12pt" style:font-size-asian="12pt" style:font-size-complex="12pt"/>
    </style:style>
    <style:style style:name="T10_23" style:family="text">
      <style:text-properties fo:font-size="12pt" style:font-size-asian="12pt" style:font-size-complex="12pt"/>
    </style:style>
    <style:style style:name="T10_24" style:family="text">
      <style:text-properties fo:font-size="12pt" style:font-size-asian="12pt" style:font-size-complex="12pt"/>
    </style:style>
    <style:style style:name="T10_25" style:family="text">
      <style:text-properties fo:font-size="12pt" style:font-size-asian="12pt" style:font-size-complex="12pt"/>
    </style:style>
    <style:style style:name="T10_26" style:family="text">
      <style:text-properties fo:font-size="12pt" style:font-size-asian="12pt" style:font-size-complex="12pt"/>
    </style:style>
    <style:style style:name="T10_27" style:family="text">
      <style:text-properties fo:font-size="12pt" style:font-size-asian="12pt" style:font-size-complex="12pt"/>
    </style:style>
    <style:style style:name="T10_28" style:family="text">
      <style:text-properties fo:font-size="12pt" style:font-size-asian="12pt" style:font-size-complex="12pt"/>
    </style:style>
    <style:style style:name="T10_29" style:family="text">
      <style:text-properties fo:font-size="12pt" style:font-size-asian="12pt" style:font-size-complex="12pt"/>
    </style:style>
    <style:style style:name="T10_30" style:family="text">
      <style:text-properties fo:font-size="12pt" style:font-size-asian="12pt" style:font-size-complex="12pt"/>
    </style:style>
    <style:style style:name="T10_31" style:family="text">
      <style:text-properties fo:font-size="12pt" style:font-size-asian="12pt" style:font-size-complex="12pt"/>
    </style:style>
    <style:style style:name="T10_32" style:family="text">
      <style:text-properties fo:font-size="12pt" style:font-size-asian="12pt" style:font-size-complex="12pt"/>
    </style:style>
    <style:style style:name="T10_33" style:family="text">
      <style:text-properties fo:font-size="12pt" style:font-size-asian="12pt" style:font-size-complex="12pt"/>
    </style:style>
    <style:style style:name="T10_34" style:family="text">
      <style:text-properties fo:font-size="12pt" style:font-size-asian="12pt" style:font-size-complex="12pt"/>
    </style:style>
    <style:style style:name="T10_35" style:family="text">
      <style:text-properties fo:font-size="12pt" style:font-size-asian="12pt" style:font-size-complex="12pt"/>
    </style:style>
    <style:style style:name="T10_36" style:family="text">
      <style:text-properties fo:font-size="12pt" style:font-size-asian="12pt" style:font-size-complex="12pt"/>
    </style:style>
    <style:style style:name="T10_37" style:family="text">
      <style:text-properties fo:font-size="12pt" style:font-size-asian="12pt" style:font-size-complex="12pt"/>
    </style:style>
    <style:style style:name="T10_38" style:family="text">
      <style:text-properties fo:font-size="12pt" style:font-size-asian="12pt" style:font-size-complex="12pt"/>
    </style:style>
    <style:style style:name="T10_39" style:family="text">
      <style:text-properties fo:font-size="12pt" style:font-size-asian="12pt" style:font-size-complex="12pt"/>
    </style:style>
    <style:style style:name="T10_40" style:family="text">
      <style:text-properties fo:font-size="12pt" style:font-size-asian="12pt" style:font-size-complex="12pt"/>
    </style:style>
    <style:style style:name="T10_41" style:family="text">
      <style:text-properties fo:font-size="12pt" style:font-size-asian="12pt" style:font-size-complex="12pt"/>
    </style:style>
    <style:style style:name="T10_42" style:family="text">
      <style:text-properties fo:font-size="12pt" style:font-size-asian="12pt" style:font-size-complex="12pt"/>
    </style:style>
    <style:style style:name="T10_43" style:family="text">
      <style:text-properties fo:font-size="12pt" style:font-size-asian="12pt" style:font-size-complex="12pt"/>
    </style:style>
    <style:style style:name="T10_44" style:family="text">
      <style:text-properties fo:font-size="12pt" style:font-size-asian="12pt" style:font-size-complex="12pt"/>
    </style:style>
    <style:style style:name="T10_45" style:family="text">
      <style:text-properties fo:font-size="12pt" style:font-size-asian="12pt" style:font-size-complex="12pt"/>
    </style:style>
    <style:style style:name="T10_46" style:family="text">
      <style:text-properties fo:font-size="12pt" style:font-size-asian="12pt" style:font-size-complex="12pt"/>
    </style:style>
    <style:style style:name="T10_47" style:family="text">
      <style:text-properties fo:font-size="12pt" style:font-size-asian="12pt" style:font-size-complex="12pt"/>
    </style:style>
    <style:style style:name="T10_48" style:family="text">
      <style:text-properties fo:font-size="12pt" style:font-size-asian="12pt" style:font-size-complex="12pt"/>
    </style:style>
    <style:style style:name="T10_49" style:family="text">
      <style:text-properties fo:font-size="12pt" style:font-size-asian="12pt" style:font-size-complex="12pt"/>
    </style:style>
    <style:style style:name="T10_50" style:family="text">
      <style:text-properties fo:font-size="12pt" style:font-size-asian="12pt" style:font-size-complex="12pt"/>
    </style:style>
    <style:style style:name="T10_51" style:family="text">
      <style:text-properties fo:font-size="12pt" style:font-size-asian="12pt" style:font-size-complex="12pt"/>
    </style:style>
    <style:style style:name="T10_52" style:family="text">
      <style:text-properties fo:font-size="12pt" style:font-size-asian="12pt" style:font-size-complex="12pt"/>
    </style:style>
    <style:style style:name="T10_53" style:family="text">
      <style:text-properties fo:font-size="12pt" style:font-size-asian="12pt" style:font-size-complex="12pt"/>
    </style:style>
    <style:style style:name="T10_54" style:family="text">
      <style:text-properties fo:font-size="12pt" style:font-size-asian="12pt" style:font-size-complex="12pt"/>
    </style:style>
    <style:style style:name="T10_55" style:family="text">
      <style:text-properties fo:font-size="12pt" style:font-size-asian="12pt" style:font-size-complex="12pt"/>
    </style:style>
    <style:style style:name="T10_56" style:family="text">
      <style:text-properties fo:font-size="12pt" style:font-size-asian="12pt" style:font-size-complex="12pt"/>
    </style:style>
    <style:style style:name="T10_57" style:family="text">
      <style:text-properties fo:font-size="12pt" style:font-size-asian="12pt" style:font-size-complex="12pt"/>
    </style:style>
    <style:style style:name="T10_58" style:family="text">
      <style:text-properties fo:font-size="12pt" style:font-size-asian="12pt" style:font-size-complex="12pt"/>
    </style:style>
    <style:style style:name="T10_59" style:family="text">
      <style:text-properties fo:font-size="12pt" style:font-size-asian="12pt" style:font-size-complex="12pt"/>
    </style:style>
    <style:style style:name="T10_60" style:family="text">
      <style:text-properties fo:font-size="12pt" style:font-size-asian="12pt" style:font-size-complex="12pt"/>
    </style:style>
    <style:style style:name="T10_61" style:family="text">
      <style:text-properties fo:font-size="12pt" style:font-size-asian="12pt" style:font-size-complex="12pt"/>
    </style:style>
    <style:style style:name="T10_62" style:family="text">
      <style:text-properties fo:font-size="12pt" style:font-size-asian="12pt" style:font-size-complex="12pt"/>
    </style:style>
    <style:style style:name="T10_63" style:family="text">
      <style:text-properties fo:font-size="12pt" style:font-size-asian="12pt" style:font-size-complex="12pt"/>
    </style:style>
    <style:style style:name="T10_64" style:family="text">
      <style:text-properties fo:font-size="12pt" style:font-size-asian="12pt" style:font-size-complex="12pt"/>
    </style:style>
    <style:style style:name="T10_65" style:family="text">
      <style:text-properties fo:font-size="12pt" style:font-size-asian="12pt" style:font-size-complex="12pt"/>
    </style:style>
    <style:style style:name="T10_66" style:family="text">
      <style:text-properties fo:font-size="12pt" style:font-size-asian="12pt" style:font-size-complex="12pt"/>
    </style:style>
    <style:style style:name="T10_67" style:family="text">
      <style:text-properties fo:font-size="12pt" style:font-size-asian="12pt" style:font-size-complex="12pt"/>
    </style:style>
    <style:style style:name="T10_68" style:family="text">
      <style:text-properties fo:font-size="12pt" style:font-size-asian="12pt" style:font-size-complex="12pt"/>
    </style:style>
    <style:style style:name="T10_69" style:family="text">
      <style:text-properties fo:font-size="12pt" style:font-size-asian="12pt" style:font-size-complex="12pt"/>
    </style:style>
    <style:style style:name="T10_70" style:family="text">
      <style:text-properties fo:font-size="12pt" style:font-size-asian="12pt" style:font-size-complex="12pt"/>
    </style:style>
    <style:style style:name="T10_71" style:family="text">
      <style:text-properties fo:font-size="12pt" style:font-size-asian="12pt" style:font-size-complex="12pt"/>
    </style:style>
    <style:style style:name="T10_72" style:family="text">
      <style:text-properties fo:font-size="12pt" style:font-size-asian="12pt" style:font-size-complex="12pt"/>
    </style:style>
    <style:style style:name="T10_73" style:family="text">
      <style:text-properties fo:font-size="12pt" style:font-size-asian="12pt" style:font-size-complex="12pt"/>
    </style:style>
    <style:style style:name="T10_74" style:family="text">
      <style:text-properties fo:font-size="12pt" style:font-size-asian="12pt" style:font-size-complex="12pt"/>
    </style:style>
    <style:style style:name="T10_75" style:family="text">
      <style:text-properties fo:font-size="12pt" style:font-size-asian="12pt" style:font-size-complex="12pt"/>
    </style:style>
    <style:style style:name="T10_76" style:family="text">
      <style:text-properties fo:font-size="12pt" style:font-size-asian="12pt" style:font-size-complex="12pt"/>
    </style:style>
    <style:style style:name="T10_77" style:family="text">
      <style:text-properties fo:font-size="12pt" style:font-size-asian="12pt" style:font-size-complex="12pt"/>
    </style:style>
    <style:style style:name="T10_78" style:family="text">
      <style:text-properties fo:font-size="12pt" style:font-size-asian="12pt" style:font-size-complex="12pt"/>
    </style:style>
    <style:style style:name="T10_79" style:family="text">
      <style:text-properties fo:font-size="12pt" style:font-size-asian="12pt" style:font-size-complex="12pt"/>
    </style:style>
    <style:style style:name="T10_80" style:family="text">
      <style:text-properties fo:font-size="12pt" style:font-size-asian="12pt" style:font-size-complex="12pt"/>
    </style:style>
    <style:style style:name="T10_81" style:family="text">
      <style:text-properties fo:font-size="12pt" style:font-size-asian="12pt" style:font-size-complex="12pt"/>
    </style:style>
    <style:style style:name="T10_82" style:family="text">
      <style:text-properties fo:font-size="12pt" style:font-size-asian="12pt" style:font-size-complex="12pt"/>
    </style:style>
    <style:style style:name="T10_83" style:family="text">
      <style:text-properties fo:font-size="12pt" style:font-size-asian="12pt" style:font-size-complex="12pt"/>
    </style:style>
    <style:style style:name="T10_84" style:family="text">
      <style:text-properties fo:font-size="12pt" style:font-size-asian="12pt" style:font-size-complex="12pt"/>
    </style:style>
    <style:style style:name="T10_85" style:family="text">
      <style:text-properties fo:font-size="12pt" style:font-size-asian="12pt" style:font-size-complex="12pt"/>
    </style:style>
    <style:style style:name="T10_86" style:family="text">
      <style:text-properties fo:font-size="12pt" style:font-size-asian="12pt" style:font-size-complex="12pt"/>
    </style:style>
    <style:style style:name="T10_87" style:family="text">
      <style:text-properties fo:font-size="12pt" style:font-size-asian="12pt" style:font-size-complex="12pt"/>
    </style:style>
    <style:style style:name="T10_88" style:family="text">
      <style:text-properties fo:font-size="12pt" style:font-size-asian="12pt" style:font-size-complex="12pt"/>
    </style:style>
    <style:style style:name="T10_89" style:family="text">
      <style:text-properties fo:font-size="12pt" style:font-size-asian="12pt" style:font-size-complex="12pt"/>
    </style:style>
    <style:style style:name="T10_90" style:family="text">
      <style:text-properties fo:font-size="12pt" style:font-size-asian="12pt" style:font-size-complex="12pt"/>
    </style:style>
    <style:style style:name="T10_91" style:family="text">
      <style:text-properties fo:font-size="12pt" style:font-size-asian="12pt" style:font-size-complex="12pt"/>
    </style:style>
    <style:style style:name="T10_92" style:family="text">
      <style:text-properties fo:font-size="12pt" style:font-size-asian="12pt" style:font-size-complex="12pt"/>
    </style:style>
    <style:style style:name="T10_93" style:family="text">
      <style:text-properties fo:font-size="12pt" style:font-size-asian="12pt" style:font-size-complex="12pt"/>
    </style:style>
    <style:style style:name="T10_94" style:family="text">
      <style:text-properties fo:font-size="12pt" style:font-size-asian="12pt" style:font-size-complex="12pt"/>
    </style:style>
    <style:style style:name="T10_95" style:family="text">
      <style:text-properties fo:font-size="12pt" style:font-size-asian="12pt" style:font-size-complex="12pt"/>
    </style:style>
    <style:style style:name="T10_96" style:family="text">
      <style:text-properties fo:font-size="12pt" style:font-size-asian="12pt" style:font-size-complex="12pt"/>
    </style:style>
    <style:style style:name="T10_97" style:family="text">
      <style:text-properties fo:font-size="12pt" style:font-size-asian="12pt" style:font-size-complex="12pt"/>
    </style:style>
    <style:style style:name="T10_98" style:family="text">
      <style:text-properties fo:font-size="12pt" style:font-size-asian="12pt" style:font-size-complex="12pt"/>
    </style:style>
    <style:style style:name="T10_99" style:family="text">
      <style:text-properties fo:font-size="12pt" style:font-size-asian="12pt" style:font-size-complex="12pt"/>
    </style:style>
    <style:style style:name="T10_100" style:family="text">
      <style:text-properties fo:font-size="12pt" style:font-size-asian="12pt" style:font-size-complex="12pt"/>
    </style:style>
    <style:style style:name="T10_101" style:family="text">
      <style:text-properties fo:font-size="12pt" style:font-size-asian="12pt" style:font-size-complex="12pt"/>
    </style:style>
    <style:style style:name="T10_102" style:family="text">
      <style:text-properties fo:font-size="12pt" style:font-size-asian="12pt" style:font-size-complex="12pt"/>
    </style:style>
    <style:style style:name="T10_103" style:family="text">
      <style:text-properties fo:font-size="12pt" style:font-size-asian="12pt" style:font-size-complex="12pt"/>
    </style:style>
    <style:style style:name="T10_104" style:family="text">
      <style:text-properties fo:font-size="12pt" style:font-size-asian="12pt" style:font-size-complex="12pt"/>
    </style:style>
    <style:style style:name="T10_105" style:family="text">
      <style:text-properties fo:font-size="12pt" style:font-size-asian="12pt" style:font-size-complex="12pt"/>
    </style:style>
    <style:style style:name="T10_106" style:family="text">
      <style:text-properties fo:font-size="12pt" style:font-size-asian="12pt" style:font-size-complex="12pt"/>
    </style:style>
    <style:style style:name="T10_107" style:family="text">
      <style:text-properties fo:font-size="12pt" style:font-size-asian="12pt" style:font-size-complex="12pt"/>
    </style:style>
    <style:style style:name="T10_108" style:family="text">
      <style:text-properties fo:font-size="12pt" style:font-size-asian="12pt" style:font-size-complex="12pt"/>
    </style:style>
    <style:style style:name="T10_109" style:family="text">
      <style:text-properties fo:font-size="12pt" style:font-size-asian="12pt" style:font-size-complex="12pt"/>
    </style:style>
    <style:style style:name="T10_110" style:family="text">
      <style:text-properties fo:font-size="12pt" style:font-size-asian="12pt" style:font-size-complex="12pt"/>
    </style:style>
    <style:style style:name="T10_111" style:family="text">
      <style:text-properties fo:font-size="12pt" style:font-size-asian="12pt" style:font-size-complex="12pt"/>
    </style:style>
    <style:style style:name="T10_11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38%" style:writing-mode="lr-tb"/>
    </style:style>
    <style:style style:name="T12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38%" style:writing-mode="lr-tb"/>
    </style:style>
    <style:style style:name="T1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3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38%" style:writing-mode="lr-tb"/>
    </style:style>
    <style:style style:name="T14_1" style:family="text"/>
    <style:style style:name="T1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" style:family="text"/>
    <style:style style:name="T1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5" style:family="text"/>
    <style:style style:name="T1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7" style:family="text"/>
    <style:style style:name="T1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9" style:family="text"/>
    <style:style style:name="T1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11" style:family="text"/>
    <style:style style:name="T1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13" style:family="text"/>
    <style:style style:name="T1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15" style:family="text"/>
    <style:style style:name="T1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17" style:family="text"/>
    <style:style style:name="T1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19" style:family="text"/>
    <style:style style:name="T1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21" style:family="text"/>
    <style:style style:name="T1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23" style:family="text"/>
    <style:style style:name="T14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25" style:family="text"/>
    <style:style style:name="T14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27" style:family="text"/>
    <style:style style:name="T14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29" style:family="text"/>
    <style:style style:name="T14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1" style:family="text"/>
    <style:style style:name="T14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3" style:family="text"/>
    <style:style style:name="T14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5" style:family="text"/>
    <style:style style:name="T14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7" style:family="text"/>
    <style:style style:name="T14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4_39" style:family="text"/>
    <style:style style:name="T1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P15" style:family="paragraph" style:parent-style-name="Standard">
      <style:paragraph-properties fo:break-before="auto" fo:line-height="138%" style:writing-mode="lr-tb"/>
    </style:style>
    <style:style style:name="T15_1" style:family="text"/>
    <style:style style:name="T15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" style:family="text"/>
    <style:style style:name="T15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" style:family="text"/>
    <style:style style:name="T15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7" style:family="text"/>
    <style:style style:name="T15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9" style:family="text"/>
    <style:style style:name="T15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7" style:family="text"/>
    <style:style style:name="T15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19" style:family="text"/>
    <style:style style:name="T15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1" style:family="text"/>
    <style:style style:name="T15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3" style:family="text"/>
    <style:style style:name="T15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5" style:family="text"/>
    <style:style style:name="T15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7" style:family="text"/>
    <style:style style:name="T15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29" style:family="text"/>
    <style:style style:name="T15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1" style:family="text"/>
    <style:style style:name="T15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3" style:family="text"/>
    <style:style style:name="T15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5" style:family="text"/>
    <style:style style:name="T15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7" style:family="text"/>
    <style:style style:name="T15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39" style:family="text"/>
    <style:style style:name="T15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1" style:family="text"/>
    <style:style style:name="T15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3" style:family="text"/>
    <style:style style:name="T15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5" style:family="text"/>
    <style:style style:name="T15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7" style:family="text"/>
    <style:style style:name="T15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49" style:family="text"/>
    <style:style style:name="T15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1" style:family="text"/>
    <style:style style:name="T15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3" style:family="text"/>
    <style:style style:name="T15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5" style:family="text"/>
    <style:style style:name="T15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7" style:family="text"/>
    <style:style style:name="T15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59" style:family="text"/>
    <style:style style:name="T15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61" style:family="text"/>
    <style:style style:name="T15_62" style:family="text">
      <style:text-properties fo:color="#1155cc" fo:font-size="12pt" style:font-size-asian="12pt" style:font-size-complex="12pt" style:text-underline-style="solid" style:text-underline-color="font-color"/>
    </style:style>
    <style:style style:name="T15_63" style:family="text"/>
    <style:style style:name="T15_64" style:family="text">
      <style:text-properties fo:color="#1155cc" fo:font-size="12pt" style:font-size-asian="12pt" style:font-size-complex="12pt" style:text-underline-style="solid" style:text-underline-color="font-color"/>
    </style:style>
    <style:style style:name="P16" style:family="paragraph" style:parent-style-name="Standard">
      <style:paragraph-properties fo:break-before="auto" fo:line-height="138%" style:writing-mode="lr-tb"/>
    </style:style>
    <style:style style:name="T16_1" style:family="text"/>
    <style:style style:name="T16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" style:family="text"/>
    <style:style style:name="T16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5" style:family="text"/>
    <style:style style:name="T16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7" style:family="text"/>
    <style:style style:name="T16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9" style:family="text"/>
    <style:style style:name="T16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1" style:family="text"/>
    <style:style style:name="T16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3" style:family="text"/>
    <style:style style:name="T16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5" style:family="text"/>
    <style:style style:name="T16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7" style:family="text"/>
    <style:style style:name="T16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19" style:family="text"/>
    <style:style style:name="T16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1" style:family="text"/>
    <style:style style:name="T16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3" style:family="text"/>
    <style:style style:name="T16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5" style:family="text"/>
    <style:style style:name="T16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7" style:family="text"/>
    <style:style style:name="T16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29" style:family="text"/>
    <style:style style:name="T16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1" style:family="text"/>
    <style:style style:name="T16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3" style:family="text"/>
    <style:style style:name="T16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5" style:family="text"/>
    <style:style style:name="T16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7" style:family="text"/>
    <style:style style:name="T16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39" style:family="text"/>
    <style:style style:name="T16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41" style:family="text"/>
    <style:style style:name="T16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6_43" style:family="text"/>
    <style:style style:name="T16_44" style:family="text">
      <style:text-properties fo:color="#1155cc" fo:font-size="12pt" style:font-size-asian="12pt" style:font-size-complex="12pt" style:text-underline-style="solid" style:text-underline-color="font-color"/>
    </style:style>
    <style:style style:name="P17" style:family="paragraph" style:parent-style-name="Standard">
      <style:paragraph-properties fo:break-before="auto" fo:line-height="138%" style:writing-mode="lr-tb"/>
    </style:style>
    <style:style style:name="T17_1" style:family="text"/>
    <style:style style:name="T1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" style:family="text"/>
    <style:style style:name="T1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5" style:family="text"/>
    <style:style style:name="T1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7" style:family="text"/>
    <style:style style:name="T1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9" style:family="text"/>
    <style:style style:name="T1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11" style:family="text"/>
    <style:style style:name="T1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13" style:family="text"/>
    <style:style style:name="T1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15" style:family="text"/>
    <style:style style:name="T1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17" style:family="text"/>
    <style:style style:name="T1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19" style:family="text"/>
    <style:style style:name="T1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21" style:family="text"/>
    <style:style style:name="T1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23" style:family="text"/>
    <style:style style:name="T17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25" style:family="text"/>
    <style:style style:name="T17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27" style:family="text"/>
    <style:style style:name="T17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29" style:family="text"/>
    <style:style style:name="T17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1" style:family="text"/>
    <style:style style:name="T17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3" style:family="text"/>
    <style:style style:name="T17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5" style:family="text"/>
    <style:style style:name="T17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7" style:family="text"/>
    <style:style style:name="T17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39" style:family="text"/>
    <style:style style:name="T17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41" style:family="text"/>
    <style:style style:name="T17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17_43" style:family="text"/>
    <style:style style:name="T17_44" style:family="text">
      <style:text-properties fo:color="#1155cc" fo:font-size="12pt" style:font-size-asian="12pt" style:font-size-complex="12pt" style:text-underline-style="solid" style:text-underline-color="font-color"/>
    </style:style>
    <style:style style:name="P18" style:family="paragraph" style:parent-style-name="Standard">
      <style:paragraph-properties fo:break-before="auto" fo:line-height="138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break-before="auto" fo:line-height="138%" style:writing-mode="lr-tb"/>
    </style:style>
    <style:style style:name="T1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9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38%" style:writing-mode="lr-tb"/>
    </style:style>
    <style:style style:name="T20_1" style:family="text"/>
    <style:style style:name="T2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" style:family="text"/>
    <style:style style:name="T2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5" style:family="text"/>
    <style:style style:name="T2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7" style:family="text"/>
    <style:style style:name="T2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9" style:family="text"/>
    <style:style style:name="T2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11" style:family="text"/>
    <style:style style:name="T2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13" style:family="text"/>
    <style:style style:name="T2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15" style:family="text"/>
    <style:style style:name="T2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17" style:family="text"/>
    <style:style style:name="T2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19" style:family="text"/>
    <style:style style:name="T2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21" style:family="text"/>
    <style:style style:name="T2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23" style:family="text"/>
    <style:style style:name="T20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25" style:family="text"/>
    <style:style style:name="T20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27" style:family="text"/>
    <style:style style:name="T20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29" style:family="text"/>
    <style:style style:name="T20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1" style:family="text"/>
    <style:style style:name="T20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3" style:family="text"/>
    <style:style style:name="T20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5" style:family="text"/>
    <style:style style:name="T20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7" style:family="text"/>
    <style:style style:name="T20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39" style:family="text"/>
    <style:style style:name="T20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41" style:family="text"/>
    <style:style style:name="T20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43" style:family="text"/>
    <style:style style:name="T20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45" style:family="text"/>
    <style:style style:name="T20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0_47" style:family="text"/>
    <style:style style:name="T20_48" style:family="text">
      <style:text-properties fo:color="#1155cc" fo:font-size="12pt" style:font-size-asian="12pt" style:font-size-complex="12pt" style:text-underline-style="solid" style:text-underline-color="font-color"/>
    </style:style>
    <style:style style:name="P21" style:family="paragraph" style:parent-style-name="Standard">
      <style:paragraph-properties fo:break-before="auto" fo:line-height="138%" style:writing-mode="lr-tb"/>
    </style:style>
    <style:style style:name="T21_1" style:family="text"/>
    <style:style style:name="T2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" style:family="text"/>
    <style:style style:name="T2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5" style:family="text"/>
    <style:style style:name="T2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7" style:family="text"/>
    <style:style style:name="T2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9" style:family="text"/>
    <style:style style:name="T2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1" style:family="text"/>
    <style:style style:name="T2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3" style:family="text"/>
    <style:style style:name="T2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5" style:family="text"/>
    <style:style style:name="T2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7" style:family="text"/>
    <style:style style:name="T2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19" style:family="text"/>
    <style:style style:name="T2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21" style:family="text"/>
    <style:style style:name="T2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23" style:family="text"/>
    <style:style style:name="T21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25" style:family="text"/>
    <style:style style:name="T21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27" style:family="text"/>
    <style:style style:name="T21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29" style:family="text"/>
    <style:style style:name="T21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1" style:family="text"/>
    <style:style style:name="T21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3" style:family="text"/>
    <style:style style:name="T21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5" style:family="text"/>
    <style:style style:name="T21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7" style:family="text"/>
    <style:style style:name="T21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39" style:family="text"/>
    <style:style style:name="T21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41" style:family="text"/>
    <style:style style:name="T21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43" style:family="text"/>
    <style:style style:name="T21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45" style:family="text"/>
    <style:style style:name="T21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1_47" style:family="text"/>
    <style:style style:name="T21_48" style:family="text">
      <style:text-properties fo:color="#1155cc" fo:font-size="12pt" style:font-size-asian="12pt" style:font-size-complex="12pt" style:text-underline-style="solid" style:text-underline-color="font-color"/>
    </style:style>
    <style:style style:name="P22" style:family="paragraph" style:parent-style-name="Standard">
      <style:paragraph-properties fo:break-before="auto" fo:line-height="138%" style:writing-mode="lr-tb"/>
      <style:text-properties fo:font-size="18pt" style:font-size-asian="18pt" style:font-size-complex="18pt"/>
    </style:style>
    <style:style style:name="P23" style:family="paragraph" style:parent-style-name="Standard">
      <style:paragraph-properties fo:break-before="auto" fo:line-height="138%" style:writing-mode="lr-tb"/>
      <style:text-properties fo:font-size="18pt" style:font-size-asian="18pt" style:font-size-complex="18pt"/>
    </style:style>
    <style:style style:name="P24" style:family="paragraph" style:parent-style-name="Standard">
      <style:paragraph-properties fo:break-before="auto" fo:line-height="138%" style:writing-mode="lr-tb"/>
    </style:style>
    <style:style style:name="T24_1" style:family="text"/>
    <style:style style:name="T24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" style:family="text"/>
    <style:style style:name="T24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" style:family="text"/>
    <style:style style:name="T24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7" style:family="text"/>
    <style:style style:name="T24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9" style:family="text"/>
    <style:style style:name="T24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1" style:family="text"/>
    <style:style style:name="T24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3" style:family="text"/>
    <style:style style:name="T24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5" style:family="text"/>
    <style:style style:name="T24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7" style:family="text"/>
    <style:style style:name="T24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19" style:family="text"/>
    <style:style style:name="T24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1" style:family="text"/>
    <style:style style:name="T24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3" style:family="text"/>
    <style:style style:name="T24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5" style:family="text"/>
    <style:style style:name="T24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7" style:family="text"/>
    <style:style style:name="T24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29" style:family="text"/>
    <style:style style:name="T24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1" style:family="text"/>
    <style:style style:name="T24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3" style:family="text"/>
    <style:style style:name="T24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5" style:family="text"/>
    <style:style style:name="T24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7" style:family="text"/>
    <style:style style:name="T24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39" style:family="text"/>
    <style:style style:name="T24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41" style:family="text"/>
    <style:style style:name="T24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43" style:family="text"/>
    <style:style style:name="T24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45" style:family="text"/>
    <style:style style:name="T24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47" style:family="text"/>
    <style:style style:name="T24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49" style:family="text"/>
    <style:style style:name="T24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1" style:family="text"/>
    <style:style style:name="T24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3" style:family="text"/>
    <style:style style:name="T24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5" style:family="text"/>
    <style:style style:name="T24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7" style:family="text"/>
    <style:style style:name="T24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24_59" style:family="text"/>
    <style:style style:name="T24_60" style:family="text">
      <style:text-properties fo:color="#1155cc" fo:font-size="12pt" style:font-size-asian="12pt" style:font-size-complex="12pt" style:text-underline-style="solid" style:text-underline-color="font-color"/>
    </style:style>
    <style:style style:name="P25" style:family="paragraph" style:parent-style-name="Standard">
      <style:paragraph-properties fo:break-before="auto" fo:line-height="138%" style:writing-mode="lr-tb"/>
      <style:text-properties fo:font-size="18pt" style:font-size-asian="18pt" style:font-size-complex="18pt"/>
    </style:style>
    <style:style style:name="P26" style:family="paragraph" style:parent-style-name="Standard">
      <style:paragraph-properties fo:break-before="auto" fo:line-height="138%" style:writing-mode="lr-tb"/>
    </style:style>
    <style:style style:name="T26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" style:family="text"/>
    <style:style style:name="T27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5" style:family="text"/>
    <style:style style:name="T27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7" style:family="text"/>
    <style:style style:name="T27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9" style:family="text"/>
    <style:style style:name="T27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11" style:family="text"/>
    <style:style style:name="T27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13" style:family="text"/>
    <style:style style:name="T27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15" style:family="text"/>
    <style:style style:name="T27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17" style:family="text"/>
    <style:style style:name="T27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19" style:family="text"/>
    <style:style style:name="T27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21" style:family="text"/>
    <style:style style:name="T27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23" style:family="text"/>
    <style:style style:name="T27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25" style:family="text"/>
    <style:style style:name="T27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27" style:family="text"/>
    <style:style style:name="T27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29" style:family="text"/>
    <style:style style:name="T27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1" style:family="text"/>
    <style:style style:name="T27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3" style:family="text"/>
    <style:style style:name="T27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5" style:family="text"/>
    <style:style style:name="T27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7" style:family="text"/>
    <style:style style:name="T27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39" style:family="text"/>
    <style:style style:name="T27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41" style:family="text"/>
    <style:style style:name="T27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43" style:family="text"/>
    <style:style style:name="T27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45" style:family="text"/>
    <style:style style:name="T27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47" style:family="text"/>
    <style:style style:name="T27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27_49" style:family="text"/>
    <style:style style:name="T27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" style:family="text"/>
    <style:style style:name="T28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5" style:family="text"/>
    <style:style style:name="T28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7" style:family="text"/>
    <style:style style:name="T28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9" style:family="text"/>
    <style:style style:name="T28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11" style:family="text"/>
    <style:style style:name="T28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13" style:family="text"/>
    <style:style style:name="T28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15" style:family="text"/>
    <style:style style:name="T28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17" style:family="text"/>
    <style:style style:name="T28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19" style:family="text"/>
    <style:style style:name="T28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21" style:family="text"/>
    <style:style style:name="T28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23" style:family="text"/>
    <style:style style:name="T28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25" style:family="text"/>
    <style:style style:name="T28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27" style:family="text"/>
    <style:style style:name="T28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29" style:family="text"/>
    <style:style style:name="T28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1" style:family="text"/>
    <style:style style:name="T28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3" style:family="text"/>
    <style:style style:name="T28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5" style:family="text"/>
    <style:style style:name="T28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7" style:family="text"/>
    <style:style style:name="T28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39" style:family="text"/>
    <style:style style:name="T28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41" style:family="text"/>
    <style:style style:name="T28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43" style:family="text"/>
    <style:style style:name="T28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45" style:family="text"/>
    <style:style style:name="T28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47" style:family="text"/>
    <style:style style:name="T28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28_49" style:family="text"/>
    <style:style style:name="T28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" style:family="text"/>
    <style:style style:name="T2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5" style:family="text"/>
    <style:style style:name="T2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7" style:family="text"/>
    <style:style style:name="T2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9" style:family="text"/>
    <style:style style:name="T2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1" style:family="text"/>
    <style:style style:name="T2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3" style:family="text"/>
    <style:style style:name="T2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5" style:family="text"/>
    <style:style style:name="T29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7" style:family="text"/>
    <style:style style:name="T29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19" style:family="text"/>
    <style:style style:name="T29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1" style:family="text"/>
    <style:style style:name="T29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3" style:family="text"/>
    <style:style style:name="T29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5" style:family="text"/>
    <style:style style:name="T29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7" style:family="text"/>
    <style:style style:name="T29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29" style:family="text"/>
    <style:style style:name="T29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1" style:family="text"/>
    <style:style style:name="T29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3" style:family="text"/>
    <style:style style:name="T29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5" style:family="text"/>
    <style:style style:name="T29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7" style:family="text"/>
    <style:style style:name="T29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39" style:family="text"/>
    <style:style style:name="T29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41" style:family="text"/>
    <style:style style:name="T29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43" style:family="text"/>
    <style:style style:name="T29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45" style:family="text"/>
    <style:style style:name="T29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47" style:family="text"/>
    <style:style style:name="T29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29_49" style:family="text"/>
    <style:style style:name="T29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" style:family="text"/>
    <style:style style:name="T30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5" style:family="text"/>
    <style:style style:name="T30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7" style:family="text"/>
    <style:style style:name="T30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9" style:family="text"/>
    <style:style style:name="T30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11" style:family="text"/>
    <style:style style:name="T30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13" style:family="text"/>
    <style:style style:name="T30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15" style:family="text"/>
    <style:style style:name="T30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17" style:family="text"/>
    <style:style style:name="T30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19" style:family="text"/>
    <style:style style:name="T30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21" style:family="text"/>
    <style:style style:name="T30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23" style:family="text"/>
    <style:style style:name="T30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25" style:family="text"/>
    <style:style style:name="T30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27" style:family="text"/>
    <style:style style:name="T30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29" style:family="text"/>
    <style:style style:name="T30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1" style:family="text"/>
    <style:style style:name="T30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3" style:family="text"/>
    <style:style style:name="T30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5" style:family="text"/>
    <style:style style:name="T30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7" style:family="text"/>
    <style:style style:name="T30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39" style:family="text"/>
    <style:style style:name="T30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41" style:family="text"/>
    <style:style style:name="T30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43" style:family="text"/>
    <style:style style:name="T30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45" style:family="text"/>
    <style:style style:name="T30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47" style:family="text"/>
    <style:style style:name="T30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0_49" style:family="text"/>
    <style:style style:name="T30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" style:family="text"/>
    <style:style style:name="T3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" style:family="text"/>
    <style:style style:name="T3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" style:family="text"/>
    <style:style style:name="T3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9" style:family="text"/>
    <style:style style:name="T3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1" style:family="text"/>
    <style:style style:name="T3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3" style:family="text"/>
    <style:style style:name="T3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5" style:family="text"/>
    <style:style style:name="T3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7" style:family="text"/>
    <style:style style:name="T3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9" style:family="text"/>
    <style:style style:name="T3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1" style:family="text"/>
    <style:style style:name="T3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3" style:family="text"/>
    <style:style style:name="T31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5" style:family="text"/>
    <style:style style:name="T31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7" style:family="text"/>
    <style:style style:name="T31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9" style:family="text"/>
    <style:style style:name="T31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1" style:family="text"/>
    <style:style style:name="T31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3" style:family="text"/>
    <style:style style:name="T31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5" style:family="text"/>
    <style:style style:name="T31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7" style:family="text"/>
    <style:style style:name="T31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9" style:family="text"/>
    <style:style style:name="T31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1" style:family="text"/>
    <style:style style:name="T31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3" style:family="text"/>
    <style:style style:name="T31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5" style:family="text"/>
    <style:style style:name="T31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7" style:family="text"/>
    <style:style style:name="T31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9" style:family="text"/>
    <style:style style:name="T31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1" style:family="text"/>
    <style:style style:name="T31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3" style:family="text"/>
    <style:style style:name="T31_54" style:family="text">
      <style:text-properties fo:color="#1155cc" fo:font-size="12pt" style:font-size-asian="12pt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" style:family="text"/>
    <style:style style:name="T32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5" style:family="text"/>
    <style:style style:name="T32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7" style:family="text"/>
    <style:style style:name="T32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9" style:family="text"/>
    <style:style style:name="T32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1" style:family="text"/>
    <style:style style:name="T32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3" style:family="text"/>
    <style:style style:name="T32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5" style:family="text"/>
    <style:style style:name="T32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7" style:family="text"/>
    <style:style style:name="T32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19" style:family="text"/>
    <style:style style:name="T32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1" style:family="text"/>
    <style:style style:name="T32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3" style:family="text"/>
    <style:style style:name="T32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5" style:family="text"/>
    <style:style style:name="T32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7" style:family="text"/>
    <style:style style:name="T32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29" style:family="text"/>
    <style:style style:name="T32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1" style:family="text"/>
    <style:style style:name="T32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3" style:family="text"/>
    <style:style style:name="T32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5" style:family="text"/>
    <style:style style:name="T32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7" style:family="text"/>
    <style:style style:name="T32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39" style:family="text"/>
    <style:style style:name="T32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41" style:family="text"/>
    <style:style style:name="T32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43" style:family="text"/>
    <style:style style:name="T32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45" style:family="text"/>
    <style:style style:name="T32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47" style:family="text"/>
    <style:style style:name="T32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2_49" style:family="text"/>
    <style:style style:name="T32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" style:family="text"/>
    <style:style style:name="T33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5" style:family="text"/>
    <style:style style:name="T33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7" style:family="text"/>
    <style:style style:name="T33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9" style:family="text"/>
    <style:style style:name="T33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1" style:family="text"/>
    <style:style style:name="T33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3" style:family="text"/>
    <style:style style:name="T33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5" style:family="text"/>
    <style:style style:name="T33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7" style:family="text"/>
    <style:style style:name="T33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19" style:family="text"/>
    <style:style style:name="T33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1" style:family="text"/>
    <style:style style:name="T33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3" style:family="text"/>
    <style:style style:name="T33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5" style:family="text"/>
    <style:style style:name="T33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7" style:family="text"/>
    <style:style style:name="T33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29" style:family="text"/>
    <style:style style:name="T33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1" style:family="text"/>
    <style:style style:name="T33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3" style:family="text"/>
    <style:style style:name="T33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5" style:family="text"/>
    <style:style style:name="T33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7" style:family="text"/>
    <style:style style:name="T33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39" style:family="text"/>
    <style:style style:name="T33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1" style:family="text"/>
    <style:style style:name="T33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3" style:family="text"/>
    <style:style style:name="T33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5" style:family="text"/>
    <style:style style:name="T33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7" style:family="text"/>
    <style:style style:name="T33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3_49" style:family="text"/>
    <style:style style:name="T33_50" style:family="text">
      <style:text-properties fo:color="#1155cc" fo:font-size="12pt" style:font-size-asian="12pt" style:font-size-complex="12pt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T36_7" style:family="text">
      <style:text-properties fo:font-size="12pt" style:font-size-asian="12pt" style:font-size-complex="12pt"/>
    </style:style>
    <style:style style:name="T36_8" style:family="text">
      <style:text-properties fo:font-size="12pt" style:font-size-asian="12pt" style:font-size-complex="12pt"/>
    </style:style>
    <style:style style:name="T36_9" style:family="text">
      <style:text-properties fo:font-size="12pt" style:font-size-asian="12pt" style:font-size-complex="12pt"/>
    </style:style>
    <style:style style:name="T36_10" style:family="text">
      <style:text-properties fo:font-size="12pt" style:font-size-asian="12pt" style:font-size-complex="12pt"/>
    </style:style>
    <style:style style:name="T36_11" style:family="text">
      <style:text-properties fo:font-size="12pt" style:font-size-asian="12pt" style:font-size-complex="12pt"/>
    </style:style>
    <style:style style:name="T36_12" style:family="text">
      <style:text-properties fo:font-size="12pt" style:font-size-asian="12pt" style:font-size-complex="12pt"/>
    </style:style>
    <style:style style:name="T36_13" style:family="text">
      <style:text-properties fo:font-size="12pt" style:font-size-asian="12pt" style:font-size-complex="12pt"/>
    </style:style>
    <style:style style:name="T36_14" style:family="text">
      <style:text-properties fo:font-size="12pt" style:font-size-asian="12pt" style:font-size-complex="12pt"/>
    </style:style>
    <style:style style:name="T36_15" style:family="text">
      <style:text-properties fo:font-size="12pt" style:font-size-asian="12pt" style:font-size-complex="12pt"/>
    </style:style>
    <style:style style:name="T36_16" style:family="text">
      <style:text-properties fo:font-size="12pt" style:font-size-asian="12pt" style:font-size-complex="12pt"/>
    </style:style>
    <style:style style:name="T36_17" style:family="text">
      <style:text-properties fo:font-size="12pt" style:font-size-asian="12pt" style:font-size-complex="12pt"/>
    </style:style>
    <style:style style:name="T36_18" style:family="text">
      <style:text-properties fo:font-size="12pt" style:font-size-asian="12pt" style:font-size-complex="12pt"/>
    </style:style>
    <style:style style:name="T36_19" style:family="text">
      <style:text-properties fo:font-size="12pt" style:font-size-asian="12pt" style:font-size-complex="12pt"/>
    </style:style>
    <style:style style:name="T36_20" style:family="text">
      <style:text-properties fo:font-size="12pt" style:font-size-asian="12pt" style:font-size-complex="12pt"/>
    </style:style>
    <style:style style:name="T36_21" style:family="text">
      <style:text-properties fo:font-size="12pt" style:font-size-asian="12pt" style:font-size-complex="12pt"/>
    </style:style>
    <style:style style:name="T36_22" style:family="text">
      <style:text-properties fo:font-size="12pt" style:font-size-asian="12pt" style:font-size-complex="12pt"/>
    </style:style>
    <style:style style:name="T36_23" style:family="text">
      <style:text-properties fo:font-size="12pt" style:font-size-asian="12pt" style:font-size-complex="12pt"/>
    </style:style>
    <style:style style:name="T36_24" style:family="text">
      <style:text-properties fo:font-size="12pt" style:font-size-asian="12pt" style:font-size-complex="12pt"/>
    </style:style>
    <style:style style:name="T36_25" style:family="text">
      <style:text-properties fo:font-size="12pt" style:font-size-asian="12pt" style:font-size-complex="12pt"/>
    </style:style>
    <style:style style:name="T36_26" style:family="text">
      <style:text-properties fo:font-size="12pt" style:font-size-asian="12pt" style:font-size-complex="12pt"/>
    </style:style>
    <style:style style:name="T36_27" style:family="text">
      <style:text-properties fo:font-size="12pt" style:font-size-asian="12pt" style:font-size-complex="12pt"/>
    </style:style>
    <style:style style:name="T36_28" style:family="text">
      <style:text-properties fo:font-size="12pt" style:font-size-asian="12pt" style:font-size-complex="12pt"/>
    </style:style>
    <style:style style:name="T36_29" style:family="text">
      <style:text-properties fo:font-size="12pt" style:font-size-asian="12pt" style:font-size-complex="12pt"/>
    </style:style>
    <style:style style:name="T36_30" style:family="text">
      <style:text-properties fo:font-size="12pt" style:font-size-asian="12pt" style:font-size-complex="12pt"/>
    </style:style>
    <style:style style:name="T36_31" style:family="text">
      <style:text-properties fo:font-size="12pt" style:font-size-asian="12pt" style:font-size-complex="12pt"/>
    </style:style>
    <style:style style:name="T36_32" style:family="text">
      <style:text-properties fo:font-size="12pt" style:font-size-asian="12pt" style:font-size-complex="12pt"/>
    </style:style>
    <style:style style:name="T36_33" style:family="text">
      <style:text-properties fo:font-size="12pt" style:font-size-asian="12pt" style:font-size-complex="12pt"/>
    </style:style>
    <style:style style:name="T36_34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T37_10" style:family="text">
      <style:text-properties fo:font-size="12pt" style:font-size-asian="12pt" style:font-size-complex="12pt"/>
    </style:style>
    <style:style style:name="T37_11" style:family="text">
      <style:text-properties fo:font-size="12pt" style:font-size-asian="12pt" style:font-size-complex="12pt"/>
    </style:style>
    <style:style style:name="T37_12" style:family="text">
      <style:text-properties fo:font-size="12pt" style:font-size-asian="12pt" style:font-size-complex="12pt"/>
    </style:style>
    <style:style style:name="T37_13" style:family="text">
      <style:text-properties fo:font-size="12pt" style:font-size-asian="12pt" style:font-size-complex="12pt"/>
    </style:style>
    <style:style style:name="T37_14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fo:margin-bottom="0cm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Tutorials</text:span></text:p>
      <text:p text:style-name="P2"><text:span text:style-name="T2_1"><text:a xlink:type="simple" xlink:href="https://docs.oracle.com/javaee/6/tutorial/doc/giwhl.html"><text:span text:style-name="T2_2">https</text:span></text:a></text:span><text:span text:style-name="T2_3"><text:a xlink:type="simple" xlink:href="https://docs.oracle.com/javaee/6/tutorial/doc/giwhl.html"><text:span text:style-name="T2_4">://</text:span></text:a></text:span><text:span text:style-name="T2_5"><text:a xlink:type="simple" xlink:href="https://docs.oracle.com/javaee/6/tutorial/doc/giwhl.html"><text:span text:style-name="T2_6">docs</text:span></text:a></text:span><text:span text:style-name="T2_7"><text:a xlink:type="simple" xlink:href="https://docs.oracle.com/javaee/6/tutorial/doc/giwhl.html"><text:span text:style-name="T2_8">.</text:span></text:a></text:span><text:span text:style-name="T2_9"><text:a xlink:type="simple" xlink:href="https://docs.oracle.com/javaee/6/tutorial/doc/giwhl.html"><text:span text:style-name="T2_10">oracle</text:span></text:a></text:span><text:span text:style-name="T2_11"><text:a xlink:type="simple" xlink:href="https://docs.oracle.com/javaee/6/tutorial/doc/giwhl.html"><text:span text:style-name="T2_12">.</text:span></text:a></text:span><text:span text:style-name="T2_13"><text:a xlink:type="simple" xlink:href="https://docs.oracle.com/javaee/6/tutorial/doc/giwhl.html"><text:span text:style-name="T2_14">com</text:span></text:a></text:span><text:span text:style-name="T2_15"><text:a xlink:type="simple" xlink:href="https://docs.oracle.com/javaee/6/tutorial/doc/giwhl.html"><text:span text:style-name="T2_16">/</text:span></text:a></text:span><text:span text:style-name="T2_17"><text:a xlink:type="simple" xlink:href="https://docs.oracle.com/javaee/6/tutorial/doc/giwhl.html"><text:span text:style-name="T2_18">javaee</text:span></text:a></text:span><text:span text:style-name="T2_19"><text:a xlink:type="simple" xlink:href="https://docs.oracle.com/javaee/6/tutorial/doc/giwhl.html"><text:span text:style-name="T2_20">/6/</text:span></text:a></text:span><text:span text:style-name="T2_21"><text:a xlink:type="simple" xlink:href="https://docs.oracle.com/javaee/6/tutorial/doc/giwhl.html"><text:span text:style-name="T2_22">tutorial</text:span></text:a></text:span><text:span text:style-name="T2_23"><text:a xlink:type="simple" xlink:href="https://docs.oracle.com/javaee/6/tutorial/doc/giwhl.html"><text:span text:style-name="T2_24">/</text:span></text:a></text:span><text:span text:style-name="T2_25"><text:a xlink:type="simple" xlink:href="https://docs.oracle.com/javaee/6/tutorial/doc/giwhl.html"><text:span text:style-name="T2_26">doc</text:span></text:a></text:span><text:span text:style-name="T2_27"><text:a xlink:type="simple" xlink:href="https://docs.oracle.com/javaee/6/tutorial/doc/giwhl.html"><text:span text:style-name="T2_28">/</text:span></text:a></text:span><text:span text:style-name="T2_29"><text:a xlink:type="simple" xlink:href="https://docs.oracle.com/javaee/6/tutorial/doc/giwhl.html"><text:span text:style-name="T2_30">giwhl</text:span></text:a></text:span><text:span text:style-name="T2_31"><text:a xlink:type="simple" xlink:href="https://docs.oracle.com/javaee/6/tutorial/doc/giwhl.html"><text:span text:style-name="T2_32">.</text:span></text:a></text:span><text:span text:style-name="T2_33"><text:a xlink:type="simple" xlink:href="https://docs.oracle.com/javaee/6/tutorial/doc/giwhl.html"><text:span text:style-name="T2_34">html</text:span></text:a></text:span></text:p>
      <text:p text:style-name="P3"><text:span text:style-name="T3_1"><text:a xlink:type="simple" xlink:href="https://netbeans.org/kb/docs/javaee/cdi-intro.html"><text:span text:style-name="T3_2">https</text:span></text:a></text:span><text:span text:style-name="T3_3"><text:a xlink:type="simple" xlink:href="https://netbeans.org/kb/docs/javaee/cdi-intro.html"><text:span text:style-name="T3_4">://</text:span></text:a></text:span><text:span text:style-name="T3_5"><text:a xlink:type="simple" xlink:href="https://netbeans.org/kb/docs/javaee/cdi-intro.html"><text:span text:style-name="T3_6">netbeans</text:span></text:a></text:span><text:span text:style-name="T3_7"><text:a xlink:type="simple" xlink:href="https://netbeans.org/kb/docs/javaee/cdi-intro.html"><text:span text:style-name="T3_8">.</text:span></text:a></text:span><text:span text:style-name="T3_9"><text:a xlink:type="simple" xlink:href="https://netbeans.org/kb/docs/javaee/cdi-intro.html"><text:span text:style-name="T3_10">org</text:span></text:a></text:span><text:span text:style-name="T3_11"><text:a xlink:type="simple" xlink:href="https://netbeans.org/kb/docs/javaee/cdi-intro.html"><text:span text:style-name="T3_12">/</text:span></text:a></text:span><text:span text:style-name="T3_13"><text:a xlink:type="simple" xlink:href="https://netbeans.org/kb/docs/javaee/cdi-intro.html"><text:span text:style-name="T3_14">kb</text:span></text:a></text:span><text:span text:style-name="T3_15"><text:a xlink:type="simple" xlink:href="https://netbeans.org/kb/docs/javaee/cdi-intro.html"><text:span text:style-name="T3_16">/</text:span></text:a></text:span><text:span text:style-name="T3_17"><text:a xlink:type="simple" xlink:href="https://netbeans.org/kb/docs/javaee/cdi-intro.html"><text:span text:style-name="T3_18">docs</text:span></text:a></text:span><text:span text:style-name="T3_19"><text:a xlink:type="simple" xlink:href="https://netbeans.org/kb/docs/javaee/cdi-intro.html"><text:span text:style-name="T3_20">/</text:span></text:a></text:span><text:span text:style-name="T3_21"><text:a xlink:type="simple" xlink:href="https://netbeans.org/kb/docs/javaee/cdi-intro.html"><text:span text:style-name="T3_22">javaee</text:span></text:a></text:span><text:span text:style-name="T3_23"><text:a xlink:type="simple" xlink:href="https://netbeans.org/kb/docs/javaee/cdi-intro.html"><text:span text:style-name="T3_24">/</text:span></text:a></text:span><text:span text:style-name="T3_25"><text:a xlink:type="simple" xlink:href="https://netbeans.org/kb/docs/javaee/cdi-intro.html"><text:span text:style-name="T3_26">cdi</text:span></text:a></text:span><text:span text:style-name="T3_27"><text:a xlink:type="simple" xlink:href="https://netbeans.org/kb/docs/javaee/cdi-intro.html"><text:span text:style-name="T3_28">-</text:span></text:a></text:span><text:span text:style-name="T3_29"><text:a xlink:type="simple" xlink:href="https://netbeans.org/kb/docs/javaee/cdi-intro.html"><text:span text:style-name="T3_30">intro</text:span></text:a></text:span><text:span text:style-name="T3_31"><text:a xlink:type="simple" xlink:href="https://netbeans.org/kb/docs/javaee/cdi-intro.html"><text:span text:style-name="T3_32">.</text:span></text:a></text:span><text:span text:style-name="T3_33"><text:a xlink:type="simple" xlink:href="https://netbeans.org/kb/docs/javaee/cdi-intro.html"><text:span text:style-name="T3_34">html</text:span></text:a></text:span></text:p>
      <text:p text:style-name="P4"><text:span text:style-name="T4_1"><text:a xlink:type="simple" xlink:href="http://www.mastertheboss.com/javaee/cdi"><text:span text:style-name="T4_2">http</text:span></text:a></text:span><text:span text:style-name="T4_3"><text:a xlink:type="simple" xlink:href="http://www.mastertheboss.com/javaee/cdi"><text:span text:style-name="T4_4">://</text:span></text:a></text:span><text:span text:style-name="T4_5"><text:a xlink:type="simple" xlink:href="http://www.mastertheboss.com/javaee/cdi"><text:span text:style-name="T4_6">www</text:span></text:a></text:span><text:span text:style-name="T4_7"><text:a xlink:type="simple" xlink:href="http://www.mastertheboss.com/javaee/cdi"><text:span text:style-name="T4_8">.</text:span></text:a></text:span><text:span text:style-name="T4_9"><text:a xlink:type="simple" xlink:href="http://www.mastertheboss.com/javaee/cdi"><text:span text:style-name="T4_10">mastertheboss</text:span></text:a></text:span><text:span text:style-name="T4_11"><text:a xlink:type="simple" xlink:href="http://www.mastertheboss.com/javaee/cdi"><text:span text:style-name="T4_12">.</text:span></text:a></text:span><text:span text:style-name="T4_13"><text:a xlink:type="simple" xlink:href="http://www.mastertheboss.com/javaee/cdi"><text:span text:style-name="T4_14">com</text:span></text:a></text:span><text:span text:style-name="T4_15"><text:a xlink:type="simple" xlink:href="http://www.mastertheboss.com/javaee/cdi"><text:span text:style-name="T4_16">/</text:span></text:a></text:span><text:span text:style-name="T4_17"><text:a xlink:type="simple" xlink:href="http://www.mastertheboss.com/javaee/cdi"><text:span text:style-name="T4_18">javaee</text:span></text:a></text:span><text:span text:style-name="T4_19"><text:a xlink:type="simple" xlink:href="http://www.mastertheboss.com/javaee/cdi"><text:span text:style-name="T4_20">/</text:span></text:a></text:span><text:span text:style-name="T4_21"><text:a xlink:type="simple" xlink:href="http://www.mastertheboss.com/javaee/cdi"><text:span text:style-name="T4_22">cdi</text:span></text:a></text:span></text:p>
      <text:p text:style-name="P5"/>
      <text:p text:style-name="P6"><text:span text:style-name="T6_1">Notes</text:span><text:span text:style-name="T6_2"><text:s/></text:span><text:span text:style-name="T6_3">on</text:span><text:span text:style-name="T6_4"><text:s/></text:span><text:span text:style-name="T6_5">interfaces</text:span><text:span text:style-name="T6_6"><text:s/></text:span><text:span text:style-name="T6_7">and</text:span><text:span text:style-name="T6_8"><text:s/></text:span><text:span text:style-name="T6_9">implementation</text:span><text:span text:style-name="T6_10"><text:s/></text:span><text:span text:style-name="T6_11">swapping</text:span></text:p>
      <text:p text:style-name="P7"><text:span text:style-name="T7_1">One</text:span><text:span text:style-name="T7_2"><text:s/></text:span><text:span text:style-name="T7_3">of</text:span><text:span text:style-name="T7_4"><text:s/></text:span><text:span text:style-name="T7_5">the</text:span><text:span text:style-name="T7_6"><text:s/></text:span><text:span text:style-name="T7_7">purported</text:span><text:span text:style-name="T7_8"><text:s/></text:span><text:span text:style-name="T7_9">benefits</text:span><text:span text:style-name="T7_10"><text:s/></text:span><text:span text:style-name="T7_11">of</text:span><text:span text:style-name="T7_12"><text:s/></text:span><text:span text:style-name="T7_13">using</text:span><text:span text:style-name="T7_14"><text:s/></text:span><text:span text:style-name="T7_15">CDI</text:span><text:span text:style-name="T7_16"><text:s/></text:span><text:span text:style-name="T7_17">and</text:span><text:span text:style-name="T7_18"><text:s/></text:span><text:span text:style-name="T7_19">EJBs</text:span><text:span text:style-name="T7_20"><text:s/></text:span><text:span text:style-name="T7_21">is</text:span><text:span text:style-name="T7_22"><text:s/></text:span><text:span text:style-name="T7_23">the</text:span><text:span text:style-name="T7_24"><text:s/></text:span><text:span text:style-name="T7_25">ability</text:span><text:span text:style-name="T7_26"><text:s/></text:span><text:span text:style-name="T7_27">to</text:span><text:span text:style-name="T7_28"><text:s/></text:span><text:span text:style-name="T7_29">define</text:span><text:span text:style-name="T7_30"><text:s/></text:span><text:span text:style-name="T7_31">a</text:span><text:span text:style-name="T7_32"><text:s/></text:span><text:span text:style-name="T7_33">particular</text:span><text:span text:style-name="T7_34"><text:s/></text:span><text:span text:style-name="T7_35">interface</text:span><text:span text:style-name="T7_36"><text:s/></text:span><text:span text:style-name="T7_37">and</text:span><text:span text:style-name="T7_38"><text:s/></text:span><text:span text:style-name="T7_39">be</text:span><text:span text:style-name="T7_40"><text:s/></text:span><text:span text:style-name="T7_41">able</text:span><text:span text:style-name="T7_42"><text:s/></text:span><text:span text:style-name="T7_43">to</text:span><text:span text:style-name="T7_44"><text:s/></text:span><text:span text:style-name="T7_45">swap</text:span><text:span text:style-name="T7_46"><text:s/></text:span><text:span text:style-name="T7_47">out</text:span><text:span text:style-name="T7_48"><text:s/></text:span><text:span text:style-name="T7_49">implementations</text:span><text:span text:style-name="T7_50"><text:s/></text:span><text:span text:style-name="T7_51">in</text:span><text:span text:style-name="T7_52"><text:s/></text:span><text:span text:style-name="T7_53">an</text:span><text:span text:style-name="T7_54"><text:s/></text:span><text:span text:style-name="T7_55">easy</text:span><text:span text:style-name="T7_56"><text:s/></text:span><text:span text:style-name="T7_57">fashion</text:span><text:span text:style-name="T7_58">.<text:s/></text:span><text:span text:style-name="T7_59">This</text:span><text:span text:style-name="T7_60"><text:s/></text:span><text:span text:style-name="T7_61">sounds</text:span><text:span text:style-name="T7_62"><text:s/></text:span><text:span text:style-name="T7_63">fantastic</text:span><text:span text:style-name="T7_64"><text:s/></text:span><text:span text:style-name="T7_65">as</text:span><text:span text:style-name="T7_66"><text:s/></text:span><text:span text:style-name="T7_67">it</text:span><text:span text:style-name="T7_68"><text:s/></text:span><text:span text:style-name="T7_69">allows</text:span><text:span text:style-name="T7_70"><text:s/></text:span><text:span text:style-name="T7_71">a</text:span><text:span text:style-name="T7_72"><text:s/></text:span><text:span text:style-name="T7_73">developer</text:span><text:span text:style-name="T7_74"><text:s/></text:span><text:span text:style-name="T7_75">to</text:span><text:span text:style-name="T7_76"><text:s/></text:span><text:span text:style-name="T7_77">keep</text:span><text:span text:style-name="T7_78"><text:s/></text:span><text:span text:style-name="T7_79">their</text:span><text:span text:style-name="T7_80"><text:s/></text:span><text:span text:style-name="T7_81">options</text:span><text:span text:style-name="T7_82"><text:s/></text:span><text:span text:style-name="T7_83">open</text:span><text:span text:style-name="T7_84">.<text:s/></text:span><text:span text:style-name="T7_85">As</text:span><text:span text:style-name="T7_86"><text:s/></text:span><text:span text:style-name="T7_87">with</text:span><text:span text:style-name="T7_88"><text:s/></text:span><text:span text:style-name="T7_89">many</text:span><text:span text:style-name="T7_90"><text:s/></text:span><text:span text:style-name="T7_91">things</text:span><text:span text:style-name="T7_92">,<text:s/></text:span><text:span text:style-name="T7_93">however</text:span><text:span text:style-name="T7_94">,<text:s/></text:span><text:span text:style-name="T7_95">this</text:span><text:span text:style-name="T7_96"><text:s/></text:span><text:span text:style-name="T7_97">works</text:span><text:span text:style-name="T7_98"><text:s/></text:span><text:span text:style-name="T7_99">better</text:span><text:span text:style-name="T7_100"><text:s/></text:span><text:span text:style-name="T7_101">on</text:span><text:span text:style-name="T7_102"><text:s/></text:span><text:span text:style-name="T7_103">paper</text:span><text:span text:style-name="T7_104"><text:s/></text:span><text:span text:style-name="T7_105">than</text:span><text:span text:style-name="T7_106"><text:s/></text:span><text:span text:style-name="T7_107">in</text:span><text:span text:style-name="T7_108"><text:s/></text:span><text:span text:style-name="T7_109">practice</text:span><text:span text:style-name="T7_110">.<text:s/></text:span></text:p>
      <text:p text:style-name="P8"><text:span text:style-name="T8_1"><text:tab/></text:span><text:span text:style-name="T8_2">With</text:span><text:span text:style-name="T8_3"><text:s/></text:span><text:span text:style-name="T8_4">rare</text:span><text:span text:style-name="T8_5"><text:s/></text:span><text:span text:style-name="T8_6">exception</text:span><text:span text:style-name="T8_7">,<text:s/></text:span><text:span text:style-name="T8_8">you</text:span><text:span text:style-name="T8_9"><text:s/></text:span><text:span text:style-name="T8_10">will</text:span><text:span text:style-name="T8_11">,<text:s/></text:span><text:span text:style-name="T8_12">at</text:span><text:span text:style-name="T8_13"><text:s/></text:span><text:span text:style-name="T8_14">best</text:span><text:span text:style-name="T8_15">,<text:s/></text:span><text:span text:style-name="T8_16">be</text:span><text:span text:style-name="T8_17"><text:s/></text:span><text:span text:style-name="T8_18">allowed</text:span><text:span text:style-name="T8_19"><text:s/></text:span><text:span text:style-name="T8_20">to</text:span><text:span text:style-name="T8_21"><text:s/></text:span><text:span text:style-name="T8_22">create</text:span><text:span text:style-name="T8_23"><text:s/></text:span><text:span text:style-name="T8_24">a</text:span><text:span text:style-name="T8_25"><text:s/></text:span><text:span text:style-name="T8_26">single</text:span><text:span text:style-name="T8_27"><text:s/></text:span><text:span text:style-name="T8_28">completed</text:span><text:span text:style-name="T8_29"><text:s/></text:span><text:span text:style-name="T8_30">implementation</text:span><text:span text:style-name="T8_31"><text:s/></text:span><text:span text:style-name="T8_32">for</text:span><text:span text:style-name="T8_33"><text:s/></text:span><text:span text:style-name="T8_34">any</text:span><text:span text:style-name="T8_35"><text:s/></text:span><text:span text:style-name="T8_36">interface</text:span><text:span text:style-name="T8_37">.<text:s/></text:span><text:span text:style-name="T8_38">As</text:span><text:span text:style-name="T8_39"><text:s/></text:span><text:span text:style-name="T8_40">your</text:span><text:span text:style-name="T8_41"><text:s/></text:span><text:span text:style-name="T8_42">understanding</text:span><text:span text:style-name="T8_43"><text:s/></text:span><text:span text:style-name="T8_44">of</text:span><text:span text:style-name="T8_45"><text:s/></text:span><text:span text:style-name="T8_46">the</text:span><text:span text:style-name="T8_47"><text:s/></text:span><text:span text:style-name="T8_48">problem</text:span><text:span text:style-name="T8_49"><text:s/></text:span><text:span text:style-name="T8_50">domain</text:span><text:span text:style-name="T8_51"><text:s/></text:span><text:span text:style-name="T8_52">you</text:span><text:span text:style-name="T8_53"><text:s/></text:span><text:span text:style-name="T8_54">are</text:span><text:span text:style-name="T8_55"><text:s/></text:span><text:span text:style-name="T8_56">trying</text:span><text:span text:style-name="T8_57"><text:s/></text:span><text:span text:style-name="T8_58">to</text:span><text:span text:style-name="T8_59"><text:s/></text:span><text:span text:style-name="T8_60">solve</text:span><text:span text:style-name="T8_61"><text:s/></text:span><text:span text:style-name="T8_62">increases</text:span><text:span text:style-name="T8_63">,<text:s/></text:span><text:span text:style-name="T8_64">so</text:span><text:span text:style-name="T8_65"><text:s/></text:span><text:span text:style-name="T8_66">do</text:span><text:span text:style-name="T8_67"><text:s/></text:span><text:span text:style-name="T8_68">the</text:span><text:span text:style-name="T8_69"><text:s/></text:span><text:span text:style-name="T8_70">limitations</text:span><text:span text:style-name="T8_71"><text:s/></text:span><text:span text:style-name="T8_72">of</text:span><text:span text:style-name="T8_73"><text:s/></text:span><text:span text:style-name="T8_74">the</text:span><text:span text:style-name="T8_75"><text:s/></text:span><text:span text:style-name="T8_76">interface</text:span><text:span text:style-name="T8_77"><text:s/></text:span><text:span text:style-name="T8_78">you</text:span><text:span text:style-name="T8_79">’</text:span><text:span text:style-name="T8_80">re</text:span><text:span text:style-name="T8_81"><text:s/></text:span><text:span text:style-name="T8_82">coding</text:span><text:span text:style-name="T8_83"><text:s/></text:span><text:span text:style-name="T8_84">to</text:span><text:span text:style-name="T8_85">.<text:s/></text:span><text:span text:style-name="T8_86">Eventually</text:span><text:span text:style-name="T8_87">,<text:s/></text:span><text:span text:style-name="T8_88">coding</text:span><text:span text:style-name="T8_89"><text:s/></text:span><text:span text:style-name="T8_90">to</text:span><text:span text:style-name="T8_91"><text:s/></text:span><text:span text:style-name="T8_92">the</text:span><text:span text:style-name="T8_93"><text:s/></text:span><text:span text:style-name="T8_94">interface</text:span><text:span text:style-name="T8_95"><text:s/></text:span><text:span text:style-name="T8_96">will</text:span><text:span text:style-name="T8_97"><text:s/></text:span><text:span text:style-name="T8_98">necessitate</text:span><text:span text:style-name="T8_99"><text:s/></text:span><text:span text:style-name="T8_100">knowing</text:span><text:span text:style-name="T8_101"><text:s/></text:span><text:span text:style-name="T8_102">the</text:span><text:span text:style-name="T8_103"><text:s/></text:span><text:span text:style-name="T8_104">implementation</text:span><text:span text:style-name="T8_105"><text:s/></text:span><text:span text:style-name="T8_106">underneath</text:span><text:span text:style-name="T8_107">.<text:s/></text:span><text:span text:style-name="T8_108">You</text:span><text:span text:style-name="T8_109"><text:s/></text:span><text:span text:style-name="T8_110">find</text:span><text:span text:style-name="T8_111"><text:s/></text:span><text:span text:style-name="T8_112">yourself</text:span><text:span text:style-name="T8_113"><text:s/></text:span><text:span text:style-name="T8_114">casting</text:span><text:span text:style-name="T8_115"><text:s/></text:span><text:span text:style-name="T8_116">to</text:span><text:span text:style-name="T8_117"><text:s/></text:span><text:span text:style-name="T8_118">the</text:span><text:span text:style-name="T8_119"><text:s/></text:span><text:span text:style-name="T8_120">return</text:span><text:span text:style-name="T8_121"><text:s/></text:span><text:span text:style-name="T8_122">value</text:span><text:span text:style-name="T8_123"><text:s/></text:span><text:span text:style-name="T8_124">to</text:span><text:span text:style-name="T8_125"><text:s/></text:span><text:span text:style-name="T8_126">the</text:span><text:span text:style-name="T8_127"><text:s/></text:span><text:span text:style-name="T8_128">implementation</text:span><text:span text:style-name="T8_129"><text:s/></text:span><text:span text:style-name="T8_130">classes</text:span><text:span text:style-name="T8_131"><text:s/></text:span><text:span text:style-name="T8_132">to</text:span><text:span text:style-name="T8_133"><text:s/></text:span><text:span text:style-name="T8_134">get</text:span><text:span text:style-name="T8_135"><text:s/></text:span><text:span text:style-name="T8_136">internal</text:span><text:span text:style-name="T8_137"><text:s/></text:span><text:span text:style-name="T8_138">information</text:span><text:span text:style-name="T8_139"><text:s/></text:span><text:span text:style-name="T8_140">you</text:span><text:span text:style-name="T8_141"><text:s/></text:span><text:span text:style-name="T8_142">need</text:span><text:span text:style-name="T8_143">.<text:s/></text:span><text:span text:style-name="T8_144">At</text:span><text:span text:style-name="T8_145"><text:s/></text:span><text:span text:style-name="T8_146">that</text:span><text:span text:style-name="T8_147"><text:s/></text:span><text:span text:style-name="T8_148">point</text:span><text:span text:style-name="T8_149">,<text:s/></text:span><text:span text:style-name="T8_150">all</text:span><text:span text:style-name="T8_151"><text:s/></text:span><text:span text:style-name="T8_152">hope</text:span><text:span text:style-name="T8_153"><text:s/></text:span><text:span text:style-name="T8_154">of</text:span><text:span text:style-name="T8_155"><text:s/></text:span><text:span text:style-name="T8_156">easy</text:span><text:span text:style-name="T8_157"><text:s/></text:span><text:span text:style-name="T8_158">migration</text:span><text:span text:style-name="T8_159"><text:s/></text:span><text:span text:style-name="T8_160">to</text:span><text:span text:style-name="T8_161"><text:s/></text:span><text:span text:style-name="T8_162">another</text:span><text:span text:style-name="T8_163"><text:s/></text:span><text:span text:style-name="T8_164">implementation</text:span><text:span text:style-name="T8_165"><text:s/></text:span><text:span text:style-name="T8_166">goes</text:span><text:span text:style-name="T8_167"><text:s/></text:span><text:span text:style-name="T8_168">out</text:span><text:span text:style-name="T8_169"><text:s/></text:span><text:span text:style-name="T8_170">the</text:span><text:span text:style-name="T8_171"><text:s/></text:span><text:span text:style-name="T8_172">window</text:span><text:span text:style-name="T8_173">.</text:span></text:p>
      <text:p text:style-name="P9"><text:span text:style-name="T9_1"><text:tab/></text:span><text:span text:style-name="T9_2">While</text:span><text:span text:style-name="T9_3"><text:s/></text:span><text:span text:style-name="T9_4">it</text:span><text:span text:style-name="T9_5"><text:s/></text:span><text:span text:style-name="T9_6">is</text:span><text:span text:style-name="T9_7"><text:s/></text:span><text:span text:style-name="T9_8">useful</text:span><text:span text:style-name="T9_9"><text:s/></text:span><text:span text:style-name="T9_10">to</text:span><text:span text:style-name="T9_11"><text:s/></text:span><text:span text:style-name="T9_12">create</text:span><text:span text:style-name="T9_13"><text:s/></text:span><text:span text:style-name="T9_14">well</text:span><text:span text:style-name="T9_15">-</text:span><text:span text:style-name="T9_16">defined</text:span><text:span text:style-name="T9_17"><text:s/></text:span><text:span text:style-name="T9_18">interfaces</text:span><text:span text:style-name="T9_19"><text:s/></text:span><text:span text:style-name="T9_20">for</text:span><text:span text:style-name="T9_21"><text:s/></text:span><text:span text:style-name="T9_22">services</text:span><text:span text:style-name="T9_23">,<text:s/></text:span><text:span text:style-name="T9_24">do</text:span><text:span text:style-name="T9_25"><text:s/></text:span><text:span text:style-name="T9_26">not</text:span><text:span text:style-name="T9_27"><text:s/></text:span><text:span text:style-name="T9_28">fall</text:span><text:span text:style-name="T9_29"><text:s/></text:span><text:span text:style-name="T9_30">for</text:span><text:span text:style-name="T9_31"><text:s/></text:span><text:span text:style-name="T9_32">the</text:span><text:span text:style-name="T9_33"><text:s/></text:span><text:span text:style-name="T9_34">sirens</text:span><text:span text:style-name="T9_35">’<text:s/></text:span><text:span text:style-name="T9_36">song</text:span><text:span text:style-name="T9_37"><text:s/></text:span><text:span text:style-name="T9_38">that</text:span><text:span text:style-name="T9_39"><text:s/></text:span><text:span text:style-name="T9_40">swapping</text:span><text:span text:style-name="T9_41"><text:s/></text:span><text:span text:style-name="T9_42">the</text:span><text:span text:style-name="T9_43"><text:s/></text:span><text:span text:style-name="T9_44">underlying</text:span><text:span text:style-name="T9_45"><text:s/></text:span><text:span text:style-name="T9_46">implementation</text:span><text:span text:style-name="T9_47"><text:s/></text:span><text:span text:style-name="T9_48">is</text:span><text:span text:style-name="T9_49"><text:s/></text:span><text:span text:style-name="T9_50">an</text:span><text:span text:style-name="T9_51"><text:s/></text:span><text:span text:style-name="T9_52">easy</text:span><text:span text:style-name="T9_53"><text:s/></text:span><text:span text:style-name="T9_54">prospect</text:span><text:span text:style-name="T9_55">.<text:s/></text:span><text:span text:style-name="T9_56">Client</text:span><text:span text:style-name="T9_57"><text:s/></text:span><text:span text:style-name="T9_58">and</text:span><text:span text:style-name="T9_59"><text:s/></text:span><text:span text:style-name="T9_60">server</text:span><text:span text:style-name="T9_61"><text:s/></text:span><text:span text:style-name="T9_62">code</text:span><text:span text:style-name="T9_63"><text:s/></text:span><text:span text:style-name="T9_64">alike</text:span><text:span text:style-name="T9_65"><text:s/></text:span><text:span text:style-name="T9_66">have</text:span><text:span text:style-name="T9_67"><text:s/></text:span><text:span text:style-name="T9_68">their</text:span><text:span text:style-name="T9_69"><text:s/></text:span><text:span text:style-name="T9_70">limitations</text:span><text:span text:style-name="T9_71"><text:s/></text:span><text:span text:style-name="T9_72">and</text:span><text:span text:style-name="T9_73"><text:s/></text:span><text:span text:style-name="T9_74">idiosyncrasies</text:span><text:span text:style-name="T9_75">.<text:s/></text:span></text:p>
      <text:p text:style-name="P10"><text:span text:style-name="T10_1">That</text:span><text:span text:style-name="T10_2"><text:s/></text:span><text:span text:style-name="T10_3">being</text:span><text:span text:style-name="T10_4"><text:s/></text:span><text:span text:style-name="T10_5">said</text:span><text:span text:style-name="T10_6">,<text:s/></text:span><text:span text:style-name="T10_7">creating</text:span><text:span text:style-name="T10_8"><text:s/></text:span><text:span text:style-name="T10_9">a</text:span><text:span text:style-name="T10_10"><text:s/></text:span><text:span text:style-name="T10_11">mock</text:span><text:span text:style-name="T10_12"><text:s/></text:span><text:span text:style-name="T10_13">service</text:span><text:span text:style-name="T10_14"><text:s/></text:span><text:span text:style-name="T10_15">for</text:span><text:span text:style-name="T10_16"><text:s/></text:span><text:span text:style-name="T10_17">unit</text:span><text:span text:style-name="T10_18"><text:s/></text:span><text:span text:style-name="T10_19">testing</text:span><text:span text:style-name="T10_20"><text:s/></text:span><text:span text:style-name="T10_21">purposes</text:span><text:span text:style-name="T10_22"><text:s/></text:span><text:span text:style-name="T10_23">can</text:span><text:span text:style-name="T10_24"><text:s/></text:span><text:span text:style-name="T10_25">be</text:span><text:span text:style-name="T10_26"><text:s/></text:span><text:span text:style-name="T10_27">used</text:span><text:span text:style-name="T10_28"><text:s/></text:span><text:span text:style-name="T10_29">to</text:span><text:span text:style-name="T10_30"><text:s/></text:span><text:span text:style-name="T10_31">great</text:span><text:span text:style-name="T10_32"><text:s/></text:span><text:span text:style-name="T10_33">effect</text:span><text:span text:style-name="T10_34">.<text:s/></text:span><text:span text:style-name="T10_35">This</text:span><text:span text:style-name="T10_36"><text:s/></text:span><text:span text:style-name="T10_37">is</text:span><text:span text:style-name="T10_38"><text:s/></text:span><text:span text:style-name="T10_39">especially</text:span><text:span text:style-name="T10_40"><text:s/></text:span><text:span text:style-name="T10_41">useful</text:span><text:span text:style-name="T10_42"><text:s/></text:span><text:span text:style-name="T10_43">when</text:span><text:span text:style-name="T10_44"><text:s/></text:span><text:span text:style-name="T10_45">integration</text:span><text:span text:style-name="T10_46"><text:s/></text:span><text:span text:style-name="T10_47">testing</text:span><text:span text:style-name="T10_48"><text:s/></text:span><text:span text:style-name="T10_49">is</text:span><text:span text:style-name="T10_50"><text:s/></text:span><text:span text:style-name="T10_51">not</text:span><text:span text:style-name="T10_52"><text:s/></text:span><text:span text:style-name="T10_53">possible</text:span><text:span text:style-name="T10_54"><text:s/></text:span><text:span text:style-name="T10_55">for</text:span><text:span text:style-name="T10_56"><text:s/></text:span><text:span text:style-name="T10_57">unit</text:span><text:span text:style-name="T10_58"><text:s/></text:span><text:span text:style-name="T10_59">testing</text:span><text:span text:style-name="T10_60">.<text:s/></text:span><text:span text:style-name="T10_61">However</text:span><text:span text:style-name="T10_62">,<text:s/></text:span><text:span text:style-name="T10_63">unit</text:span><text:span text:style-name="T10_64"><text:s/></text:span><text:span text:style-name="T10_65">tests</text:span><text:span text:style-name="T10_66"><text:s/></text:span><text:span text:style-name="T10_67">are</text:span><text:span text:style-name="T10_68"><text:s/></text:span><text:span text:style-name="T10_69">never</text:span><text:span text:style-name="T10_70"><text:s/></text:span><text:span text:style-name="T10_71">a</text:span><text:span text:style-name="T10_72"><text:s/></text:span><text:span text:style-name="T10_73">replacement</text:span><text:span text:style-name="T10_74"><text:s/></text:span><text:span text:style-name="T10_75">for</text:span><text:span text:style-name="T10_76"><text:s/></text:span><text:span text:style-name="T10_77">full</text:span><text:span text:style-name="T10_78"><text:s/></text:span><text:span text:style-name="T10_79">integration</text:span><text:span text:style-name="T10_80"><text:s/></text:span><text:span text:style-name="T10_81">testing</text:span><text:span text:style-name="T10_82">.<text:s/>“</text:span><text:span text:style-name="T10_83">It</text:span><text:span text:style-name="T10_84"><text:s/></text:span><text:span text:style-name="T10_85">works</text:span><text:span text:style-name="T10_86"><text:s/></text:span><text:span text:style-name="T10_87">in</text:span><text:span text:style-name="T10_88"><text:s/></text:span><text:span text:style-name="T10_89">our</text:span><text:span text:style-name="T10_90"><text:s/></text:span><text:span text:style-name="T10_91">unit</text:span><text:span text:style-name="T10_92"><text:s/></text:span><text:span text:style-name="T10_93">tests</text:span><text:span text:style-name="T10_94">!”<text:s/></text:span><text:span text:style-name="T10_95">is</text:span><text:span text:style-name="T10_96"><text:s/></text:span><text:span text:style-name="T10_97">never</text:span><text:span text:style-name="T10_98"><text:s/></text:span><text:span text:style-name="T10_99">a</text:span><text:span text:style-name="T10_100"><text:s/></text:span><text:span text:style-name="T10_101">response</text:span><text:span text:style-name="T10_102"><text:s/></text:span><text:span text:style-name="T10_103">the</text:span><text:span text:style-name="T10_104"><text:s/></text:span><text:span text:style-name="T10_105">client</text:span><text:span text:style-name="T10_106"><text:s/></text:span><text:span text:style-name="T10_107">wants</text:span><text:span text:style-name="T10_108"><text:s/></text:span><text:span text:style-name="T10_109">to</text:span><text:span text:style-name="T10_110"><text:s/></text:span><text:span text:style-name="T10_111">hear</text:span><text:span text:style-name="T10_112">.</text:span></text:p>
      <text:p text:style-name="P11"/>
      <text:p text:style-name="P12"><text:span text:style-name="T12_1">Links</text:span></text:p>
      <text:p text:style-name="P13"><text:span text:style-name="T13_1">CDI</text:span><text:span text:style-name="T13_2"><text:s/></text:span><text:span text:style-name="T13_3">vs</text:span><text:span text:style-name="T13_4">.<text:s/></text:span><text:span text:style-name="T13_5">EJB</text:span><text:span text:style-name="T13_6">:</text:span></text:p>
      <text:p text:style-name="P14"><text:span text:style-name="T14_1"><text:a xlink:type="simple" xlink:href="https://stackoverflow.com/questions/13487987/where-to-use-ejb-3-1-and-cdi/13504763#13504763"><text:span text:style-name="T14_2">https</text:span></text:a></text:span><text:span text:style-name="T14_3"><text:a xlink:type="simple" xlink:href="https://stackoverflow.com/questions/13487987/where-to-use-ejb-3-1-and-cdi/13504763#13504763"><text:span text:style-name="T14_4">://</text:span></text:a></text:span><text:span text:style-name="T14_5"><text:a xlink:type="simple" xlink:href="https://stackoverflow.com/questions/13487987/where-to-use-ejb-3-1-and-cdi/13504763#13504763"><text:span text:style-name="T14_6">stackoverflow</text:span></text:a></text:span><text:span text:style-name="T14_7"><text:a xlink:type="simple" xlink:href="https://stackoverflow.com/questions/13487987/where-to-use-ejb-3-1-and-cdi/13504763#13504763"><text:span text:style-name="T14_8">.</text:span></text:a></text:span><text:span text:style-name="T14_9"><text:a xlink:type="simple" xlink:href="https://stackoverflow.com/questions/13487987/where-to-use-ejb-3-1-and-cdi/13504763#13504763"><text:span text:style-name="T14_10">com</text:span></text:a></text:span><text:span text:style-name="T14_11"><text:a xlink:type="simple" xlink:href="https://stackoverflow.com/questions/13487987/where-to-use-ejb-3-1-and-cdi/13504763#13504763"><text:span text:style-name="T14_12">/</text:span></text:a></text:span><text:span text:style-name="T14_13"><text:a xlink:type="simple" xlink:href="https://stackoverflow.com/questions/13487987/where-to-use-ejb-3-1-and-cdi/13504763#13504763"><text:span text:style-name="T14_14">questions</text:span></text:a></text:span><text:span text:style-name="T14_15"><text:a xlink:type="simple" xlink:href="https://stackoverflow.com/questions/13487987/where-to-use-ejb-3-1-and-cdi/13504763#13504763"><text:span text:style-name="T14_16">/13487987/</text:span></text:a></text:span><text:span text:style-name="T14_17"><text:a xlink:type="simple" xlink:href="https://stackoverflow.com/questions/13487987/where-to-use-ejb-3-1-and-cdi/13504763#13504763"><text:span text:style-name="T14_18">where</text:span></text:a></text:span><text:span text:style-name="T14_19"><text:a xlink:type="simple" xlink:href="https://stackoverflow.com/questions/13487987/where-to-use-ejb-3-1-and-cdi/13504763#13504763"><text:span text:style-name="T14_20">-</text:span></text:a></text:span><text:span text:style-name="T14_21"><text:a xlink:type="simple" xlink:href="https://stackoverflow.com/questions/13487987/where-to-use-ejb-3-1-and-cdi/13504763#13504763"><text:span text:style-name="T14_22">to</text:span></text:a></text:span><text:span text:style-name="T14_23"><text:a xlink:type="simple" xlink:href="https://stackoverflow.com/questions/13487987/where-to-use-ejb-3-1-and-cdi/13504763#13504763"><text:span text:style-name="T14_24">-</text:span></text:a></text:span><text:span text:style-name="T14_25"><text:a xlink:type="simple" xlink:href="https://stackoverflow.com/questions/13487987/where-to-use-ejb-3-1-and-cdi/13504763#13504763"><text:span text:style-name="T14_26">use</text:span></text:a></text:span><text:span text:style-name="T14_27"><text:a xlink:type="simple" xlink:href="https://stackoverflow.com/questions/13487987/where-to-use-ejb-3-1-and-cdi/13504763#13504763"><text:span text:style-name="T14_28">-</text:span></text:a></text:span><text:span text:style-name="T14_29"><text:a xlink:type="simple" xlink:href="https://stackoverflow.com/questions/13487987/where-to-use-ejb-3-1-and-cdi/13504763#13504763"><text:span text:style-name="T14_30">ejb</text:span></text:a></text:span><text:span text:style-name="T14_31"><text:a xlink:type="simple" xlink:href="https://stackoverflow.com/questions/13487987/where-to-use-ejb-3-1-and-cdi/13504763#13504763"><text:span text:style-name="T14_32">-3-1-</text:span></text:a></text:span><text:span text:style-name="T14_33"><text:a xlink:type="simple" xlink:href="https://stackoverflow.com/questions/13487987/where-to-use-ejb-3-1-and-cdi/13504763#13504763"><text:span text:style-name="T14_34">and</text:span></text:a></text:span><text:span text:style-name="T14_35"><text:a xlink:type="simple" xlink:href="https://stackoverflow.com/questions/13487987/where-to-use-ejb-3-1-and-cdi/13504763#13504763"><text:span text:style-name="T14_36">-</text:span></text:a></text:span><text:span text:style-name="T14_37"><text:a xlink:type="simple" xlink:href="https://stackoverflow.com/questions/13487987/where-to-use-ejb-3-1-and-cdi/13504763#13504763"><text:span text:style-name="T14_38">cdi</text:span></text:a></text:span><text:span text:style-name="T14_39"><text:a xlink:type="simple" xlink:href="https://stackoverflow.com/questions/13487987/where-to-use-ejb-3-1-and-cdi/13504763#13504763"><text:span text:style-name="T14_40">/13504763#13504763</text:span></text:a></text:span></text:p>
      <text:p text:style-name="P15"><text:span text:style-name="T15_1"><text:a xlink:type="simple" xlink:href="https://stackoverflow.com/questions/11986847/java-ee-6-javax-annotation-managedbean-vs-javax-inject-named-vs-javax-faces/12012663#12012663"><text:span text:style-name="T15_2">https</text:span></text:a></text:span><text:span text:style-name="T15_3"><text:a xlink:type="simple" xlink:href="https://stackoverflow.com/questions/11986847/java-ee-6-javax-annotation-managedbean-vs-javax-inject-named-vs-javax-faces/12012663#12012663"><text:span text:style-name="T15_4">://</text:span></text:a></text:span><text:span text:style-name="T15_5"><text:a xlink:type="simple" xlink:href="https://stackoverflow.com/questions/11986847/java-ee-6-javax-annotation-managedbean-vs-javax-inject-named-vs-javax-faces/12012663#12012663"><text:span text:style-name="T15_6">stackoverflow</text:span></text:a></text:span><text:span text:style-name="T15_7"><text:a xlink:type="simple" xlink:href="https://stackoverflow.com/questions/11986847/java-ee-6-javax-annotation-managedbean-vs-javax-inject-named-vs-javax-faces/12012663#12012663"><text:span text:style-name="T15_8">.</text:span></text:a></text:span><text:span text:style-name="T15_9"><text:a xlink:type="simple" xlink:href="https://stackoverflow.com/questions/11986847/java-ee-6-javax-annotation-managedbean-vs-javax-inject-named-vs-javax-faces/12012663#12012663"><text:span text:style-name="T15_10">com</text:span></text:a></text:span><text:span text:style-name="T15_11"><text:a xlink:type="simple" xlink:href="https://stackoverflow.com/questions/11986847/java-ee-6-javax-annotation-managedbean-vs-javax-inject-named-vs-javax-faces/12012663#12012663"><text:span text:style-name="T15_12">/</text:span></text:a></text:span><text:span text:style-name="T15_13"><text:a xlink:type="simple" xlink:href="https://stackoverflow.com/questions/11986847/java-ee-6-javax-annotation-managedbean-vs-javax-inject-named-vs-javax-faces/12012663#12012663"><text:span text:style-name="T15_14">questions</text:span></text:a></text:span><text:span text:style-name="T15_15"><text:a xlink:type="simple" xlink:href="https://stackoverflow.com/questions/11986847/java-ee-6-javax-annotation-managedbean-vs-javax-inject-named-vs-javax-faces/12012663#12012663"><text:span text:style-name="T15_16">/11986847/</text:span></text:a></text:span><text:span text:style-name="T15_17"><text:a xlink:type="simple" xlink:href="https://stackoverflow.com/questions/11986847/java-ee-6-javax-annotation-managedbean-vs-javax-inject-named-vs-javax-faces/12012663#12012663"><text:span text:style-name="T15_18">java</text:span></text:a></text:span><text:span text:style-name="T15_19"><text:a xlink:type="simple" xlink:href="https://stackoverflow.com/questions/11986847/java-ee-6-javax-annotation-managedbean-vs-javax-inject-named-vs-javax-faces/12012663#12012663"><text:span text:style-name="T15_20">-</text:span></text:a></text:span><text:span text:style-name="T15_21"><text:a xlink:type="simple" xlink:href="https://stackoverflow.com/questions/11986847/java-ee-6-javax-annotation-managedbean-vs-javax-inject-named-vs-javax-faces/12012663#12012663"><text:span text:style-name="T15_22">ee</text:span></text:a></text:span><text:span text:style-name="T15_23"><text:a xlink:type="simple" xlink:href="https://stackoverflow.com/questions/11986847/java-ee-6-javax-annotation-managedbean-vs-javax-inject-named-vs-javax-faces/12012663#12012663"><text:span text:style-name="T15_24">-6-</text:span></text:a></text:span><text:span text:style-name="T15_25"><text:a xlink:type="simple" xlink:href="https://stackoverflow.com/questions/11986847/java-ee-6-javax-annotation-managedbean-vs-javax-inject-named-vs-javax-faces/12012663#12012663"><text:span text:style-name="T15_26">javax</text:span></text:a></text:span><text:span text:style-name="T15_27"><text:a xlink:type="simple" xlink:href="https://stackoverflow.com/questions/11986847/java-ee-6-javax-annotation-managedbean-vs-javax-inject-named-vs-javax-faces/12012663#12012663"><text:span text:style-name="T15_28">-</text:span></text:a></text:span><text:span text:style-name="T15_29"><text:a xlink:type="simple" xlink:href="https://stackoverflow.com/questions/11986847/java-ee-6-javax-annotation-managedbean-vs-javax-inject-named-vs-javax-faces/12012663#12012663"><text:span text:style-name="T15_30">annotation</text:span></text:a></text:span><text:span text:style-name="T15_31"><text:a xlink:type="simple" xlink:href="https://stackoverflow.com/questions/11986847/java-ee-6-javax-annotation-managedbean-vs-javax-inject-named-vs-javax-faces/12012663#12012663"><text:span text:style-name="T15_32">-</text:span></text:a></text:span><text:span text:style-name="T15_33"><text:a xlink:type="simple" xlink:href="https://stackoverflow.com/questions/11986847/java-ee-6-javax-annotation-managedbean-vs-javax-inject-named-vs-javax-faces/12012663#12012663"><text:span text:style-name="T15_34">managedbean</text:span></text:a></text:span><text:span text:style-name="T15_35"><text:a xlink:type="simple" xlink:href="https://stackoverflow.com/questions/11986847/java-ee-6-javax-annotation-managedbean-vs-javax-inject-named-vs-javax-faces/12012663#12012663"><text:span text:style-name="T15_36">-</text:span></text:a></text:span><text:span text:style-name="T15_37"><text:a xlink:type="simple" xlink:href="https://stackoverflow.com/questions/11986847/java-ee-6-javax-annotation-managedbean-vs-javax-inject-named-vs-javax-faces/12012663#12012663"><text:span text:style-name="T15_38">vs</text:span></text:a></text:span><text:span text:style-name="T15_39"><text:a xlink:type="simple" xlink:href="https://stackoverflow.com/questions/11986847/java-ee-6-javax-annotation-managedbean-vs-javax-inject-named-vs-javax-faces/12012663#12012663"><text:span text:style-name="T15_40">-</text:span></text:a></text:span><text:span text:style-name="T15_41"><text:a xlink:type="simple" xlink:href="https://stackoverflow.com/questions/11986847/java-ee-6-javax-annotation-managedbean-vs-javax-inject-named-vs-javax-faces/12012663#12012663"><text:span text:style-name="T15_42">javax</text:span></text:a></text:span><text:span text:style-name="T15_43"><text:a xlink:type="simple" xlink:href="https://stackoverflow.com/questions/11986847/java-ee-6-javax-annotation-managedbean-vs-javax-inject-named-vs-javax-faces/12012663#12012663"><text:span text:style-name="T15_44">-</text:span></text:a></text:span><text:span text:style-name="T15_45"><text:a xlink:type="simple" xlink:href="https://stackoverflow.com/questions/11986847/java-ee-6-javax-annotation-managedbean-vs-javax-inject-named-vs-javax-faces/12012663#12012663"><text:span text:style-name="T15_46">inject</text:span></text:a></text:span><text:span text:style-name="T15_47"><text:a xlink:type="simple" xlink:href="https://stackoverflow.com/questions/11986847/java-ee-6-javax-annotation-managedbean-vs-javax-inject-named-vs-javax-faces/12012663#12012663"><text:span text:style-name="T15_48">-</text:span></text:a></text:span><text:span text:style-name="T15_49"><text:a xlink:type="simple" xlink:href="https://stackoverflow.com/questions/11986847/java-ee-6-javax-annotation-managedbean-vs-javax-inject-named-vs-javax-faces/12012663#12012663"><text:span text:style-name="T15_50">named</text:span></text:a></text:span><text:span text:style-name="T15_51"><text:a xlink:type="simple" xlink:href="https://stackoverflow.com/questions/11986847/java-ee-6-javax-annotation-managedbean-vs-javax-inject-named-vs-javax-faces/12012663#12012663"><text:span text:style-name="T15_52">-</text:span></text:a></text:span><text:span text:style-name="T15_53"><text:a xlink:type="simple" xlink:href="https://stackoverflow.com/questions/11986847/java-ee-6-javax-annotation-managedbean-vs-javax-inject-named-vs-javax-faces/12012663#12012663"><text:span text:style-name="T15_54">vs</text:span></text:a></text:span><text:span text:style-name="T15_55"><text:a xlink:type="simple" xlink:href="https://stackoverflow.com/questions/11986847/java-ee-6-javax-annotation-managedbean-vs-javax-inject-named-vs-javax-faces/12012663#12012663"><text:span text:style-name="T15_56">-</text:span></text:a></text:span><text:span text:style-name="T15_57"><text:a xlink:type="simple" xlink:href="https://stackoverflow.com/questions/11986847/java-ee-6-javax-annotation-managedbean-vs-javax-inject-named-vs-javax-faces/12012663#12012663"><text:span text:style-name="T15_58">javax</text:span></text:a></text:span><text:span text:style-name="T15_59"><text:a xlink:type="simple" xlink:href="https://stackoverflow.com/questions/11986847/java-ee-6-javax-annotation-managedbean-vs-javax-inject-named-vs-javax-faces/12012663#12012663"><text:span text:style-name="T15_60">-</text:span></text:a></text:span><text:span text:style-name="T15_61"><text:a xlink:type="simple" xlink:href="https://stackoverflow.com/questions/11986847/java-ee-6-javax-annotation-managedbean-vs-javax-inject-named-vs-javax-faces/12012663#12012663"><text:span text:style-name="T15_62">faces</text:span></text:a></text:span><text:span text:style-name="T15_63"><text:a xlink:type="simple" xlink:href="https://stackoverflow.com/questions/11986847/java-ee-6-javax-annotation-managedbean-vs-javax-inject-named-vs-javax-faces/12012663#12012663"><text:span text:style-name="T15_64">/12012663#12012663</text:span></text:a></text:span></text:p>
      <text:p text:style-name="P16"><text:span text:style-name="T16_1"><text:a xlink:type="simple" xlink:href="https://stackoverflow.com/questions/8138232/should-i-use-ejb-or-inject/8138452?s=13%7C0.0000#8138452"><text:span text:style-name="T16_2">https</text:span></text:a></text:span><text:span text:style-name="T16_3"><text:a xlink:type="simple" xlink:href="https://stackoverflow.com/questions/8138232/should-i-use-ejb-or-inject/8138452?s=13%7C0.0000#8138452"><text:span text:style-name="T16_4">://</text:span></text:a></text:span><text:span text:style-name="T16_5"><text:a xlink:type="simple" xlink:href="https://stackoverflow.com/questions/8138232/should-i-use-ejb-or-inject/8138452?s=13%7C0.0000#8138452"><text:span text:style-name="T16_6">stackoverflow</text:span></text:a></text:span><text:span text:style-name="T16_7"><text:a xlink:type="simple" xlink:href="https://stackoverflow.com/questions/8138232/should-i-use-ejb-or-inject/8138452?s=13%7C0.0000#8138452"><text:span text:style-name="T16_8">.</text:span></text:a></text:span><text:span text:style-name="T16_9"><text:a xlink:type="simple" xlink:href="https://stackoverflow.com/questions/8138232/should-i-use-ejb-or-inject/8138452?s=13%7C0.0000#8138452"><text:span text:style-name="T16_10">com</text:span></text:a></text:span><text:span text:style-name="T16_11"><text:a xlink:type="simple" xlink:href="https://stackoverflow.com/questions/8138232/should-i-use-ejb-or-inject/8138452?s=13%7C0.0000#8138452"><text:span text:style-name="T16_12">/</text:span></text:a></text:span><text:span text:style-name="T16_13"><text:a xlink:type="simple" xlink:href="https://stackoverflow.com/questions/8138232/should-i-use-ejb-or-inject/8138452?s=13%7C0.0000#8138452"><text:span text:style-name="T16_14">questions</text:span></text:a></text:span><text:span text:style-name="T16_15"><text:a xlink:type="simple" xlink:href="https://stackoverflow.com/questions/8138232/should-i-use-ejb-or-inject/8138452?s=13%7C0.0000#8138452"><text:span text:style-name="T16_16">/8138232/</text:span></text:a></text:span><text:span text:style-name="T16_17"><text:a xlink:type="simple" xlink:href="https://stackoverflow.com/questions/8138232/should-i-use-ejb-or-inject/8138452?s=13%7C0.0000#8138452"><text:span text:style-name="T16_18">should</text:span></text:a></text:span><text:span text:style-name="T16_19"><text:a xlink:type="simple" xlink:href="https://stackoverflow.com/questions/8138232/should-i-use-ejb-or-inject/8138452?s=13%7C0.0000#8138452"><text:span text:style-name="T16_20">-</text:span></text:a></text:span><text:span text:style-name="T16_21"><text:a xlink:type="simple" xlink:href="https://stackoverflow.com/questions/8138232/should-i-use-ejb-or-inject/8138452?s=13%7C0.0000#8138452"><text:span text:style-name="T16_22">i</text:span></text:a></text:span><text:span text:style-name="T16_23"><text:a xlink:type="simple" xlink:href="https://stackoverflow.com/questions/8138232/should-i-use-ejb-or-inject/8138452?s=13%7C0.0000#8138452"><text:span text:style-name="T16_24">-</text:span></text:a></text:span><text:span text:style-name="T16_25"><text:a xlink:type="simple" xlink:href="https://stackoverflow.com/questions/8138232/should-i-use-ejb-or-inject/8138452?s=13%7C0.0000#8138452"><text:span text:style-name="T16_26">use</text:span></text:a></text:span><text:span text:style-name="T16_27"><text:a xlink:type="simple" xlink:href="https://stackoverflow.com/questions/8138232/should-i-use-ejb-or-inject/8138452?s=13%7C0.0000#8138452"><text:span text:style-name="T16_28">-</text:span></text:a></text:span><text:span text:style-name="T16_29"><text:a xlink:type="simple" xlink:href="https://stackoverflow.com/questions/8138232/should-i-use-ejb-or-inject/8138452?s=13%7C0.0000#8138452"><text:span text:style-name="T16_30">ejb</text:span></text:a></text:span><text:span text:style-name="T16_31"><text:a xlink:type="simple" xlink:href="https://stackoverflow.com/questions/8138232/should-i-use-ejb-or-inject/8138452?s=13%7C0.0000#8138452"><text:span text:style-name="T16_32">-</text:span></text:a></text:span><text:span text:style-name="T16_33"><text:a xlink:type="simple" xlink:href="https://stackoverflow.com/questions/8138232/should-i-use-ejb-or-inject/8138452?s=13%7C0.0000#8138452"><text:span text:style-name="T16_34">or</text:span></text:a></text:span><text:span text:style-name="T16_35"><text:a xlink:type="simple" xlink:href="https://stackoverflow.com/questions/8138232/should-i-use-ejb-or-inject/8138452?s=13%7C0.0000#8138452"><text:span text:style-name="T16_36">-</text:span></text:a></text:span><text:span text:style-name="T16_37"><text:a xlink:type="simple" xlink:href="https://stackoverflow.com/questions/8138232/should-i-use-ejb-or-inject/8138452?s=13%7C0.0000#8138452"><text:span text:style-name="T16_38">inject</text:span></text:a></text:span><text:span text:style-name="T16_39"><text:a xlink:type="simple" xlink:href="https://stackoverflow.com/questions/8138232/should-i-use-ejb-or-inject/8138452?s=13%7C0.0000#8138452"><text:span text:style-name="T16_40">/8138452?</text:span></text:a></text:span><text:span text:style-name="T16_41"><text:a xlink:type="simple" xlink:href="https://stackoverflow.com/questions/8138232/should-i-use-ejb-or-inject/8138452?s=13%7C0.0000#8138452"><text:span text:style-name="T16_42">s</text:span></text:a></text:span><text:span text:style-name="T16_43"><text:a xlink:type="simple" xlink:href="https://stackoverflow.com/questions/8138232/should-i-use-ejb-or-inject/8138452?s=13%7C0.0000#8138452"><text:span text:style-name="T16_44">=13|0.0000#8138452</text:span></text:a></text:span></text:p>
      <text:p text:style-name="P17"><text:span text:style-name="T17_1"><text:a xlink:type="simple" xlink:href="https://stackoverflow.com/questions/13487987/where-to-use-ejb-3-1-and-cdi?s=44%7C0.0000"><text:span text:style-name="T17_2">https</text:span></text:a></text:span><text:span text:style-name="T17_3"><text:a xlink:type="simple" xlink:href="https://stackoverflow.com/questions/13487987/where-to-use-ejb-3-1-and-cdi?s=44%7C0.0000"><text:span text:style-name="T17_4">://</text:span></text:a></text:span><text:span text:style-name="T17_5"><text:a xlink:type="simple" xlink:href="https://stackoverflow.com/questions/13487987/where-to-use-ejb-3-1-and-cdi?s=44%7C0.0000"><text:span text:style-name="T17_6">stackoverflow</text:span></text:a></text:span><text:span text:style-name="T17_7"><text:a xlink:type="simple" xlink:href="https://stackoverflow.com/questions/13487987/where-to-use-ejb-3-1-and-cdi?s=44%7C0.0000"><text:span text:style-name="T17_8">.</text:span></text:a></text:span><text:span text:style-name="T17_9"><text:a xlink:type="simple" xlink:href="https://stackoverflow.com/questions/13487987/where-to-use-ejb-3-1-and-cdi?s=44%7C0.0000"><text:span text:style-name="T17_10">com</text:span></text:a></text:span><text:span text:style-name="T17_11"><text:a xlink:type="simple" xlink:href="https://stackoverflow.com/questions/13487987/where-to-use-ejb-3-1-and-cdi?s=44%7C0.0000"><text:span text:style-name="T17_12">/</text:span></text:a></text:span><text:span text:style-name="T17_13"><text:a xlink:type="simple" xlink:href="https://stackoverflow.com/questions/13487987/where-to-use-ejb-3-1-and-cdi?s=44%7C0.0000"><text:span text:style-name="T17_14">questions</text:span></text:a></text:span><text:span text:style-name="T17_15"><text:a xlink:type="simple" xlink:href="https://stackoverflow.com/questions/13487987/where-to-use-ejb-3-1-and-cdi?s=44%7C0.0000"><text:span text:style-name="T17_16">/13487987/</text:span></text:a></text:span><text:span text:style-name="T17_17"><text:a xlink:type="simple" xlink:href="https://stackoverflow.com/questions/13487987/where-to-use-ejb-3-1-and-cdi?s=44%7C0.0000"><text:span text:style-name="T17_18">where</text:span></text:a></text:span><text:span text:style-name="T17_19"><text:a xlink:type="simple" xlink:href="https://stackoverflow.com/questions/13487987/where-to-use-ejb-3-1-and-cdi?s=44%7C0.0000"><text:span text:style-name="T17_20">-</text:span></text:a></text:span><text:span text:style-name="T17_21"><text:a xlink:type="simple" xlink:href="https://stackoverflow.com/questions/13487987/where-to-use-ejb-3-1-and-cdi?s=44%7C0.0000"><text:span text:style-name="T17_22">to</text:span></text:a></text:span><text:span text:style-name="T17_23"><text:a xlink:type="simple" xlink:href="https://stackoverflow.com/questions/13487987/where-to-use-ejb-3-1-and-cdi?s=44%7C0.0000"><text:span text:style-name="T17_24">-</text:span></text:a></text:span><text:span text:style-name="T17_25"><text:a xlink:type="simple" xlink:href="https://stackoverflow.com/questions/13487987/where-to-use-ejb-3-1-and-cdi?s=44%7C0.0000"><text:span text:style-name="T17_26">use</text:span></text:a></text:span><text:span text:style-name="T17_27"><text:a xlink:type="simple" xlink:href="https://stackoverflow.com/questions/13487987/where-to-use-ejb-3-1-and-cdi?s=44%7C0.0000"><text:span text:style-name="T17_28">-</text:span></text:a></text:span><text:span text:style-name="T17_29"><text:a xlink:type="simple" xlink:href="https://stackoverflow.com/questions/13487987/where-to-use-ejb-3-1-and-cdi?s=44%7C0.0000"><text:span text:style-name="T17_30">ejb</text:span></text:a></text:span><text:span text:style-name="T17_31"><text:a xlink:type="simple" xlink:href="https://stackoverflow.com/questions/13487987/where-to-use-ejb-3-1-and-cdi?s=44%7C0.0000"><text:span text:style-name="T17_32">-3-1-</text:span></text:a></text:span><text:span text:style-name="T17_33"><text:a xlink:type="simple" xlink:href="https://stackoverflow.com/questions/13487987/where-to-use-ejb-3-1-and-cdi?s=44%7C0.0000"><text:span text:style-name="T17_34">and</text:span></text:a></text:span><text:span text:style-name="T17_35"><text:a xlink:type="simple" xlink:href="https://stackoverflow.com/questions/13487987/where-to-use-ejb-3-1-and-cdi?s=44%7C0.0000"><text:span text:style-name="T17_36">-</text:span></text:a></text:span><text:span text:style-name="T17_37"><text:a xlink:type="simple" xlink:href="https://stackoverflow.com/questions/13487987/where-to-use-ejb-3-1-and-cdi?s=44%7C0.0000"><text:span text:style-name="T17_38">cdi</text:span></text:a></text:span><text:span text:style-name="T17_39"><text:a xlink:type="simple" xlink:href="https://stackoverflow.com/questions/13487987/where-to-use-ejb-3-1-and-cdi?s=44%7C0.0000"><text:span text:style-name="T17_40">?</text:span></text:a></text:span><text:span text:style-name="T17_41"><text:a xlink:type="simple" xlink:href="https://stackoverflow.com/questions/13487987/where-to-use-ejb-3-1-and-cdi?s=44%7C0.0000"><text:span text:style-name="T17_42">s</text:span></text:a></text:span><text:span text:style-name="T17_43"><text:a xlink:type="simple" xlink:href="https://stackoverflow.com/questions/13487987/where-to-use-ejb-3-1-and-cdi?s=44%7C0.0000"><text:span text:style-name="T17_44">=44|0.0000</text:span></text:a></text:span></text:p>
      <text:p text:style-name="P18"/>
      <text:p text:style-name="P19"><text:span text:style-name="T19_1">CDI</text:span><text:span text:style-name="T19_2"><text:s/></text:span><text:span text:style-name="T19_3">vs</text:span><text:span text:style-name="T19_4">.<text:s/></text:span><text:span text:style-name="T19_5">Spring</text:span><text:span text:style-name="T19_6">:</text:span></text:p>
      <text:p text:style-name="P20"><text:span text:style-name="T20_1"><text:a xlink:type="simple" xlink:href="https://stackoverflow.com/questions/5973364/is-cdi-a-good-replacement-of-spring/5974145?s=22%7C0.0000#5974145"><text:span text:style-name="T20_2">https</text:span></text:a></text:span><text:span text:style-name="T20_3"><text:a xlink:type="simple" xlink:href="https://stackoverflow.com/questions/5973364/is-cdi-a-good-replacement-of-spring/5974145?s=22%7C0.0000#5974145"><text:span text:style-name="T20_4">://</text:span></text:a></text:span><text:span text:style-name="T20_5"><text:a xlink:type="simple" xlink:href="https://stackoverflow.com/questions/5973364/is-cdi-a-good-replacement-of-spring/5974145?s=22%7C0.0000#5974145"><text:span text:style-name="T20_6">stackoverflow</text:span></text:a></text:span><text:span text:style-name="T20_7"><text:a xlink:type="simple" xlink:href="https://stackoverflow.com/questions/5973364/is-cdi-a-good-replacement-of-spring/5974145?s=22%7C0.0000#5974145"><text:span text:style-name="T20_8">.</text:span></text:a></text:span><text:span text:style-name="T20_9"><text:a xlink:type="simple" xlink:href="https://stackoverflow.com/questions/5973364/is-cdi-a-good-replacement-of-spring/5974145?s=22%7C0.0000#5974145"><text:span text:style-name="T20_10">com</text:span></text:a></text:span><text:span text:style-name="T20_11"><text:a xlink:type="simple" xlink:href="https://stackoverflow.com/questions/5973364/is-cdi-a-good-replacement-of-spring/5974145?s=22%7C0.0000#5974145"><text:span text:style-name="T20_12">/</text:span></text:a></text:span><text:span text:style-name="T20_13"><text:a xlink:type="simple" xlink:href="https://stackoverflow.com/questions/5973364/is-cdi-a-good-replacement-of-spring/5974145?s=22%7C0.0000#5974145"><text:span text:style-name="T20_14">questions</text:span></text:a></text:span><text:span text:style-name="T20_15"><text:a xlink:type="simple" xlink:href="https://stackoverflow.com/questions/5973364/is-cdi-a-good-replacement-of-spring/5974145?s=22%7C0.0000#5974145"><text:span text:style-name="T20_16">/5973364/</text:span></text:a></text:span><text:span text:style-name="T20_17"><text:a xlink:type="simple" xlink:href="https://stackoverflow.com/questions/5973364/is-cdi-a-good-replacement-of-spring/5974145?s=22%7C0.0000#5974145"><text:span text:style-name="T20_18">is</text:span></text:a></text:span><text:span text:style-name="T20_19"><text:a xlink:type="simple" xlink:href="https://stackoverflow.com/questions/5973364/is-cdi-a-good-replacement-of-spring/5974145?s=22%7C0.0000#5974145"><text:span text:style-name="T20_20">-</text:span></text:a></text:span><text:span text:style-name="T20_21"><text:a xlink:type="simple" xlink:href="https://stackoverflow.com/questions/5973364/is-cdi-a-good-replacement-of-spring/5974145?s=22%7C0.0000#5974145"><text:span text:style-name="T20_22">cdi</text:span></text:a></text:span><text:span text:style-name="T20_23"><text:a xlink:type="simple" xlink:href="https://stackoverflow.com/questions/5973364/is-cdi-a-good-replacement-of-spring/5974145?s=22%7C0.0000#5974145"><text:span text:style-name="T20_24">-</text:span></text:a></text:span><text:span text:style-name="T20_25"><text:a xlink:type="simple" xlink:href="https://stackoverflow.com/questions/5973364/is-cdi-a-good-replacement-of-spring/5974145?s=22%7C0.0000#5974145"><text:span text:style-name="T20_26">a</text:span></text:a></text:span><text:span text:style-name="T20_27"><text:a xlink:type="simple" xlink:href="https://stackoverflow.com/questions/5973364/is-cdi-a-good-replacement-of-spring/5974145?s=22%7C0.0000#5974145"><text:span text:style-name="T20_28">-</text:span></text:a></text:span><text:span text:style-name="T20_29"><text:a xlink:type="simple" xlink:href="https://stackoverflow.com/questions/5973364/is-cdi-a-good-replacement-of-spring/5974145?s=22%7C0.0000#5974145"><text:span text:style-name="T20_30">good</text:span></text:a></text:span><text:span text:style-name="T20_31"><text:a xlink:type="simple" xlink:href="https://stackoverflow.com/questions/5973364/is-cdi-a-good-replacement-of-spring/5974145?s=22%7C0.0000#5974145"><text:span text:style-name="T20_32">-</text:span></text:a></text:span><text:span text:style-name="T20_33"><text:a xlink:type="simple" xlink:href="https://stackoverflow.com/questions/5973364/is-cdi-a-good-replacement-of-spring/5974145?s=22%7C0.0000#5974145"><text:span text:style-name="T20_34">replacement</text:span></text:a></text:span><text:span text:style-name="T20_35"><text:a xlink:type="simple" xlink:href="https://stackoverflow.com/questions/5973364/is-cdi-a-good-replacement-of-spring/5974145?s=22%7C0.0000#5974145"><text:span text:style-name="T20_36">-</text:span></text:a></text:span><text:span text:style-name="T20_37"><text:a xlink:type="simple" xlink:href="https://stackoverflow.com/questions/5973364/is-cdi-a-good-replacement-of-spring/5974145?s=22%7C0.0000#5974145"><text:span text:style-name="T20_38">of</text:span></text:a></text:span><text:span text:style-name="T20_39"><text:a xlink:type="simple" xlink:href="https://stackoverflow.com/questions/5973364/is-cdi-a-good-replacement-of-spring/5974145?s=22%7C0.0000#5974145"><text:span text:style-name="T20_40">-</text:span></text:a></text:span><text:span text:style-name="T20_41"><text:a xlink:type="simple" xlink:href="https://stackoverflow.com/questions/5973364/is-cdi-a-good-replacement-of-spring/5974145?s=22%7C0.0000#5974145"><text:span text:style-name="T20_42">spring</text:span></text:a></text:span><text:span text:style-name="T20_43"><text:a xlink:type="simple" xlink:href="https://stackoverflow.com/questions/5973364/is-cdi-a-good-replacement-of-spring/5974145?s=22%7C0.0000#5974145"><text:span text:style-name="T20_44">/5974145?</text:span></text:a></text:span><text:span text:style-name="T20_45"><text:a xlink:type="simple" xlink:href="https://stackoverflow.com/questions/5973364/is-cdi-a-good-replacement-of-spring/5974145?s=22%7C0.0000#5974145"><text:span text:style-name="T20_46">s</text:span></text:a></text:span><text:span text:style-name="T20_47"><text:a xlink:type="simple" xlink:href="https://stackoverflow.com/questions/5973364/is-cdi-a-good-replacement-of-spring/5974145?s=22%7C0.0000#5974145"><text:span text:style-name="T20_48">=22|0.0000#5974145</text:span></text:a></text:span></text:p>
      <text:p text:style-name="P21"><text:span text:style-name="T21_1"><text:a xlink:type="simple" xlink:href="https://stackoverflow.com/questions/5973364/is-cdi-a-good-replacement-of-spring?s=36%7C0.0000"><text:span text:style-name="T21_2">https</text:span></text:a></text:span><text:span text:style-name="T21_3"><text:a xlink:type="simple" xlink:href="https://stackoverflow.com/questions/5973364/is-cdi-a-good-replacement-of-spring?s=36%7C0.0000"><text:span text:style-name="T21_4">://</text:span></text:a></text:span><text:span text:style-name="T21_5"><text:a xlink:type="simple" xlink:href="https://stackoverflow.com/questions/5973364/is-cdi-a-good-replacement-of-spring?s=36%7C0.0000"><text:span text:style-name="T21_6">stackoverflow</text:span></text:a></text:span><text:span text:style-name="T21_7"><text:a xlink:type="simple" xlink:href="https://stackoverflow.com/questions/5973364/is-cdi-a-good-replacement-of-spring?s=36%7C0.0000"><text:span text:style-name="T21_8">.</text:span></text:a></text:span><text:span text:style-name="T21_9"><text:a xlink:type="simple" xlink:href="https://stackoverflow.com/questions/5973364/is-cdi-a-good-replacement-of-spring?s=36%7C0.0000"><text:span text:style-name="T21_10">com</text:span></text:a></text:span><text:span text:style-name="T21_11"><text:a xlink:type="simple" xlink:href="https://stackoverflow.com/questions/5973364/is-cdi-a-good-replacement-of-spring?s=36%7C0.0000"><text:span text:style-name="T21_12">/</text:span></text:a></text:span><text:span text:style-name="T21_13"><text:a xlink:type="simple" xlink:href="https://stackoverflow.com/questions/5973364/is-cdi-a-good-replacement-of-spring?s=36%7C0.0000"><text:span text:style-name="T21_14">questions</text:span></text:a></text:span><text:span text:style-name="T21_15"><text:a xlink:type="simple" xlink:href="https://stackoverflow.com/questions/5973364/is-cdi-a-good-replacement-of-spring?s=36%7C0.0000"><text:span text:style-name="T21_16">/5973364/</text:span></text:a></text:span><text:span text:style-name="T21_17"><text:a xlink:type="simple" xlink:href="https://stackoverflow.com/questions/5973364/is-cdi-a-good-replacement-of-spring?s=36%7C0.0000"><text:span text:style-name="T21_18">is</text:span></text:a></text:span><text:span text:style-name="T21_19"><text:a xlink:type="simple" xlink:href="https://stackoverflow.com/questions/5973364/is-cdi-a-good-replacement-of-spring?s=36%7C0.0000"><text:span text:style-name="T21_20">-</text:span></text:a></text:span><text:span text:style-name="T21_21"><text:a xlink:type="simple" xlink:href="https://stackoverflow.com/questions/5973364/is-cdi-a-good-replacement-of-spring?s=36%7C0.0000"><text:span text:style-name="T21_22">cdi</text:span></text:a></text:span><text:span text:style-name="T21_23"><text:a xlink:type="simple" xlink:href="https://stackoverflow.com/questions/5973364/is-cdi-a-good-replacement-of-spring?s=36%7C0.0000"><text:span text:style-name="T21_24">-</text:span></text:a></text:span><text:span text:style-name="T21_25"><text:a xlink:type="simple" xlink:href="https://stackoverflow.com/questions/5973364/is-cdi-a-good-replacement-of-spring?s=36%7C0.0000"><text:span text:style-name="T21_26">a</text:span></text:a></text:span><text:span text:style-name="T21_27"><text:a xlink:type="simple" xlink:href="https://stackoverflow.com/questions/5973364/is-cdi-a-good-replacement-of-spring?s=36%7C0.0000"><text:span text:style-name="T21_28">-</text:span></text:a></text:span><text:span text:style-name="T21_29"><text:a xlink:type="simple" xlink:href="https://stackoverflow.com/questions/5973364/is-cdi-a-good-replacement-of-spring?s=36%7C0.0000"><text:span text:style-name="T21_30">good</text:span></text:a></text:span><text:span text:style-name="T21_31"><text:a xlink:type="simple" xlink:href="https://stackoverflow.com/questions/5973364/is-cdi-a-good-replacement-of-spring?s=36%7C0.0000"><text:span text:style-name="T21_32">-</text:span></text:a></text:span><text:span text:style-name="T21_33"><text:a xlink:type="simple" xlink:href="https://stackoverflow.com/questions/5973364/is-cdi-a-good-replacement-of-spring?s=36%7C0.0000"><text:span text:style-name="T21_34">replacement</text:span></text:a></text:span><text:span text:style-name="T21_35"><text:a xlink:type="simple" xlink:href="https://stackoverflow.com/questions/5973364/is-cdi-a-good-replacement-of-spring?s=36%7C0.0000"><text:span text:style-name="T21_36">-</text:span></text:a></text:span><text:span text:style-name="T21_37"><text:a xlink:type="simple" xlink:href="https://stackoverflow.com/questions/5973364/is-cdi-a-good-replacement-of-spring?s=36%7C0.0000"><text:span text:style-name="T21_38">of</text:span></text:a></text:span><text:span text:style-name="T21_39"><text:a xlink:type="simple" xlink:href="https://stackoverflow.com/questions/5973364/is-cdi-a-good-replacement-of-spring?s=36%7C0.0000"><text:span text:style-name="T21_40">-</text:span></text:a></text:span><text:span text:style-name="T21_41"><text:a xlink:type="simple" xlink:href="https://stackoverflow.com/questions/5973364/is-cdi-a-good-replacement-of-spring?s=36%7C0.0000"><text:span text:style-name="T21_42">spring</text:span></text:a></text:span><text:span text:style-name="T21_43"><text:a xlink:type="simple" xlink:href="https://stackoverflow.com/questions/5973364/is-cdi-a-good-replacement-of-spring?s=36%7C0.0000"><text:span text:style-name="T21_44">?</text:span></text:a></text:span><text:span text:style-name="T21_45"><text:a xlink:type="simple" xlink:href="https://stackoverflow.com/questions/5973364/is-cdi-a-good-replacement-of-spring?s=36%7C0.0000"><text:span text:style-name="T21_46">s</text:span></text:a></text:span><text:span text:style-name="T21_47"><text:a xlink:type="simple" xlink:href="https://stackoverflow.com/questions/5973364/is-cdi-a-good-replacement-of-spring?s=36%7C0.0000"><text:span text:style-name="T21_48">=36|0.0000</text:span></text:a></text:span></text:p>
      <text:p text:style-name="P22"/>
      <text:p text:style-name="P23"/>
      <text:p text:style-name="P24"><text:span text:style-name="T24_1"><text:a xlink:type="simple" xlink:href="https://stackoverflow.com/questions/1960280/what-to-learn-for-making-java-web-applications-in-java-ee-6/1960447#1960447"><text:span text:style-name="T24_2">https</text:span></text:a></text:span><text:span text:style-name="T24_3"><text:a xlink:type="simple" xlink:href="https://stackoverflow.com/questions/1960280/what-to-learn-for-making-java-web-applications-in-java-ee-6/1960447#1960447"><text:span text:style-name="T24_4">://</text:span></text:a></text:span><text:span text:style-name="T24_5"><text:a xlink:type="simple" xlink:href="https://stackoverflow.com/questions/1960280/what-to-learn-for-making-java-web-applications-in-java-ee-6/1960447#1960447"><text:span text:style-name="T24_6">stackoverflow</text:span></text:a></text:span><text:span text:style-name="T24_7"><text:a xlink:type="simple" xlink:href="https://stackoverflow.com/questions/1960280/what-to-learn-for-making-java-web-applications-in-java-ee-6/1960447#1960447"><text:span text:style-name="T24_8">.</text:span></text:a></text:span><text:span text:style-name="T24_9"><text:a xlink:type="simple" xlink:href="https://stackoverflow.com/questions/1960280/what-to-learn-for-making-java-web-applications-in-java-ee-6/1960447#1960447"><text:span text:style-name="T24_10">com</text:span></text:a></text:span><text:span text:style-name="T24_11"><text:a xlink:type="simple" xlink:href="https://stackoverflow.com/questions/1960280/what-to-learn-for-making-java-web-applications-in-java-ee-6/1960447#1960447"><text:span text:style-name="T24_12">/</text:span></text:a></text:span><text:span text:style-name="T24_13"><text:a xlink:type="simple" xlink:href="https://stackoverflow.com/questions/1960280/what-to-learn-for-making-java-web-applications-in-java-ee-6/1960447#1960447"><text:span text:style-name="T24_14">questions</text:span></text:a></text:span><text:span text:style-name="T24_15"><text:a xlink:type="simple" xlink:href="https://stackoverflow.com/questions/1960280/what-to-learn-for-making-java-web-applications-in-java-ee-6/1960447#1960447"><text:span text:style-name="T24_16">/1960280/</text:span></text:a></text:span><text:span text:style-name="T24_17"><text:a xlink:type="simple" xlink:href="https://stackoverflow.com/questions/1960280/what-to-learn-for-making-java-web-applications-in-java-ee-6/1960447#1960447"><text:span text:style-name="T24_18">what</text:span></text:a></text:span><text:span text:style-name="T24_19"><text:a xlink:type="simple" xlink:href="https://stackoverflow.com/questions/1960280/what-to-learn-for-making-java-web-applications-in-java-ee-6/1960447#1960447"><text:span text:style-name="T24_20">-</text:span></text:a></text:span><text:span text:style-name="T24_21"><text:a xlink:type="simple" xlink:href="https://stackoverflow.com/questions/1960280/what-to-learn-for-making-java-web-applications-in-java-ee-6/1960447#1960447"><text:span text:style-name="T24_22">to</text:span></text:a></text:span><text:span text:style-name="T24_23"><text:a xlink:type="simple" xlink:href="https://stackoverflow.com/questions/1960280/what-to-learn-for-making-java-web-applications-in-java-ee-6/1960447#1960447"><text:span text:style-name="T24_24">-</text:span></text:a></text:span><text:span text:style-name="T24_25"><text:a xlink:type="simple" xlink:href="https://stackoverflow.com/questions/1960280/what-to-learn-for-making-java-web-applications-in-java-ee-6/1960447#1960447"><text:span text:style-name="T24_26">learn</text:span></text:a></text:span><text:span text:style-name="T24_27"><text:a xlink:type="simple" xlink:href="https://stackoverflow.com/questions/1960280/what-to-learn-for-making-java-web-applications-in-java-ee-6/1960447#1960447"><text:span text:style-name="T24_28">-</text:span></text:a></text:span><text:span text:style-name="T24_29"><text:a xlink:type="simple" xlink:href="https://stackoverflow.com/questions/1960280/what-to-learn-for-making-java-web-applications-in-java-ee-6/1960447#1960447"><text:span text:style-name="T24_30">for</text:span></text:a></text:span><text:span text:style-name="T24_31"><text:a xlink:type="simple" xlink:href="https://stackoverflow.com/questions/1960280/what-to-learn-for-making-java-web-applications-in-java-ee-6/1960447#1960447"><text:span text:style-name="T24_32">-</text:span></text:a></text:span><text:span text:style-name="T24_33"><text:a xlink:type="simple" xlink:href="https://stackoverflow.com/questions/1960280/what-to-learn-for-making-java-web-applications-in-java-ee-6/1960447#1960447"><text:span text:style-name="T24_34">making</text:span></text:a></text:span><text:span text:style-name="T24_35"><text:a xlink:type="simple" xlink:href="https://stackoverflow.com/questions/1960280/what-to-learn-for-making-java-web-applications-in-java-ee-6/1960447#1960447"><text:span text:style-name="T24_36">-</text:span></text:a></text:span><text:span text:style-name="T24_37"><text:a xlink:type="simple" xlink:href="https://stackoverflow.com/questions/1960280/what-to-learn-for-making-java-web-applications-in-java-ee-6/1960447#1960447"><text:span text:style-name="T24_38">java</text:span></text:a></text:span><text:span text:style-name="T24_39"><text:a xlink:type="simple" xlink:href="https://stackoverflow.com/questions/1960280/what-to-learn-for-making-java-web-applications-in-java-ee-6/1960447#1960447"><text:span text:style-name="T24_40">-</text:span></text:a></text:span><text:span text:style-name="T24_41"><text:a xlink:type="simple" xlink:href="https://stackoverflow.com/questions/1960280/what-to-learn-for-making-java-web-applications-in-java-ee-6/1960447#1960447"><text:span text:style-name="T24_42">web</text:span></text:a></text:span><text:span text:style-name="T24_43"><text:a xlink:type="simple" xlink:href="https://stackoverflow.com/questions/1960280/what-to-learn-for-making-java-web-applications-in-java-ee-6/1960447#1960447"><text:span text:style-name="T24_44">-</text:span></text:a></text:span><text:span text:style-name="T24_45"><text:a xlink:type="simple" xlink:href="https://stackoverflow.com/questions/1960280/what-to-learn-for-making-java-web-applications-in-java-ee-6/1960447#1960447"><text:span text:style-name="T24_46">applications</text:span></text:a></text:span><text:span text:style-name="T24_47"><text:a xlink:type="simple" xlink:href="https://stackoverflow.com/questions/1960280/what-to-learn-for-making-java-web-applications-in-java-ee-6/1960447#1960447"><text:span text:style-name="T24_48">-</text:span></text:a></text:span><text:span text:style-name="T24_49"><text:a xlink:type="simple" xlink:href="https://stackoverflow.com/questions/1960280/what-to-learn-for-making-java-web-applications-in-java-ee-6/1960447#1960447"><text:span text:style-name="T24_50">in</text:span></text:a></text:span><text:span text:style-name="T24_51"><text:a xlink:type="simple" xlink:href="https://stackoverflow.com/questions/1960280/what-to-learn-for-making-java-web-applications-in-java-ee-6/1960447#1960447"><text:span text:style-name="T24_52">-</text:span></text:a></text:span><text:span text:style-name="T24_53"><text:a xlink:type="simple" xlink:href="https://stackoverflow.com/questions/1960280/what-to-learn-for-making-java-web-applications-in-java-ee-6/1960447#1960447"><text:span text:style-name="T24_54">java</text:span></text:a></text:span><text:span text:style-name="T24_55"><text:a xlink:type="simple" xlink:href="https://stackoverflow.com/questions/1960280/what-to-learn-for-making-java-web-applications-in-java-ee-6/1960447#1960447"><text:span text:style-name="T24_56">-</text:span></text:a></text:span><text:span text:style-name="T24_57"><text:a xlink:type="simple" xlink:href="https://stackoverflow.com/questions/1960280/what-to-learn-for-making-java-web-applications-in-java-ee-6/1960447#1960447"><text:span text:style-name="T24_58">ee</text:span></text:a></text:span><text:span text:style-name="T24_59"><text:a xlink:type="simple" xlink:href="https://stackoverflow.com/questions/1960280/what-to-learn-for-making-java-web-applications-in-java-ee-6/1960447#1960447"><text:span text:style-name="T24_60">-6/1960447#1960447</text:span></text:a></text:span></text:p>
      <text:p text:style-name="P25"/>
      <text:p text:style-name="P26"><text:span text:style-name="T26_1">Labs</text:span></text:p>
      <text:p text:style-name="P27"><text:span text:style-name="T27_1"><text:a xlink:type="simple" xlink:href="https://github.com/jboss-developer/jboss-eap-quickstarts/tree/7.0.x-develop/cdi-injection"><text:span text:style-name="T27_2">https</text:span></text:a></text:span><text:span text:style-name="T27_3"><text:a xlink:type="simple" xlink:href="https://github.com/jboss-developer/jboss-eap-quickstarts/tree/7.0.x-develop/cdi-injection"><text:span text:style-name="T27_4">://</text:span></text:a></text:span><text:span text:style-name="T27_5"><text:a xlink:type="simple" xlink:href="https://github.com/jboss-developer/jboss-eap-quickstarts/tree/7.0.x-develop/cdi-injection"><text:span text:style-name="T27_6">github</text:span></text:a></text:span><text:span text:style-name="T27_7"><text:a xlink:type="simple" xlink:href="https://github.com/jboss-developer/jboss-eap-quickstarts/tree/7.0.x-develop/cdi-injection"><text:span text:style-name="T27_8">.</text:span></text:a></text:span><text:span text:style-name="T27_9"><text:a xlink:type="simple" xlink:href="https://github.com/jboss-developer/jboss-eap-quickstarts/tree/7.0.x-develop/cdi-injection"><text:span text:style-name="T27_10">com</text:span></text:a></text:span><text:span text:style-name="T27_11"><text:a xlink:type="simple" xlink:href="https://github.com/jboss-developer/jboss-eap-quickstarts/tree/7.0.x-develop/cdi-injection"><text:span text:style-name="T27_12">/</text:span></text:a></text:span><text:span text:style-name="T27_13"><text:a xlink:type="simple" xlink:href="https://github.com/jboss-developer/jboss-eap-quickstarts/tree/7.0.x-develop/cdi-injection"><text:span text:style-name="T27_14">jboss</text:span></text:a></text:span><text:span text:style-name="T27_15"><text:a xlink:type="simple" xlink:href="https://github.com/jboss-developer/jboss-eap-quickstarts/tree/7.0.x-develop/cdi-injection"><text:span text:style-name="T27_16">-</text:span></text:a></text:span><text:span text:style-name="T27_17"><text:a xlink:type="simple" xlink:href="https://github.com/jboss-developer/jboss-eap-quickstarts/tree/7.0.x-develop/cdi-injection"><text:span text:style-name="T27_18">developer</text:span></text:a></text:span><text:span text:style-name="T27_19"><text:a xlink:type="simple" xlink:href="https://github.com/jboss-developer/jboss-eap-quickstarts/tree/7.0.x-develop/cdi-injection"><text:span text:style-name="T27_20">/</text:span></text:a></text:span><text:span text:style-name="T27_21"><text:a xlink:type="simple" xlink:href="https://github.com/jboss-developer/jboss-eap-quickstarts/tree/7.0.x-develop/cdi-injection"><text:span text:style-name="T27_22">jboss</text:span></text:a></text:span><text:span text:style-name="T27_23"><text:a xlink:type="simple" xlink:href="https://github.com/jboss-developer/jboss-eap-quickstarts/tree/7.0.x-develop/cdi-injection"><text:span text:style-name="T27_24">-</text:span></text:a></text:span><text:span text:style-name="T27_25"><text:a xlink:type="simple" xlink:href="https://github.com/jboss-developer/jboss-eap-quickstarts/tree/7.0.x-develop/cdi-injection"><text:span text:style-name="T27_26">eap</text:span></text:a></text:span><text:span text:style-name="T27_27"><text:a xlink:type="simple" xlink:href="https://github.com/jboss-developer/jboss-eap-quickstarts/tree/7.0.x-develop/cdi-injection"><text:span text:style-name="T27_28">-</text:span></text:a></text:span><text:span text:style-name="T27_29"><text:a xlink:type="simple" xlink:href="https://github.com/jboss-developer/jboss-eap-quickstarts/tree/7.0.x-develop/cdi-injection"><text:span text:style-name="T27_30">quickstarts</text:span></text:a></text:span><text:span text:style-name="T27_31"><text:a xlink:type="simple" xlink:href="https://github.com/jboss-developer/jboss-eap-quickstarts/tree/7.0.x-develop/cdi-injection"><text:span text:style-name="T27_32">/</text:span></text:a></text:span><text:span text:style-name="T27_33"><text:a xlink:type="simple" xlink:href="https://github.com/jboss-developer/jboss-eap-quickstarts/tree/7.0.x-develop/cdi-injection"><text:span text:style-name="T27_34">tree</text:span></text:a></text:span><text:span text:style-name="T27_35"><text:a xlink:type="simple" xlink:href="https://github.com/jboss-developer/jboss-eap-quickstarts/tree/7.0.x-develop/cdi-injection"><text:span text:style-name="T27_36">/7.0.</text:span></text:a></text:span><text:span text:style-name="T27_37"><text:a xlink:type="simple" xlink:href="https://github.com/jboss-developer/jboss-eap-quickstarts/tree/7.0.x-develop/cdi-injection"><text:span text:style-name="T27_38">x</text:span></text:a></text:span><text:span text:style-name="T27_39"><text:a xlink:type="simple" xlink:href="https://github.com/jboss-developer/jboss-eap-quickstarts/tree/7.0.x-develop/cdi-injection"><text:span text:style-name="T27_40">-</text:span></text:a></text:span><text:span text:style-name="T27_41"><text:a xlink:type="simple" xlink:href="https://github.com/jboss-developer/jboss-eap-quickstarts/tree/7.0.x-develop/cdi-injection"><text:span text:style-name="T27_42">develop</text:span></text:a></text:span><text:span text:style-name="T27_43"><text:a xlink:type="simple" xlink:href="https://github.com/jboss-developer/jboss-eap-quickstarts/tree/7.0.x-develop/cdi-injection"><text:span text:style-name="T27_44">/</text:span></text:a></text:span><text:span text:style-name="T27_45"><text:a xlink:type="simple" xlink:href="https://github.com/jboss-developer/jboss-eap-quickstarts/tree/7.0.x-develop/cdi-injection"><text:span text:style-name="T27_46">cdi</text:span></text:a></text:span><text:span text:style-name="T27_47"><text:a xlink:type="simple" xlink:href="https://github.com/jboss-developer/jboss-eap-quickstarts/tree/7.0.x-develop/cdi-injection"><text:span text:style-name="T27_48">-</text:span></text:a></text:span><text:span text:style-name="T27_49"><text:a xlink:type="simple" xlink:href="https://github.com/jboss-developer/jboss-eap-quickstarts/tree/7.0.x-develop/cdi-injection"><text:span text:style-name="T27_50">injection</text:span></text:a></text:span></text:p>
      <text:p text:style-name="P28"><text:span text:style-name="T28_1"><text:a xlink:type="simple" xlink:href="https://github.com/jboss-developer/jboss-eap-quickstarts/tree/7.0.x-develop/cdi-alternative"><text:span text:style-name="T28_2">https</text:span></text:a></text:span><text:span text:style-name="T28_3"><text:a xlink:type="simple" xlink:href="https://github.com/jboss-developer/jboss-eap-quickstarts/tree/7.0.x-develop/cdi-alternative"><text:span text:style-name="T28_4">://</text:span></text:a></text:span><text:span text:style-name="T28_5"><text:a xlink:type="simple" xlink:href="https://github.com/jboss-developer/jboss-eap-quickstarts/tree/7.0.x-develop/cdi-alternative"><text:span text:style-name="T28_6">github</text:span></text:a></text:span><text:span text:style-name="T28_7"><text:a xlink:type="simple" xlink:href="https://github.com/jboss-developer/jboss-eap-quickstarts/tree/7.0.x-develop/cdi-alternative"><text:span text:style-name="T28_8">.</text:span></text:a></text:span><text:span text:style-name="T28_9"><text:a xlink:type="simple" xlink:href="https://github.com/jboss-developer/jboss-eap-quickstarts/tree/7.0.x-develop/cdi-alternative"><text:span text:style-name="T28_10">com</text:span></text:a></text:span><text:span text:style-name="T28_11"><text:a xlink:type="simple" xlink:href="https://github.com/jboss-developer/jboss-eap-quickstarts/tree/7.0.x-develop/cdi-alternative"><text:span text:style-name="T28_12">/</text:span></text:a></text:span><text:span text:style-name="T28_13"><text:a xlink:type="simple" xlink:href="https://github.com/jboss-developer/jboss-eap-quickstarts/tree/7.0.x-develop/cdi-alternative"><text:span text:style-name="T28_14">jboss</text:span></text:a></text:span><text:span text:style-name="T28_15"><text:a xlink:type="simple" xlink:href="https://github.com/jboss-developer/jboss-eap-quickstarts/tree/7.0.x-develop/cdi-alternative"><text:span text:style-name="T28_16">-</text:span></text:a></text:span><text:span text:style-name="T28_17"><text:a xlink:type="simple" xlink:href="https://github.com/jboss-developer/jboss-eap-quickstarts/tree/7.0.x-develop/cdi-alternative"><text:span text:style-name="T28_18">developer</text:span></text:a></text:span><text:span text:style-name="T28_19"><text:a xlink:type="simple" xlink:href="https://github.com/jboss-developer/jboss-eap-quickstarts/tree/7.0.x-develop/cdi-alternative"><text:span text:style-name="T28_20">/</text:span></text:a></text:span><text:span text:style-name="T28_21"><text:a xlink:type="simple" xlink:href="https://github.com/jboss-developer/jboss-eap-quickstarts/tree/7.0.x-develop/cdi-alternative"><text:span text:style-name="T28_22">jboss</text:span></text:a></text:span><text:span text:style-name="T28_23"><text:a xlink:type="simple" xlink:href="https://github.com/jboss-developer/jboss-eap-quickstarts/tree/7.0.x-develop/cdi-alternative"><text:span text:style-name="T28_24">-</text:span></text:a></text:span><text:span text:style-name="T28_25"><text:a xlink:type="simple" xlink:href="https://github.com/jboss-developer/jboss-eap-quickstarts/tree/7.0.x-develop/cdi-alternative"><text:span text:style-name="T28_26">eap</text:span></text:a></text:span><text:span text:style-name="T28_27"><text:a xlink:type="simple" xlink:href="https://github.com/jboss-developer/jboss-eap-quickstarts/tree/7.0.x-develop/cdi-alternative"><text:span text:style-name="T28_28">-</text:span></text:a></text:span><text:span text:style-name="T28_29"><text:a xlink:type="simple" xlink:href="https://github.com/jboss-developer/jboss-eap-quickstarts/tree/7.0.x-develop/cdi-alternative"><text:span text:style-name="T28_30">quickstarts</text:span></text:a></text:span><text:span text:style-name="T28_31"><text:a xlink:type="simple" xlink:href="https://github.com/jboss-developer/jboss-eap-quickstarts/tree/7.0.x-develop/cdi-alternative"><text:span text:style-name="T28_32">/</text:span></text:a></text:span><text:span text:style-name="T28_33"><text:a xlink:type="simple" xlink:href="https://github.com/jboss-developer/jboss-eap-quickstarts/tree/7.0.x-develop/cdi-alternative"><text:span text:style-name="T28_34">tree</text:span></text:a></text:span><text:span text:style-name="T28_35"><text:a xlink:type="simple" xlink:href="https://github.com/jboss-developer/jboss-eap-quickstarts/tree/7.0.x-develop/cdi-alternative"><text:span text:style-name="T28_36">/7.0.</text:span></text:a></text:span><text:span text:style-name="T28_37"><text:a xlink:type="simple" xlink:href="https://github.com/jboss-developer/jboss-eap-quickstarts/tree/7.0.x-develop/cdi-alternative"><text:span text:style-name="T28_38">x</text:span></text:a></text:span><text:span text:style-name="T28_39"><text:a xlink:type="simple" xlink:href="https://github.com/jboss-developer/jboss-eap-quickstarts/tree/7.0.x-develop/cdi-alternative"><text:span text:style-name="T28_40">-</text:span></text:a></text:span><text:span text:style-name="T28_41"><text:a xlink:type="simple" xlink:href="https://github.com/jboss-developer/jboss-eap-quickstarts/tree/7.0.x-develop/cdi-alternative"><text:span text:style-name="T28_42">develop</text:span></text:a></text:span><text:span text:style-name="T28_43"><text:a xlink:type="simple" xlink:href="https://github.com/jboss-developer/jboss-eap-quickstarts/tree/7.0.x-develop/cdi-alternative"><text:span text:style-name="T28_44">/</text:span></text:a></text:span><text:span text:style-name="T28_45"><text:a xlink:type="simple" xlink:href="https://github.com/jboss-developer/jboss-eap-quickstarts/tree/7.0.x-develop/cdi-alternative"><text:span text:style-name="T28_46">cdi</text:span></text:a></text:span><text:span text:style-name="T28_47"><text:a xlink:type="simple" xlink:href="https://github.com/jboss-developer/jboss-eap-quickstarts/tree/7.0.x-develop/cdi-alternative"><text:span text:style-name="T28_48">-</text:span></text:a></text:span><text:span text:style-name="T28_49"><text:a xlink:type="simple" xlink:href="https://github.com/jboss-developer/jboss-eap-quickstarts/tree/7.0.x-develop/cdi-alternative"><text:span text:style-name="T28_50">alternative</text:span></text:a></text:span></text:p>
      <text:p text:style-name="P29"><text:span text:style-name="T29_1"><text:a xlink:type="simple" xlink:href="https://github.com/jboss-developer/jboss-eap-quickstarts/tree/7.0.x-develop/cdi-decorator"><text:span text:style-name="T29_2">https</text:span></text:a></text:span><text:span text:style-name="T29_3"><text:a xlink:type="simple" xlink:href="https://github.com/jboss-developer/jboss-eap-quickstarts/tree/7.0.x-develop/cdi-decorator"><text:span text:style-name="T29_4">://</text:span></text:a></text:span><text:span text:style-name="T29_5"><text:a xlink:type="simple" xlink:href="https://github.com/jboss-developer/jboss-eap-quickstarts/tree/7.0.x-develop/cdi-decorator"><text:span text:style-name="T29_6">github</text:span></text:a></text:span><text:span text:style-name="T29_7"><text:a xlink:type="simple" xlink:href="https://github.com/jboss-developer/jboss-eap-quickstarts/tree/7.0.x-develop/cdi-decorator"><text:span text:style-name="T29_8">.</text:span></text:a></text:span><text:span text:style-name="T29_9"><text:a xlink:type="simple" xlink:href="https://github.com/jboss-developer/jboss-eap-quickstarts/tree/7.0.x-develop/cdi-decorator"><text:span text:style-name="T29_10">com</text:span></text:a></text:span><text:span text:style-name="T29_11"><text:a xlink:type="simple" xlink:href="https://github.com/jboss-developer/jboss-eap-quickstarts/tree/7.0.x-develop/cdi-decorator"><text:span text:style-name="T29_12">/</text:span></text:a></text:span><text:span text:style-name="T29_13"><text:a xlink:type="simple" xlink:href="https://github.com/jboss-developer/jboss-eap-quickstarts/tree/7.0.x-develop/cdi-decorator"><text:span text:style-name="T29_14">jboss</text:span></text:a></text:span><text:span text:style-name="T29_15"><text:a xlink:type="simple" xlink:href="https://github.com/jboss-developer/jboss-eap-quickstarts/tree/7.0.x-develop/cdi-decorator"><text:span text:style-name="T29_16">-</text:span></text:a></text:span><text:span text:style-name="T29_17"><text:a xlink:type="simple" xlink:href="https://github.com/jboss-developer/jboss-eap-quickstarts/tree/7.0.x-develop/cdi-decorator"><text:span text:style-name="T29_18">developer</text:span></text:a></text:span><text:span text:style-name="T29_19"><text:a xlink:type="simple" xlink:href="https://github.com/jboss-developer/jboss-eap-quickstarts/tree/7.0.x-develop/cdi-decorator"><text:span text:style-name="T29_20">/</text:span></text:a></text:span><text:span text:style-name="T29_21"><text:a xlink:type="simple" xlink:href="https://github.com/jboss-developer/jboss-eap-quickstarts/tree/7.0.x-develop/cdi-decorator"><text:span text:style-name="T29_22">jboss</text:span></text:a></text:span><text:span text:style-name="T29_23"><text:a xlink:type="simple" xlink:href="https://github.com/jboss-developer/jboss-eap-quickstarts/tree/7.0.x-develop/cdi-decorator"><text:span text:style-name="T29_24">-</text:span></text:a></text:span><text:span text:style-name="T29_25"><text:a xlink:type="simple" xlink:href="https://github.com/jboss-developer/jboss-eap-quickstarts/tree/7.0.x-develop/cdi-decorator"><text:span text:style-name="T29_26">eap</text:span></text:a></text:span><text:span text:style-name="T29_27"><text:a xlink:type="simple" xlink:href="https://github.com/jboss-developer/jboss-eap-quickstarts/tree/7.0.x-develop/cdi-decorator"><text:span text:style-name="T29_28">-</text:span></text:a></text:span><text:span text:style-name="T29_29"><text:a xlink:type="simple" xlink:href="https://github.com/jboss-developer/jboss-eap-quickstarts/tree/7.0.x-develop/cdi-decorator"><text:span text:style-name="T29_30">quickstarts</text:span></text:a></text:span><text:span text:style-name="T29_31"><text:a xlink:type="simple" xlink:href="https://github.com/jboss-developer/jboss-eap-quickstarts/tree/7.0.x-develop/cdi-decorator"><text:span text:style-name="T29_32">/</text:span></text:a></text:span><text:span text:style-name="T29_33"><text:a xlink:type="simple" xlink:href="https://github.com/jboss-developer/jboss-eap-quickstarts/tree/7.0.x-develop/cdi-decorator"><text:span text:style-name="T29_34">tree</text:span></text:a></text:span><text:span text:style-name="T29_35"><text:a xlink:type="simple" xlink:href="https://github.com/jboss-developer/jboss-eap-quickstarts/tree/7.0.x-develop/cdi-decorator"><text:span text:style-name="T29_36">/7.0.</text:span></text:a></text:span><text:span text:style-name="T29_37"><text:a xlink:type="simple" xlink:href="https://github.com/jboss-developer/jboss-eap-quickstarts/tree/7.0.x-develop/cdi-decorator"><text:span text:style-name="T29_38">x</text:span></text:a></text:span><text:span text:style-name="T29_39"><text:a xlink:type="simple" xlink:href="https://github.com/jboss-developer/jboss-eap-quickstarts/tree/7.0.x-develop/cdi-decorator"><text:span text:style-name="T29_40">-</text:span></text:a></text:span><text:span text:style-name="T29_41"><text:a xlink:type="simple" xlink:href="https://github.com/jboss-developer/jboss-eap-quickstarts/tree/7.0.x-develop/cdi-decorator"><text:span text:style-name="T29_42">develop</text:span></text:a></text:span><text:span text:style-name="T29_43"><text:a xlink:type="simple" xlink:href="https://github.com/jboss-developer/jboss-eap-quickstarts/tree/7.0.x-develop/cdi-decorator"><text:span text:style-name="T29_44">/</text:span></text:a></text:span><text:span text:style-name="T29_45"><text:a xlink:type="simple" xlink:href="https://github.com/jboss-developer/jboss-eap-quickstarts/tree/7.0.x-develop/cdi-decorator"><text:span text:style-name="T29_46">cdi</text:span></text:a></text:span><text:span text:style-name="T29_47"><text:a xlink:type="simple" xlink:href="https://github.com/jboss-developer/jboss-eap-quickstarts/tree/7.0.x-develop/cdi-decorator"><text:span text:style-name="T29_48">-</text:span></text:a></text:span><text:span text:style-name="T29_49"><text:a xlink:type="simple" xlink:href="https://github.com/jboss-developer/jboss-eap-quickstarts/tree/7.0.x-develop/cdi-decorator"><text:span text:style-name="T29_50">decorator</text:span></text:a></text:span></text:p>
      <text:p text:style-name="P30"><text:span text:style-name="T30_1"><text:a xlink:type="simple" xlink:href="https://github.com/jboss-developer/jboss-eap-quickstarts/tree/7.0.x-develop/cdi-interceptors"><text:span text:style-name="T30_2">https</text:span></text:a></text:span><text:span text:style-name="T30_3"><text:a xlink:type="simple" xlink:href="https://github.com/jboss-developer/jboss-eap-quickstarts/tree/7.0.x-develop/cdi-interceptors"><text:span text:style-name="T30_4">://</text:span></text:a></text:span><text:span text:style-name="T30_5"><text:a xlink:type="simple" xlink:href="https://github.com/jboss-developer/jboss-eap-quickstarts/tree/7.0.x-develop/cdi-interceptors"><text:span text:style-name="T30_6">github</text:span></text:a></text:span><text:span text:style-name="T30_7"><text:a xlink:type="simple" xlink:href="https://github.com/jboss-developer/jboss-eap-quickstarts/tree/7.0.x-develop/cdi-interceptors"><text:span text:style-name="T30_8">.</text:span></text:a></text:span><text:span text:style-name="T30_9"><text:a xlink:type="simple" xlink:href="https://github.com/jboss-developer/jboss-eap-quickstarts/tree/7.0.x-develop/cdi-interceptors"><text:span text:style-name="T30_10">com</text:span></text:a></text:span><text:span text:style-name="T30_11"><text:a xlink:type="simple" xlink:href="https://github.com/jboss-developer/jboss-eap-quickstarts/tree/7.0.x-develop/cdi-interceptors"><text:span text:style-name="T30_12">/</text:span></text:a></text:span><text:span text:style-name="T30_13"><text:a xlink:type="simple" xlink:href="https://github.com/jboss-developer/jboss-eap-quickstarts/tree/7.0.x-develop/cdi-interceptors"><text:span text:style-name="T30_14">jboss</text:span></text:a></text:span><text:span text:style-name="T30_15"><text:a xlink:type="simple" xlink:href="https://github.com/jboss-developer/jboss-eap-quickstarts/tree/7.0.x-develop/cdi-interceptors"><text:span text:style-name="T30_16">-</text:span></text:a></text:span><text:span text:style-name="T30_17"><text:a xlink:type="simple" xlink:href="https://github.com/jboss-developer/jboss-eap-quickstarts/tree/7.0.x-develop/cdi-interceptors"><text:span text:style-name="T30_18">developer</text:span></text:a></text:span><text:span text:style-name="T30_19"><text:a xlink:type="simple" xlink:href="https://github.com/jboss-developer/jboss-eap-quickstarts/tree/7.0.x-develop/cdi-interceptors"><text:span text:style-name="T30_20">/</text:span></text:a></text:span><text:span text:style-name="T30_21"><text:a xlink:type="simple" xlink:href="https://github.com/jboss-developer/jboss-eap-quickstarts/tree/7.0.x-develop/cdi-interceptors"><text:span text:style-name="T30_22">jboss</text:span></text:a></text:span><text:span text:style-name="T30_23"><text:a xlink:type="simple" xlink:href="https://github.com/jboss-developer/jboss-eap-quickstarts/tree/7.0.x-develop/cdi-interceptors"><text:span text:style-name="T30_24">-</text:span></text:a></text:span><text:span text:style-name="T30_25"><text:a xlink:type="simple" xlink:href="https://github.com/jboss-developer/jboss-eap-quickstarts/tree/7.0.x-develop/cdi-interceptors"><text:span text:style-name="T30_26">eap</text:span></text:a></text:span><text:span text:style-name="T30_27"><text:a xlink:type="simple" xlink:href="https://github.com/jboss-developer/jboss-eap-quickstarts/tree/7.0.x-develop/cdi-interceptors"><text:span text:style-name="T30_28">-</text:span></text:a></text:span><text:span text:style-name="T30_29"><text:a xlink:type="simple" xlink:href="https://github.com/jboss-developer/jboss-eap-quickstarts/tree/7.0.x-develop/cdi-interceptors"><text:span text:style-name="T30_30">quickstarts</text:span></text:a></text:span><text:span text:style-name="T30_31"><text:a xlink:type="simple" xlink:href="https://github.com/jboss-developer/jboss-eap-quickstarts/tree/7.0.x-develop/cdi-interceptors"><text:span text:style-name="T30_32">/</text:span></text:a></text:span><text:span text:style-name="T30_33"><text:a xlink:type="simple" xlink:href="https://github.com/jboss-developer/jboss-eap-quickstarts/tree/7.0.x-develop/cdi-interceptors"><text:span text:style-name="T30_34">tree</text:span></text:a></text:span><text:span text:style-name="T30_35"><text:a xlink:type="simple" xlink:href="https://github.com/jboss-developer/jboss-eap-quickstarts/tree/7.0.x-develop/cdi-interceptors"><text:span text:style-name="T30_36">/7.0.</text:span></text:a></text:span><text:span text:style-name="T30_37"><text:a xlink:type="simple" xlink:href="https://github.com/jboss-developer/jboss-eap-quickstarts/tree/7.0.x-develop/cdi-interceptors"><text:span text:style-name="T30_38">x</text:span></text:a></text:span><text:span text:style-name="T30_39"><text:a xlink:type="simple" xlink:href="https://github.com/jboss-developer/jboss-eap-quickstarts/tree/7.0.x-develop/cdi-interceptors"><text:span text:style-name="T30_40">-</text:span></text:a></text:span><text:span text:style-name="T30_41"><text:a xlink:type="simple" xlink:href="https://github.com/jboss-developer/jboss-eap-quickstarts/tree/7.0.x-develop/cdi-interceptors"><text:span text:style-name="T30_42">develop</text:span></text:a></text:span><text:span text:style-name="T30_43"><text:a xlink:type="simple" xlink:href="https://github.com/jboss-developer/jboss-eap-quickstarts/tree/7.0.x-develop/cdi-interceptors"><text:span text:style-name="T30_44">/</text:span></text:a></text:span><text:span text:style-name="T30_45"><text:a xlink:type="simple" xlink:href="https://github.com/jboss-developer/jboss-eap-quickstarts/tree/7.0.x-develop/cdi-interceptors"><text:span text:style-name="T30_46">cdi</text:span></text:a></text:span><text:span text:style-name="T30_47"><text:a xlink:type="simple" xlink:href="https://github.com/jboss-developer/jboss-eap-quickstarts/tree/7.0.x-develop/cdi-interceptors"><text:span text:style-name="T30_48">-</text:span></text:a></text:span><text:span text:style-name="T30_49"><text:a xlink:type="simple" xlink:href="https://github.com/jboss-developer/jboss-eap-quickstarts/tree/7.0.x-develop/cdi-interceptors"><text:span text:style-name="T30_50">interceptors</text:span></text:a></text:span></text:p>
      <text:p text:style-name="P31"><text:span text:style-name="T31_1"><text:a xlink:type="simple" xlink:href="https://github.com/jboss-developer/jboss-eap-quickstarts/tree/7.0.x-develop/cdi-portable-extension"><text:span text:style-name="T31_2">https</text:span></text:a></text:span><text:span text:style-name="T31_3"><text:a xlink:type="simple" xlink:href="https://github.com/jboss-developer/jboss-eap-quickstarts/tree/7.0.x-develop/cdi-portable-extension"><text:span text:style-name="T31_4">://</text:span></text:a></text:span><text:span text:style-name="T31_5"><text:a xlink:type="simple" xlink:href="https://github.com/jboss-developer/jboss-eap-quickstarts/tree/7.0.x-develop/cdi-portable-extension"><text:span text:style-name="T31_6">github</text:span></text:a></text:span><text:span text:style-name="T31_7"><text:a xlink:type="simple" xlink:href="https://github.com/jboss-developer/jboss-eap-quickstarts/tree/7.0.x-develop/cdi-portable-extension"><text:span text:style-name="T31_8">.</text:span></text:a></text:span><text:span text:style-name="T31_9"><text:a xlink:type="simple" xlink:href="https://github.com/jboss-developer/jboss-eap-quickstarts/tree/7.0.x-develop/cdi-portable-extension"><text:span text:style-name="T31_10">com</text:span></text:a></text:span><text:span text:style-name="T31_11"><text:a xlink:type="simple" xlink:href="https://github.com/jboss-developer/jboss-eap-quickstarts/tree/7.0.x-develop/cdi-portable-extension"><text:span text:style-name="T31_12">/</text:span></text:a></text:span><text:span text:style-name="T31_13"><text:a xlink:type="simple" xlink:href="https://github.com/jboss-developer/jboss-eap-quickstarts/tree/7.0.x-develop/cdi-portable-extension"><text:span text:style-name="T31_14">jboss</text:span></text:a></text:span><text:span text:style-name="T31_15"><text:a xlink:type="simple" xlink:href="https://github.com/jboss-developer/jboss-eap-quickstarts/tree/7.0.x-develop/cdi-portable-extension"><text:span text:style-name="T31_16">-</text:span></text:a></text:span><text:span text:style-name="T31_17"><text:a xlink:type="simple" xlink:href="https://github.com/jboss-developer/jboss-eap-quickstarts/tree/7.0.x-develop/cdi-portable-extension"><text:span text:style-name="T31_18">developer</text:span></text:a></text:span><text:span text:style-name="T31_19"><text:a xlink:type="simple" xlink:href="https://github.com/jboss-developer/jboss-eap-quickstarts/tree/7.0.x-develop/cdi-portable-extension"><text:span text:style-name="T31_20">/</text:span></text:a></text:span><text:span text:style-name="T31_21"><text:a xlink:type="simple" xlink:href="https://github.com/jboss-developer/jboss-eap-quickstarts/tree/7.0.x-develop/cdi-portable-extension"><text:span text:style-name="T31_22">jboss</text:span></text:a></text:span><text:span text:style-name="T31_23"><text:a xlink:type="simple" xlink:href="https://github.com/jboss-developer/jboss-eap-quickstarts/tree/7.0.x-develop/cdi-portable-extension"><text:span text:style-name="T31_24">-</text:span></text:a></text:span><text:span text:style-name="T31_25"><text:a xlink:type="simple" xlink:href="https://github.com/jboss-developer/jboss-eap-quickstarts/tree/7.0.x-develop/cdi-portable-extension"><text:span text:style-name="T31_26">eap</text:span></text:a></text:span><text:span text:style-name="T31_27"><text:a xlink:type="simple" xlink:href="https://github.com/jboss-developer/jboss-eap-quickstarts/tree/7.0.x-develop/cdi-portable-extension"><text:span text:style-name="T31_28">-</text:span></text:a></text:span><text:span text:style-name="T31_29"><text:a xlink:type="simple" xlink:href="https://github.com/jboss-developer/jboss-eap-quickstarts/tree/7.0.x-develop/cdi-portable-extension"><text:span text:style-name="T31_30">quickstarts</text:span></text:a></text:span><text:span text:style-name="T31_31"><text:a xlink:type="simple" xlink:href="https://github.com/jboss-developer/jboss-eap-quickstarts/tree/7.0.x-develop/cdi-portable-extension"><text:span text:style-name="T31_32">/</text:span></text:a></text:span><text:span text:style-name="T31_33"><text:a xlink:type="simple" xlink:href="https://github.com/jboss-developer/jboss-eap-quickstarts/tree/7.0.x-develop/cdi-portable-extension"><text:span text:style-name="T31_34">tree</text:span></text:a></text:span><text:span text:style-name="T31_35"><text:a xlink:type="simple" xlink:href="https://github.com/jboss-developer/jboss-eap-quickstarts/tree/7.0.x-develop/cdi-portable-extension"><text:span text:style-name="T31_36">/7.0.</text:span></text:a></text:span><text:span text:style-name="T31_37"><text:a xlink:type="simple" xlink:href="https://github.com/jboss-developer/jboss-eap-quickstarts/tree/7.0.x-develop/cdi-portable-extension"><text:span text:style-name="T31_38">x</text:span></text:a></text:span><text:span text:style-name="T31_39"><text:a xlink:type="simple" xlink:href="https://github.com/jboss-developer/jboss-eap-quickstarts/tree/7.0.x-develop/cdi-portable-extension"><text:span text:style-name="T31_40">-</text:span></text:a></text:span><text:span text:style-name="T31_41"><text:a xlink:type="simple" xlink:href="https://github.com/jboss-developer/jboss-eap-quickstarts/tree/7.0.x-develop/cdi-portable-extension"><text:span text:style-name="T31_42">develop</text:span></text:a></text:span><text:span text:style-name="T31_43"><text:a xlink:type="simple" xlink:href="https://github.com/jboss-developer/jboss-eap-quickstarts/tree/7.0.x-develop/cdi-portable-extension"><text:span text:style-name="T31_44">/</text:span></text:a></text:span><text:span text:style-name="T31_45"><text:a xlink:type="simple" xlink:href="https://github.com/jboss-developer/jboss-eap-quickstarts/tree/7.0.x-develop/cdi-portable-extension"><text:span text:style-name="T31_46">cdi</text:span></text:a></text:span><text:span text:style-name="T31_47"><text:a xlink:type="simple" xlink:href="https://github.com/jboss-developer/jboss-eap-quickstarts/tree/7.0.x-develop/cdi-portable-extension"><text:span text:style-name="T31_48">-</text:span></text:a></text:span><text:span text:style-name="T31_49"><text:a xlink:type="simple" xlink:href="https://github.com/jboss-developer/jboss-eap-quickstarts/tree/7.0.x-develop/cdi-portable-extension"><text:span text:style-name="T31_50">portable</text:span></text:a></text:span><text:span text:style-name="T31_51"><text:a xlink:type="simple" xlink:href="https://github.com/jboss-developer/jboss-eap-quickstarts/tree/7.0.x-develop/cdi-portable-extension"><text:span text:style-name="T31_52">-</text:span></text:a></text:span><text:span text:style-name="T31_53"><text:a xlink:type="simple" xlink:href="https://github.com/jboss-developer/jboss-eap-quickstarts/tree/7.0.x-develop/cdi-portable-extension"><text:span text:style-name="T31_54">extension</text:span></text:a></text:span></text:p>
      <text:p text:style-name="P32"><text:span text:style-name="T32_1"><text:a xlink:type="simple" xlink:href="https://github.com/jboss-developer/jboss-eap-quickstarts/tree/7.0.x-develop/cdi-stereotype"><text:span text:style-name="T32_2">https</text:span></text:a></text:span><text:span text:style-name="T32_3"><text:a xlink:type="simple" xlink:href="https://github.com/jboss-developer/jboss-eap-quickstarts/tree/7.0.x-develop/cdi-stereotype"><text:span text:style-name="T32_4">://</text:span></text:a></text:span><text:span text:style-name="T32_5"><text:a xlink:type="simple" xlink:href="https://github.com/jboss-developer/jboss-eap-quickstarts/tree/7.0.x-develop/cdi-stereotype"><text:span text:style-name="T32_6">github</text:span></text:a></text:span><text:span text:style-name="T32_7"><text:a xlink:type="simple" xlink:href="https://github.com/jboss-developer/jboss-eap-quickstarts/tree/7.0.x-develop/cdi-stereotype"><text:span text:style-name="T32_8">.</text:span></text:a></text:span><text:span text:style-name="T32_9"><text:a xlink:type="simple" xlink:href="https://github.com/jboss-developer/jboss-eap-quickstarts/tree/7.0.x-develop/cdi-stereotype"><text:span text:style-name="T32_10">com</text:span></text:a></text:span><text:span text:style-name="T32_11"><text:a xlink:type="simple" xlink:href="https://github.com/jboss-developer/jboss-eap-quickstarts/tree/7.0.x-develop/cdi-stereotype"><text:span text:style-name="T32_12">/</text:span></text:a></text:span><text:span text:style-name="T32_13"><text:a xlink:type="simple" xlink:href="https://github.com/jboss-developer/jboss-eap-quickstarts/tree/7.0.x-develop/cdi-stereotype"><text:span text:style-name="T32_14">jboss</text:span></text:a></text:span><text:span text:style-name="T32_15"><text:a xlink:type="simple" xlink:href="https://github.com/jboss-developer/jboss-eap-quickstarts/tree/7.0.x-develop/cdi-stereotype"><text:span text:style-name="T32_16">-</text:span></text:a></text:span><text:span text:style-name="T32_17"><text:a xlink:type="simple" xlink:href="https://github.com/jboss-developer/jboss-eap-quickstarts/tree/7.0.x-develop/cdi-stereotype"><text:span text:style-name="T32_18">developer</text:span></text:a></text:span><text:span text:style-name="T32_19"><text:a xlink:type="simple" xlink:href="https://github.com/jboss-developer/jboss-eap-quickstarts/tree/7.0.x-develop/cdi-stereotype"><text:span text:style-name="T32_20">/</text:span></text:a></text:span><text:span text:style-name="T32_21"><text:a xlink:type="simple" xlink:href="https://github.com/jboss-developer/jboss-eap-quickstarts/tree/7.0.x-develop/cdi-stereotype"><text:span text:style-name="T32_22">jboss</text:span></text:a></text:span><text:span text:style-name="T32_23"><text:a xlink:type="simple" xlink:href="https://github.com/jboss-developer/jboss-eap-quickstarts/tree/7.0.x-develop/cdi-stereotype"><text:span text:style-name="T32_24">-</text:span></text:a></text:span><text:span text:style-name="T32_25"><text:a xlink:type="simple" xlink:href="https://github.com/jboss-developer/jboss-eap-quickstarts/tree/7.0.x-develop/cdi-stereotype"><text:span text:style-name="T32_26">eap</text:span></text:a></text:span><text:span text:style-name="T32_27"><text:a xlink:type="simple" xlink:href="https://github.com/jboss-developer/jboss-eap-quickstarts/tree/7.0.x-develop/cdi-stereotype"><text:span text:style-name="T32_28">-</text:span></text:a></text:span><text:span text:style-name="T32_29"><text:a xlink:type="simple" xlink:href="https://github.com/jboss-developer/jboss-eap-quickstarts/tree/7.0.x-develop/cdi-stereotype"><text:span text:style-name="T32_30">quickstarts</text:span></text:a></text:span><text:span text:style-name="T32_31"><text:a xlink:type="simple" xlink:href="https://github.com/jboss-developer/jboss-eap-quickstarts/tree/7.0.x-develop/cdi-stereotype"><text:span text:style-name="T32_32">/</text:span></text:a></text:span><text:span text:style-name="T32_33"><text:a xlink:type="simple" xlink:href="https://github.com/jboss-developer/jboss-eap-quickstarts/tree/7.0.x-develop/cdi-stereotype"><text:span text:style-name="T32_34">tree</text:span></text:a></text:span><text:span text:style-name="T32_35"><text:a xlink:type="simple" xlink:href="https://github.com/jboss-developer/jboss-eap-quickstarts/tree/7.0.x-develop/cdi-stereotype"><text:span text:style-name="T32_36">/7.0.</text:span></text:a></text:span><text:span text:style-name="T32_37"><text:a xlink:type="simple" xlink:href="https://github.com/jboss-developer/jboss-eap-quickstarts/tree/7.0.x-develop/cdi-stereotype"><text:span text:style-name="T32_38">x</text:span></text:a></text:span><text:span text:style-name="T32_39"><text:a xlink:type="simple" xlink:href="https://github.com/jboss-developer/jboss-eap-quickstarts/tree/7.0.x-develop/cdi-stereotype"><text:span text:style-name="T32_40">-</text:span></text:a></text:span><text:span text:style-name="T32_41"><text:a xlink:type="simple" xlink:href="https://github.com/jboss-developer/jboss-eap-quickstarts/tree/7.0.x-develop/cdi-stereotype"><text:span text:style-name="T32_42">develop</text:span></text:a></text:span><text:span text:style-name="T32_43"><text:a xlink:type="simple" xlink:href="https://github.com/jboss-developer/jboss-eap-quickstarts/tree/7.0.x-develop/cdi-stereotype"><text:span text:style-name="T32_44">/</text:span></text:a></text:span><text:span text:style-name="T32_45"><text:a xlink:type="simple" xlink:href="https://github.com/jboss-developer/jboss-eap-quickstarts/tree/7.0.x-develop/cdi-stereotype"><text:span text:style-name="T32_46">cdi</text:span></text:a></text:span><text:span text:style-name="T32_47"><text:a xlink:type="simple" xlink:href="https://github.com/jboss-developer/jboss-eap-quickstarts/tree/7.0.x-develop/cdi-stereotype"><text:span text:style-name="T32_48">-</text:span></text:a></text:span><text:span text:style-name="T32_49"><text:a xlink:type="simple" xlink:href="https://github.com/jboss-developer/jboss-eap-quickstarts/tree/7.0.x-develop/cdi-stereotype"><text:span text:style-name="T32_50">stereotype</text:span></text:a></text:span></text:p>
      <text:p text:style-name="P33"><text:span text:style-name="T33_1"><text:a xlink:type="simple" xlink:href="https://github.com/jboss-developer/jboss-eap-quickstarts/tree/7.0.x-develop/cdi-veto"><text:span text:style-name="T33_2">https</text:span></text:a></text:span><text:span text:style-name="T33_3"><text:a xlink:type="simple" xlink:href="https://github.com/jboss-developer/jboss-eap-quickstarts/tree/7.0.x-develop/cdi-veto"><text:span text:style-name="T33_4">://</text:span></text:a></text:span><text:span text:style-name="T33_5"><text:a xlink:type="simple" xlink:href="https://github.com/jboss-developer/jboss-eap-quickstarts/tree/7.0.x-develop/cdi-veto"><text:span text:style-name="T33_6">github</text:span></text:a></text:span><text:span text:style-name="T33_7"><text:a xlink:type="simple" xlink:href="https://github.com/jboss-developer/jboss-eap-quickstarts/tree/7.0.x-develop/cdi-veto"><text:span text:style-name="T33_8">.</text:span></text:a></text:span><text:span text:style-name="T33_9"><text:a xlink:type="simple" xlink:href="https://github.com/jboss-developer/jboss-eap-quickstarts/tree/7.0.x-develop/cdi-veto"><text:span text:style-name="T33_10">com</text:span></text:a></text:span><text:span text:style-name="T33_11"><text:a xlink:type="simple" xlink:href="https://github.com/jboss-developer/jboss-eap-quickstarts/tree/7.0.x-develop/cdi-veto"><text:span text:style-name="T33_12">/</text:span></text:a></text:span><text:span text:style-name="T33_13"><text:a xlink:type="simple" xlink:href="https://github.com/jboss-developer/jboss-eap-quickstarts/tree/7.0.x-develop/cdi-veto"><text:span text:style-name="T33_14">jboss</text:span></text:a></text:span><text:span text:style-name="T33_15"><text:a xlink:type="simple" xlink:href="https://github.com/jboss-developer/jboss-eap-quickstarts/tree/7.0.x-develop/cdi-veto"><text:span text:style-name="T33_16">-</text:span></text:a></text:span><text:span text:style-name="T33_17"><text:a xlink:type="simple" xlink:href="https://github.com/jboss-developer/jboss-eap-quickstarts/tree/7.0.x-develop/cdi-veto"><text:span text:style-name="T33_18">developer</text:span></text:a></text:span><text:span text:style-name="T33_19"><text:a xlink:type="simple" xlink:href="https://github.com/jboss-developer/jboss-eap-quickstarts/tree/7.0.x-develop/cdi-veto"><text:span text:style-name="T33_20">/</text:span></text:a></text:span><text:span text:style-name="T33_21"><text:a xlink:type="simple" xlink:href="https://github.com/jboss-developer/jboss-eap-quickstarts/tree/7.0.x-develop/cdi-veto"><text:span text:style-name="T33_22">jboss</text:span></text:a></text:span><text:span text:style-name="T33_23"><text:a xlink:type="simple" xlink:href="https://github.com/jboss-developer/jboss-eap-quickstarts/tree/7.0.x-develop/cdi-veto"><text:span text:style-name="T33_24">-</text:span></text:a></text:span><text:span text:style-name="T33_25"><text:a xlink:type="simple" xlink:href="https://github.com/jboss-developer/jboss-eap-quickstarts/tree/7.0.x-develop/cdi-veto"><text:span text:style-name="T33_26">eap</text:span></text:a></text:span><text:span text:style-name="T33_27"><text:a xlink:type="simple" xlink:href="https://github.com/jboss-developer/jboss-eap-quickstarts/tree/7.0.x-develop/cdi-veto"><text:span text:style-name="T33_28">-</text:span></text:a></text:span><text:span text:style-name="T33_29"><text:a xlink:type="simple" xlink:href="https://github.com/jboss-developer/jboss-eap-quickstarts/tree/7.0.x-develop/cdi-veto"><text:span text:style-name="T33_30">quickstarts</text:span></text:a></text:span><text:span text:style-name="T33_31"><text:a xlink:type="simple" xlink:href="https://github.com/jboss-developer/jboss-eap-quickstarts/tree/7.0.x-develop/cdi-veto"><text:span text:style-name="T33_32">/</text:span></text:a></text:span><text:span text:style-name="T33_33"><text:a xlink:type="simple" xlink:href="https://github.com/jboss-developer/jboss-eap-quickstarts/tree/7.0.x-develop/cdi-veto"><text:span text:style-name="T33_34">tree</text:span></text:a></text:span><text:span text:style-name="T33_35"><text:a xlink:type="simple" xlink:href="https://github.com/jboss-developer/jboss-eap-quickstarts/tree/7.0.x-develop/cdi-veto"><text:span text:style-name="T33_36">/7.0.</text:span></text:a></text:span><text:span text:style-name="T33_37"><text:a xlink:type="simple" xlink:href="https://github.com/jboss-developer/jboss-eap-quickstarts/tree/7.0.x-develop/cdi-veto"><text:span text:style-name="T33_38">x</text:span></text:a></text:span><text:span text:style-name="T33_39"><text:a xlink:type="simple" xlink:href="https://github.com/jboss-developer/jboss-eap-quickstarts/tree/7.0.x-develop/cdi-veto"><text:span text:style-name="T33_40">-</text:span></text:a></text:span><text:span text:style-name="T33_41"><text:a xlink:type="simple" xlink:href="https://github.com/jboss-developer/jboss-eap-quickstarts/tree/7.0.x-develop/cdi-veto"><text:span text:style-name="T33_42">develop</text:span></text:a></text:span><text:span text:style-name="T33_43"><text:a xlink:type="simple" xlink:href="https://github.com/jboss-developer/jboss-eap-quickstarts/tree/7.0.x-develop/cdi-veto"><text:span text:style-name="T33_44">/</text:span></text:a></text:span><text:span text:style-name="T33_45"><text:a xlink:type="simple" xlink:href="https://github.com/jboss-developer/jboss-eap-quickstarts/tree/7.0.x-develop/cdi-veto"><text:span text:style-name="T33_46">cdi</text:span></text:a></text:span><text:span text:style-name="T33_47"><text:a xlink:type="simple" xlink:href="https://github.com/jboss-developer/jboss-eap-quickstarts/tree/7.0.x-develop/cdi-veto"><text:span text:style-name="T33_48">-</text:span></text:a></text:span><text:span text:style-name="T33_49"><text:a xlink:type="simple" xlink:href="https://github.com/jboss-developer/jboss-eap-quickstarts/tree/7.0.x-develop/cdi-veto"><text:span text:style-name="T33_50">veto</text:span></text:a></text:span></text:p>
      <text:p text:style-name="P34"/>
      <text:p text:style-name="P35"><text:span text:style-name="T35_1">Quiz</text:span></text:p>
      <text:list text:style-name="LS1" xml:id="list0">
        <text:list-item>
          <text:p text:style-name="P36"><text:span text:style-name="T36_1">Describe</text:span><text:span text:style-name="T36_2"><text:s/></text:span><text:span text:style-name="T36_3">the</text:span><text:span text:style-name="T36_4"><text:s/></text:span><text:span text:style-name="T36_5">different</text:span><text:span text:style-name="T36_6"><text:s/></text:span><text:span text:style-name="T36_7">CDI</text:span><text:span text:style-name="T36_8"><text:s/></text:span><text:span text:style-name="T36_9">scopes</text:span><text:span text:style-name="T36_10">:<text:s/></text:span><text:span text:style-name="T36_11">Request</text:span><text:span text:style-name="T36_12">,<text:s/></text:span><text:span text:style-name="T36_13">Session</text:span><text:span text:style-name="T36_14">,<text:s/></text:span><text:span text:style-name="T36_15">Conversation</text:span><text:span text:style-name="T36_16">,<text:s/></text:span><text:span text:style-name="T36_17">and</text:span><text:span text:style-name="T36_18"><text:s/></text:span><text:span text:style-name="T36_19">Application</text:span><text:span text:style-name="T36_20">.<text:s/></text:span><text:span text:style-name="T36_21">When</text:span><text:span text:style-name="T36_22"><text:s/></text:span><text:span text:style-name="T36_23">is</text:span><text:span text:style-name="T36_24"><text:s/></text:span><text:span text:style-name="T36_25">it</text:span><text:span text:style-name="T36_26"><text:s/></text:span><text:span text:style-name="T36_27">appropriate</text:span><text:span text:style-name="T36_28"><text:s/></text:span><text:span text:style-name="T36_29">to</text:span><text:span text:style-name="T36_30"><text:s/></text:span><text:span text:style-name="T36_31">use</text:span><text:span text:style-name="T36_32"><text:s/></text:span><text:span text:style-name="T36_33">them</text:span><text:span text:style-name="T36_34">?</text:span></text:p>
        </text:list-item>
        <text:list-item>
          <text:p text:style-name="P37"><text:span text:style-name="T37_1">Describe</text:span><text:span text:style-name="T37_2"><text:s/></text:span><text:span text:style-name="T37_3">the</text:span><text:span text:style-name="T37_4"><text:s/></text:span><text:span text:style-name="T37_5">difference</text:span><text:span text:style-name="T37_6"><text:s/></text:span><text:span text:style-name="T37_7">between</text:span><text:span text:style-name="T37_8"><text:s/></text:span><text:span text:style-name="T37_9">EJBs</text:span><text:span text:style-name="T37_10"><text:s/></text:span><text:span text:style-name="T37_11">and</text:span><text:span text:style-name="T37_12"><text:s/></text:span><text:span text:style-name="T37_13">CDIs</text:span><text:span text:style-name="T37_14">.<text:s/></text:span></text:p>
        </text:list-item>
        <text:list-item>
          <text:p text:style-name="P38"/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